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number-columns-repeated="1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Digit Dec</text:p>
          </table:table-cell>
          <table:table-cell office:value-type="string" calcext:value-type="string">
            <text:p>Digit Bin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DigitSum(i8:i0)</text:p>
          </table:table-cell>
          <table:table-cell office:value-type="string" calcext:value-type="string">
            <text:p>calculatedSum</text:p>
          </table:table-cell>
          <table:table-cell table:style-name="Default" office:value-type="string" calcext:value-type="string">
            <text:p>Correct-result</text:p>
          </table:table-cell>
          <table:table-cell office:value-type="string" calcext:value-type="string">
            <text:p>All correct (512-bit-AN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2];9)" office:value-type="string" office:string-value="000000000" calcext:value-type="string">
            <text:p>000000000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C2:.K2])" office:value-type="float" office:value="0" calcext:value-type="float">
            <text:p>0</text:p>
          </table:table-cell>
          <table:table-cell table:formula="of:=[.O2]+2*[.N2]+4*[.M2]+8*[.L2]" office:value-type="float" office:value="0" calcext:value-type="float">
            <text:p>0</text:p>
          </table:table-cell>
          <table:table-cell table:formula="of:=[.P2]=[.Q2]" office:value-type="boolean" office:boolean-value="true" calcext:value-type="boolean">
            <text:p>WAHR</text:p>
          </table:table-cell>
          <table:table-cell table:style-name="ce2" table:formula="of:=AND([.R2:.R513])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.A3];9)" office:value-type="string" office:string-value="000000001" calcext:value-type="string">
            <text:p>00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K3])" office:value-type="float" office:value="1" calcext:value-type="float">
            <text:p>1</text:p>
          </table:table-cell>
          <table:table-cell table:formula="of:=[.O3]+2*[.N3]+4*[.M3]+8*[.L3]" office:value-type="float" office:value="1" calcext:value-type="float">
            <text:p>1</text:p>
          </table:table-cell>
          <table:table-cell table:formula="of:=[.P3]=[.Q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4];9)" office:value-type="string" office:string-value="000000010" calcext:value-type="string">
            <text:p>0000000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:.K4])" office:value-type="float" office:value="1" calcext:value-type="float">
            <text:p>1</text:p>
          </table:table-cell>
          <table:table-cell table:formula="of:=[.O4]+2*[.N4]+4*[.M4]+8*[.L4]" office:value-type="float" office:value="1" calcext:value-type="float">
            <text:p>1</text:p>
          </table:table-cell>
          <table:table-cell table:formula="of:=[.P4]=[.Q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5];9)" office:value-type="string" office:string-value="000000011" calcext:value-type="string">
            <text:p>0000000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K5])" office:value-type="float" office:value="2" calcext:value-type="float">
            <text:p>2</text:p>
          </table:table-cell>
          <table:table-cell table:formula="of:=[.O5]+2*[.N5]+4*[.M5]+8*[.L5]" office:value-type="float" office:value="2" calcext:value-type="float">
            <text:p>2</text:p>
          </table:table-cell>
          <table:table-cell table:formula="of:=[.P5]=[.Q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.A6];9)" office:value-type="string" office:string-value="000000100" calcext:value-type="string">
            <text:p>000000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:.K6])" office:value-type="float" office:value="1" calcext:value-type="float">
            <text:p>1</text:p>
          </table:table-cell>
          <table:table-cell table:formula="of:=[.O6]+2*[.N6]+4*[.M6]+8*[.L6]" office:value-type="float" office:value="1" calcext:value-type="float">
            <text:p>1</text:p>
          </table:table-cell>
          <table:table-cell table:formula="of:=[.P6]=[.Q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7];9)" office:value-type="string" office:string-value="000000101" calcext:value-type="string">
            <text:p>000000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:.K7])" office:value-type="float" office:value="2" calcext:value-type="float">
            <text:p>2</text:p>
          </table:table-cell>
          <table:table-cell table:formula="of:=[.O7]+2*[.N7]+4*[.M7]+8*[.L7]" office:value-type="float" office:value="2" calcext:value-type="float">
            <text:p>2</text:p>
          </table:table-cell>
          <table:table-cell table:formula="of:=[.P7]=[.Q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.A8];9)" office:value-type="string" office:string-value="000000110" calcext:value-type="string">
            <text:p>0000001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:.K8])" office:value-type="float" office:value="2" calcext:value-type="float">
            <text:p>2</text:p>
          </table:table-cell>
          <table:table-cell table:formula="of:=[.O8]+2*[.N8]+4*[.M8]+8*[.L8]" office:value-type="float" office:value="2" calcext:value-type="float">
            <text:p>2</text:p>
          </table:table-cell>
          <table:table-cell table:formula="of:=[.P8]=[.Q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BIN([.A9];9)" office:value-type="string" office:string-value="000000111" calcext:value-type="string">
            <text:p>000000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9:.K9])" office:value-type="float" office:value="3" calcext:value-type="float">
            <text:p>3</text:p>
          </table:table-cell>
          <table:table-cell table:formula="of:=[.O9]+2*[.N9]+4*[.M9]+8*[.L9]" office:value-type="float" office:value="3" calcext:value-type="float">
            <text:p>3</text:p>
          </table:table-cell>
          <table:table-cell table:formula="of:=[.P9]=[.Q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.A10];9)" office:value-type="string" office:string-value="000001000" calcext:value-type="string">
            <text:p>00000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K10])" office:value-type="float" office:value="1" calcext:value-type="float">
            <text:p>1</text:p>
          </table:table-cell>
          <table:table-cell table:formula="of:=[.O10]+2*[.N10]+4*[.M10]+8*[.L10]" office:value-type="float" office:value="1" calcext:value-type="float">
            <text:p>1</text:p>
          </table:table-cell>
          <table:table-cell table:formula="of:=[.P10]=[.Q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.A11];9)" office:value-type="string" office:string-value="000001001" calcext:value-type="string">
            <text:p>000001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K11])" office:value-type="float" office:value="2" calcext:value-type="float">
            <text:p>2</text:p>
          </table:table-cell>
          <table:table-cell table:formula="of:=[.O11]+2*[.N11]+4*[.M11]+8*[.L11]" office:value-type="float" office:value="2" calcext:value-type="float">
            <text:p>2</text:p>
          </table:table-cell>
          <table:table-cell table:formula="of:=[.P11]=[.Q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BIN([.A12];9)" office:value-type="string" office:string-value="000001010" calcext:value-type="string">
            <text:p>0000010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K12])" office:value-type="float" office:value="2" calcext:value-type="float">
            <text:p>2</text:p>
          </table:table-cell>
          <table:table-cell table:formula="of:=[.O12]+2*[.N12]+4*[.M12]+8*[.L12]" office:value-type="float" office:value="2" calcext:value-type="float">
            <text:p>2</text:p>
          </table:table-cell>
          <table:table-cell table:formula="of:=[.P12]=[.Q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BIN([.A13];9)" office:value-type="string" office:string-value="000001011" calcext:value-type="string">
            <text:p>000001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:.K13])" office:value-type="float" office:value="3" calcext:value-type="float">
            <text:p>3</text:p>
          </table:table-cell>
          <table:table-cell table:formula="of:=[.O13]+2*[.N13]+4*[.M13]+8*[.L13]" office:value-type="float" office:value="3" calcext:value-type="float">
            <text:p>3</text:p>
          </table:table-cell>
          <table:table-cell table:formula="of:=[.P13]=[.Q1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BIN([.A14];9)" office:value-type="string" office:string-value="000001100" calcext:value-type="string">
            <text:p>000001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K14])" office:value-type="float" office:value="2" calcext:value-type="float">
            <text:p>2</text:p>
          </table:table-cell>
          <table:table-cell table:formula="of:=[.O14]+2*[.N14]+4*[.M14]+8*[.L14]" office:value-type="float" office:value="2" calcext:value-type="float">
            <text:p>2</text:p>
          </table:table-cell>
          <table:table-cell table:formula="of:=[.P14]=[.Q1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BIN([.A15];9)" office:value-type="string" office:string-value="000001101" calcext:value-type="string">
            <text:p>0000011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5:.K15])" office:value-type="float" office:value="3" calcext:value-type="float">
            <text:p>3</text:p>
          </table:table-cell>
          <table:table-cell table:formula="of:=[.O15]+2*[.N15]+4*[.M15]+8*[.L15]" office:value-type="float" office:value="3" calcext:value-type="float">
            <text:p>3</text:p>
          </table:table-cell>
          <table:table-cell table:formula="of:=[.P15]=[.Q1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BIN([.A16];9)" office:value-type="string" office:string-value="000001110" calcext:value-type="string">
            <text:p>0000011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:.K16])" office:value-type="float" office:value="3" calcext:value-type="float">
            <text:p>3</text:p>
          </table:table-cell>
          <table:table-cell table:formula="of:=[.O16]+2*[.N16]+4*[.M16]+8*[.L16]" office:value-type="float" office:value="3" calcext:value-type="float">
            <text:p>3</text:p>
          </table:table-cell>
          <table:table-cell table:formula="of:=[.P16]=[.Q1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BIN([.A17];9)" office:value-type="string" office:string-value="000001111" calcext:value-type="string">
            <text:p>0000011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K17])" office:value-type="float" office:value="4" calcext:value-type="float">
            <text:p>4</text:p>
          </table:table-cell>
          <table:table-cell table:formula="of:=[.O17]+2*[.N17]+4*[.M17]+8*[.L17]" office:value-type="float" office:value="4" calcext:value-type="float">
            <text:p>4</text:p>
          </table:table-cell>
          <table:table-cell table:formula="of:=[.P17]=[.Q1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BIN([.A18];9)" office:value-type="string" office:string-value="000010000" calcext:value-type="string">
            <text:p>0000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:.K18])" office:value-type="float" office:value="1" calcext:value-type="float">
            <text:p>1</text:p>
          </table:table-cell>
          <table:table-cell table:formula="of:=[.O18]+2*[.N18]+4*[.M18]+8*[.L18]" office:value-type="float" office:value="1" calcext:value-type="float">
            <text:p>1</text:p>
          </table:table-cell>
          <table:table-cell table:formula="of:=[.P18]=[.Q1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BIN([.A19];9)" office:value-type="string" office:string-value="000010001" calcext:value-type="string">
            <text:p>00001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:.K19])" office:value-type="float" office:value="2" calcext:value-type="float">
            <text:p>2</text:p>
          </table:table-cell>
          <table:table-cell table:formula="of:=[.O19]+2*[.N19]+4*[.M19]+8*[.L19]" office:value-type="float" office:value="2" calcext:value-type="float">
            <text:p>2</text:p>
          </table:table-cell>
          <table:table-cell table:formula="of:=[.P19]=[.Q1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BIN([.A20];9)" office:value-type="string" office:string-value="000010010" calcext:value-type="string">
            <text:p>000010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0:.K20])" office:value-type="float" office:value="2" calcext:value-type="float">
            <text:p>2</text:p>
          </table:table-cell>
          <table:table-cell table:formula="of:=[.O20]+2*[.N20]+4*[.M20]+8*[.L20]" office:value-type="float" office:value="2" calcext:value-type="float">
            <text:p>2</text:p>
          </table:table-cell>
          <table:table-cell table:formula="of:=[.P20]=[.Q2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BIN([.A21];9)" office:value-type="string" office:string-value="000010011" calcext:value-type="string">
            <text:p>000010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1:.K21])" office:value-type="float" office:value="3" calcext:value-type="float">
            <text:p>3</text:p>
          </table:table-cell>
          <table:table-cell table:formula="of:=[.O21]+2*[.N21]+4*[.M21]+8*[.L21]" office:value-type="float" office:value="3" calcext:value-type="float">
            <text:p>3</text:p>
          </table:table-cell>
          <table:table-cell table:formula="of:=[.P21]=[.Q2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BIN([.A22];9)" office:value-type="string" office:string-value="000010100" calcext:value-type="string">
            <text:p>00001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2:.K22])" office:value-type="float" office:value="2" calcext:value-type="float">
            <text:p>2</text:p>
          </table:table-cell>
          <table:table-cell table:formula="of:=[.O22]+2*[.N22]+4*[.M22]+8*[.L22]" office:value-type="float" office:value="2" calcext:value-type="float">
            <text:p>2</text:p>
          </table:table-cell>
          <table:table-cell table:formula="of:=[.P22]=[.Q2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BIN([.A23];9)" office:value-type="string" office:string-value="000010101" calcext:value-type="string">
            <text:p>000010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3:.K23])" office:value-type="float" office:value="3" calcext:value-type="float">
            <text:p>3</text:p>
          </table:table-cell>
          <table:table-cell table:formula="of:=[.O23]+2*[.N23]+4*[.M23]+8*[.L23]" office:value-type="float" office:value="3" calcext:value-type="float">
            <text:p>3</text:p>
          </table:table-cell>
          <table:table-cell table:formula="of:=[.P23]=[.Q2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BIN([.A24];9)" office:value-type="string" office:string-value="000010110" calcext:value-type="string">
            <text:p>000010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4:.K24])" office:value-type="float" office:value="3" calcext:value-type="float">
            <text:p>3</text:p>
          </table:table-cell>
          <table:table-cell table:formula="of:=[.O24]+2*[.N24]+4*[.M24]+8*[.L24]" office:value-type="float" office:value="3" calcext:value-type="float">
            <text:p>3</text:p>
          </table:table-cell>
          <table:table-cell table:formula="of:=[.P24]=[.Q2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BIN([.A25];9)" office:value-type="string" office:string-value="000010111" calcext:value-type="string">
            <text:p>000010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5:.K25])" office:value-type="float" office:value="4" calcext:value-type="float">
            <text:p>4</text:p>
          </table:table-cell>
          <table:table-cell table:formula="of:=[.O25]+2*[.N25]+4*[.M25]+8*[.L25]" office:value-type="float" office:value="4" calcext:value-type="float">
            <text:p>4</text:p>
          </table:table-cell>
          <table:table-cell table:formula="of:=[.P25]=[.Q2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BIN([.A26];9)" office:value-type="string" office:string-value="000011000" calcext:value-type="string">
            <text:p>00001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6:.K26])" office:value-type="float" office:value="2" calcext:value-type="float">
            <text:p>2</text:p>
          </table:table-cell>
          <table:table-cell table:formula="of:=[.O26]+2*[.N26]+4*[.M26]+8*[.L26]" office:value-type="float" office:value="2" calcext:value-type="float">
            <text:p>2</text:p>
          </table:table-cell>
          <table:table-cell table:formula="of:=[.P26]=[.Q2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BIN([.A27];9)" office:value-type="string" office:string-value="000011001" calcext:value-type="string">
            <text:p>000011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:.K27])" office:value-type="float" office:value="3" calcext:value-type="float">
            <text:p>3</text:p>
          </table:table-cell>
          <table:table-cell table:formula="of:=[.O27]+2*[.N27]+4*[.M27]+8*[.L27]" office:value-type="float" office:value="3" calcext:value-type="float">
            <text:p>3</text:p>
          </table:table-cell>
          <table:table-cell table:formula="of:=[.P27]=[.Q2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BIN([.A28];9)" office:value-type="string" office:string-value="000011010" calcext:value-type="string">
            <text:p>0000110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8:.K28])" office:value-type="float" office:value="3" calcext:value-type="float">
            <text:p>3</text:p>
          </table:table-cell>
          <table:table-cell table:formula="of:=[.O28]+2*[.N28]+4*[.M28]+8*[.L28]" office:value-type="float" office:value="3" calcext:value-type="float">
            <text:p>3</text:p>
          </table:table-cell>
          <table:table-cell table:formula="of:=[.P28]=[.Q2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BIN([.A29];9)" office:value-type="string" office:string-value="000011011" calcext:value-type="string">
            <text:p>0000110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:.K29])" office:value-type="float" office:value="4" calcext:value-type="float">
            <text:p>4</text:p>
          </table:table-cell>
          <table:table-cell table:formula="of:=[.O29]+2*[.N29]+4*[.M29]+8*[.L29]" office:value-type="float" office:value="4" calcext:value-type="float">
            <text:p>4</text:p>
          </table:table-cell>
          <table:table-cell table:formula="of:=[.P29]=[.Q2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BIN([.A30];9)" office:value-type="string" office:string-value="000011100" calcext:value-type="string">
            <text:p>000011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0:.K30])" office:value-type="float" office:value="3" calcext:value-type="float">
            <text:p>3</text:p>
          </table:table-cell>
          <table:table-cell table:formula="of:=[.O30]+2*[.N30]+4*[.M30]+8*[.L30]" office:value-type="float" office:value="3" calcext:value-type="float">
            <text:p>3</text:p>
          </table:table-cell>
          <table:table-cell table:formula="of:=[.P30]=[.Q3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BIN([.A31];9)" office:value-type="string" office:string-value="000011101" calcext:value-type="string">
            <text:p>0000111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1:.K31])" office:value-type="float" office:value="4" calcext:value-type="float">
            <text:p>4</text:p>
          </table:table-cell>
          <table:table-cell table:formula="of:=[.O31]+2*[.N31]+4*[.M31]+8*[.L31]" office:value-type="float" office:value="4" calcext:value-type="float">
            <text:p>4</text:p>
          </table:table-cell>
          <table:table-cell table:formula="of:=[.P31]=[.Q3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BIN([.A32];9)" office:value-type="string" office:string-value="000011110" calcext:value-type="string">
            <text:p>000011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:.K32])" office:value-type="float" office:value="4" calcext:value-type="float">
            <text:p>4</text:p>
          </table:table-cell>
          <table:table-cell table:formula="of:=[.O32]+2*[.N32]+4*[.M32]+8*[.L32]" office:value-type="float" office:value="4" calcext:value-type="float">
            <text:p>4</text:p>
          </table:table-cell>
          <table:table-cell table:formula="of:=[.P32]=[.Q3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BIN([.A33];9)" office:value-type="string" office:string-value="000011111" calcext:value-type="string">
            <text:p>000011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3:.K33])" office:value-type="float" office:value="5" calcext:value-type="float">
            <text:p>5</text:p>
          </table:table-cell>
          <table:table-cell table:formula="of:=[.O33]+2*[.N33]+4*[.M33]+8*[.L33]" office:value-type="float" office:value="5" calcext:value-type="float">
            <text:p>5</text:p>
          </table:table-cell>
          <table:table-cell table:formula="of:=[.P33]=[.Q3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.A34];9)" office:value-type="string" office:string-value="000100000" calcext:value-type="string">
            <text:p>000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:.K34])" office:value-type="float" office:value="1" calcext:value-type="float">
            <text:p>1</text:p>
          </table:table-cell>
          <table:table-cell table:formula="of:=[.O34]+2*[.N34]+4*[.M34]+8*[.L34]" office:value-type="float" office:value="1" calcext:value-type="float">
            <text:p>1</text:p>
          </table:table-cell>
          <table:table-cell table:formula="of:=[.P34]=[.Q3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.A35];9)" office:value-type="string" office:string-value="000100001" calcext:value-type="string">
            <text:p>000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5:.K35])" office:value-type="float" office:value="2" calcext:value-type="float">
            <text:p>2</text:p>
          </table:table-cell>
          <table:table-cell table:formula="of:=[.O35]+2*[.N35]+4*[.M35]+8*[.L35]" office:value-type="float" office:value="2" calcext:value-type="float">
            <text:p>2</text:p>
          </table:table-cell>
          <table:table-cell table:formula="of:=[.P35]=[.Q3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BIN([.A36];9)" office:value-type="string" office:string-value="000100010" calcext:value-type="string">
            <text:p>000100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:.K36])" office:value-type="float" office:value="2" calcext:value-type="float">
            <text:p>2</text:p>
          </table:table-cell>
          <table:table-cell table:formula="of:=[.O36]+2*[.N36]+4*[.M36]+8*[.L36]" office:value-type="float" office:value="2" calcext:value-type="float">
            <text:p>2</text:p>
          </table:table-cell>
          <table:table-cell table:formula="of:=[.P36]=[.Q3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BIN([.A37];9)" office:value-type="string" office:string-value="000100011" calcext:value-type="string">
            <text:p>00010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7:.K37])" office:value-type="float" office:value="3" calcext:value-type="float">
            <text:p>3</text:p>
          </table:table-cell>
          <table:table-cell table:formula="of:=[.O37]+2*[.N37]+4*[.M37]+8*[.L37]" office:value-type="float" office:value="3" calcext:value-type="float">
            <text:p>3</text:p>
          </table:table-cell>
          <table:table-cell table:formula="of:=[.P37]=[.Q3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.A38];9)" office:value-type="string" office:string-value="000100100" calcext:value-type="string">
            <text:p>000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:.K38])" office:value-type="float" office:value="2" calcext:value-type="float">
            <text:p>2</text:p>
          </table:table-cell>
          <table:table-cell table:formula="of:=[.O38]+2*[.N38]+4*[.M38]+8*[.L38]" office:value-type="float" office:value="2" calcext:value-type="float">
            <text:p>2</text:p>
          </table:table-cell>
          <table:table-cell table:formula="of:=[.P38]=[.Q3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.A39];9)" office:value-type="string" office:string-value="000100101" calcext:value-type="string">
            <text:p>00010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9:.K39])" office:value-type="float" office:value="3" calcext:value-type="float">
            <text:p>3</text:p>
          </table:table-cell>
          <table:table-cell table:formula="of:=[.O39]+2*[.N39]+4*[.M39]+8*[.L39]" office:value-type="float" office:value="3" calcext:value-type="float">
            <text:p>3</text:p>
          </table:table-cell>
          <table:table-cell table:formula="of:=[.P39]=[.Q3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BIN([.A40];9)" office:value-type="string" office:string-value="000100110" calcext:value-type="string">
            <text:p>00010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0:.K40])" office:value-type="float" office:value="3" calcext:value-type="float">
            <text:p>3</text:p>
          </table:table-cell>
          <table:table-cell table:formula="of:=[.O40]+2*[.N40]+4*[.M40]+8*[.L40]" office:value-type="float" office:value="3" calcext:value-type="float">
            <text:p>3</text:p>
          </table:table-cell>
          <table:table-cell table:formula="of:=[.P40]=[.Q4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BIN([.A41];9)" office:value-type="string" office:string-value="000100111" calcext:value-type="string">
            <text:p>000100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K41])" office:value-type="float" office:value="4" calcext:value-type="float">
            <text:p>4</text:p>
          </table:table-cell>
          <table:table-cell table:formula="of:=[.O41]+2*[.N41]+4*[.M41]+8*[.L41]" office:value-type="float" office:value="4" calcext:value-type="float">
            <text:p>4</text:p>
          </table:table-cell>
          <table:table-cell table:formula="of:=[.P41]=[.Q4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BIN([.A42];9)" office:value-type="string" office:string-value="000101000" calcext:value-type="string">
            <text:p>00010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2:.K42])" office:value-type="float" office:value="2" calcext:value-type="float">
            <text:p>2</text:p>
          </table:table-cell>
          <table:table-cell table:formula="of:=[.O42]+2*[.N42]+4*[.M42]+8*[.L42]" office:value-type="float" office:value="2" calcext:value-type="float">
            <text:p>2</text:p>
          </table:table-cell>
          <table:table-cell table:formula="of:=[.P42]=[.Q4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BIN([.A43];9)" office:value-type="string" office:string-value="000101001" calcext:value-type="string">
            <text:p>00010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3:.K43])" office:value-type="float" office:value="3" calcext:value-type="float">
            <text:p>3</text:p>
          </table:table-cell>
          <table:table-cell table:formula="of:=[.O43]+2*[.N43]+4*[.M43]+8*[.L43]" office:value-type="float" office:value="3" calcext:value-type="float">
            <text:p>3</text:p>
          </table:table-cell>
          <table:table-cell table:formula="of:=[.P43]=[.Q4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BIN([.A44];9)" office:value-type="string" office:string-value="000101010" calcext:value-type="string">
            <text:p>000101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4:.K44])" office:value-type="float" office:value="3" calcext:value-type="float">
            <text:p>3</text:p>
          </table:table-cell>
          <table:table-cell table:formula="of:=[.O44]+2*[.N44]+4*[.M44]+8*[.L44]" office:value-type="float" office:value="3" calcext:value-type="float">
            <text:p>3</text:p>
          </table:table-cell>
          <table:table-cell table:formula="of:=[.P44]=[.Q4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BIN([.A45];9)" office:value-type="string" office:string-value="000101011" calcext:value-type="string">
            <text:p>000101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K45])" office:value-type="float" office:value="4" calcext:value-type="float">
            <text:p>4</text:p>
          </table:table-cell>
          <table:table-cell table:formula="of:=[.O45]+2*[.N45]+4*[.M45]+8*[.L45]" office:value-type="float" office:value="4" calcext:value-type="float">
            <text:p>4</text:p>
          </table:table-cell>
          <table:table-cell table:formula="of:=[.P45]=[.Q4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BIN([.A46];9)" office:value-type="string" office:string-value="000101100" calcext:value-type="string">
            <text:p>000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6:.K46])" office:value-type="float" office:value="3" calcext:value-type="float">
            <text:p>3</text:p>
          </table:table-cell>
          <table:table-cell table:formula="of:=[.O46]+2*[.N46]+4*[.M46]+8*[.L46]" office:value-type="float" office:value="3" calcext:value-type="float">
            <text:p>3</text:p>
          </table:table-cell>
          <table:table-cell table:formula="of:=[.P46]=[.Q4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BIN([.A47];9)" office:value-type="string" office:string-value="000101101" calcext:value-type="string">
            <text:p>000101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K47])" office:value-type="float" office:value="4" calcext:value-type="float">
            <text:p>4</text:p>
          </table:table-cell>
          <table:table-cell table:formula="of:=[.O47]+2*[.N47]+4*[.M47]+8*[.L47]" office:value-type="float" office:value="4" calcext:value-type="float">
            <text:p>4</text:p>
          </table:table-cell>
          <table:table-cell table:formula="of:=[.P47]=[.Q4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BIN([.A48];9)" office:value-type="string" office:string-value="000101110" calcext:value-type="string">
            <text:p>000101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8:.K48])" office:value-type="float" office:value="4" calcext:value-type="float">
            <text:p>4</text:p>
          </table:table-cell>
          <table:table-cell table:formula="of:=[.O48]+2*[.N48]+4*[.M48]+8*[.L48]" office:value-type="float" office:value="4" calcext:value-type="float">
            <text:p>4</text:p>
          </table:table-cell>
          <table:table-cell table:formula="of:=[.P48]=[.Q4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BIN([.A49];9)" office:value-type="string" office:string-value="000101111" calcext:value-type="string">
            <text:p>00010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9:.K49])" office:value-type="float" office:value="5" calcext:value-type="float">
            <text:p>5</text:p>
          </table:table-cell>
          <table:table-cell table:formula="of:=[.O49]+2*[.N49]+4*[.M49]+8*[.L49]" office:value-type="float" office:value="5" calcext:value-type="float">
            <text:p>5</text:p>
          </table:table-cell>
          <table:table-cell table:formula="of:=[.P49]=[.Q4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.A50];9)" office:value-type="string" office:string-value="000110000" calcext:value-type="string">
            <text:p>0001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:.K50])" office:value-type="float" office:value="2" calcext:value-type="float">
            <text:p>2</text:p>
          </table:table-cell>
          <table:table-cell table:formula="of:=[.O50]+2*[.N50]+4*[.M50]+8*[.L50]" office:value-type="float" office:value="2" calcext:value-type="float">
            <text:p>2</text:p>
          </table:table-cell>
          <table:table-cell table:formula="of:=[.P50]=[.Q5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.A51];9)" office:value-type="string" office:string-value="000110001" calcext:value-type="string">
            <text:p>00011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1:.K51])" office:value-type="float" office:value="3" calcext:value-type="float">
            <text:p>3</text:p>
          </table:table-cell>
          <table:table-cell table:formula="of:=[.O51]+2*[.N51]+4*[.M51]+8*[.L51]" office:value-type="float" office:value="3" calcext:value-type="float">
            <text:p>3</text:p>
          </table:table-cell>
          <table:table-cell table:formula="of:=[.P51]=[.Q5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BIN([.A52];9)" office:value-type="string" office:string-value="000110010" calcext:value-type="string">
            <text:p>00011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2:.K52])" office:value-type="float" office:value="3" calcext:value-type="float">
            <text:p>3</text:p>
          </table:table-cell>
          <table:table-cell table:formula="of:=[.O52]+2*[.N52]+4*[.M52]+8*[.L52]" office:value-type="float" office:value="3" calcext:value-type="float">
            <text:p>3</text:p>
          </table:table-cell>
          <table:table-cell table:formula="of:=[.P52]=[.Q5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BIN([.A53];9)" office:value-type="string" office:string-value="000110011" calcext:value-type="string">
            <text:p>000110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3:.K53])" office:value-type="float" office:value="4" calcext:value-type="float">
            <text:p>4</text:p>
          </table:table-cell>
          <table:table-cell table:formula="of:=[.O53]+2*[.N53]+4*[.M53]+8*[.L53]" office:value-type="float" office:value="4" calcext:value-type="float">
            <text:p>4</text:p>
          </table:table-cell>
          <table:table-cell table:formula="of:=[.P53]=[.Q5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.A54];9)" office:value-type="string" office:string-value="000110100" calcext:value-type="string">
            <text:p>0001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4:.K54])" office:value-type="float" office:value="3" calcext:value-type="float">
            <text:p>3</text:p>
          </table:table-cell>
          <table:table-cell table:formula="of:=[.O54]+2*[.N54]+4*[.M54]+8*[.L54]" office:value-type="float" office:value="3" calcext:value-type="float">
            <text:p>3</text:p>
          </table:table-cell>
          <table:table-cell table:formula="of:=[.P54]=[.Q5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.A55];9)" office:value-type="string" office:string-value="000110101" calcext:value-type="string">
            <text:p>00011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:.K55])" office:value-type="float" office:value="4" calcext:value-type="float">
            <text:p>4</text:p>
          </table:table-cell>
          <table:table-cell table:formula="of:=[.O55]+2*[.N55]+4*[.M55]+8*[.L55]" office:value-type="float" office:value="4" calcext:value-type="float">
            <text:p>4</text:p>
          </table:table-cell>
          <table:table-cell table:formula="of:=[.P55]=[.Q5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BIN([.A56];9)" office:value-type="string" office:string-value="000110110" calcext:value-type="string">
            <text:p>000110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6:.K56])" office:value-type="float" office:value="4" calcext:value-type="float">
            <text:p>4</text:p>
          </table:table-cell>
          <table:table-cell table:formula="of:=[.O56]+2*[.N56]+4*[.M56]+8*[.L56]" office:value-type="float" office:value="4" calcext:value-type="float">
            <text:p>4</text:p>
          </table:table-cell>
          <table:table-cell table:formula="of:=[.P56]=[.Q5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BIN([.A57];9)" office:value-type="string" office:string-value="000110111" calcext:value-type="string">
            <text:p>00011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7:.K57])" office:value-type="float" office:value="5" calcext:value-type="float">
            <text:p>5</text:p>
          </table:table-cell>
          <table:table-cell table:formula="of:=[.O57]+2*[.N57]+4*[.M57]+8*[.L57]" office:value-type="float" office:value="5" calcext:value-type="float">
            <text:p>5</text:p>
          </table:table-cell>
          <table:table-cell table:formula="of:=[.P57]=[.Q5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BIN([.A58];9)" office:value-type="string" office:string-value="000111000" calcext:value-type="string">
            <text:p>0001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8:.K58])" office:value-type="float" office:value="3" calcext:value-type="float">
            <text:p>3</text:p>
          </table:table-cell>
          <table:table-cell table:formula="of:=[.O58]+2*[.N58]+4*[.M58]+8*[.L58]" office:value-type="float" office:value="3" calcext:value-type="float">
            <text:p>3</text:p>
          </table:table-cell>
          <table:table-cell table:formula="of:=[.P58]=[.Q5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BIN([.A59];9)" office:value-type="string" office:string-value="000111001" calcext:value-type="string">
            <text:p>000111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9:.K59])" office:value-type="float" office:value="4" calcext:value-type="float">
            <text:p>4</text:p>
          </table:table-cell>
          <table:table-cell table:formula="of:=[.O59]+2*[.N59]+4*[.M59]+8*[.L59]" office:value-type="float" office:value="4" calcext:value-type="float">
            <text:p>4</text:p>
          </table:table-cell>
          <table:table-cell table:formula="of:=[.P59]=[.Q5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BIN([.A60];9)" office:value-type="string" office:string-value="000111010" calcext:value-type="string">
            <text:p>000111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0:.K60])" office:value-type="float" office:value="4" calcext:value-type="float">
            <text:p>4</text:p>
          </table:table-cell>
          <table:table-cell table:formula="of:=[.O60]+2*[.N60]+4*[.M60]+8*[.L60]" office:value-type="float" office:value="4" calcext:value-type="float">
            <text:p>4</text:p>
          </table:table-cell>
          <table:table-cell table:formula="of:=[.P60]=[.Q6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BIN([.A61];9)" office:value-type="string" office:string-value="000111011" calcext:value-type="string">
            <text:p>000111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1:.K61])" office:value-type="float" office:value="5" calcext:value-type="float">
            <text:p>5</text:p>
          </table:table-cell>
          <table:table-cell table:formula="of:=[.O61]+2*[.N61]+4*[.M61]+8*[.L61]" office:value-type="float" office:value="5" calcext:value-type="float">
            <text:p>5</text:p>
          </table:table-cell>
          <table:table-cell table:formula="of:=[.P61]=[.Q6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BIN([.A62];9)" office:value-type="string" office:string-value="000111100" calcext:value-type="string">
            <text:p>0001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2:.K62])" office:value-type="float" office:value="4" calcext:value-type="float">
            <text:p>4</text:p>
          </table:table-cell>
          <table:table-cell table:formula="of:=[.O62]+2*[.N62]+4*[.M62]+8*[.L62]" office:value-type="float" office:value="4" calcext:value-type="float">
            <text:p>4</text:p>
          </table:table-cell>
          <table:table-cell table:formula="of:=[.P62]=[.Q6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BIN([.A63];9)" office:value-type="string" office:string-value="000111101" calcext:value-type="string">
            <text:p>000111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3:.K63])" office:value-type="float" office:value="5" calcext:value-type="float">
            <text:p>5</text:p>
          </table:table-cell>
          <table:table-cell table:formula="of:=[.O63]+2*[.N63]+4*[.M63]+8*[.L63]" office:value-type="float" office:value="5" calcext:value-type="float">
            <text:p>5</text:p>
          </table:table-cell>
          <table:table-cell table:formula="of:=[.P63]=[.Q6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BIN([.A64];9)" office:value-type="string" office:string-value="000111110" calcext:value-type="string">
            <text:p>000111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4:.K64])" office:value-type="float" office:value="5" calcext:value-type="float">
            <text:p>5</text:p>
          </table:table-cell>
          <table:table-cell table:formula="of:=[.O64]+2*[.N64]+4*[.M64]+8*[.L64]" office:value-type="float" office:value="5" calcext:value-type="float">
            <text:p>5</text:p>
          </table:table-cell>
          <table:table-cell table:formula="of:=[.P64]=[.Q6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BIN([.A65];9)" office:value-type="string" office:string-value="000111111" calcext:value-type="string">
            <text:p>00011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5:.K65])" office:value-type="float" office:value="6" calcext:value-type="float">
            <text:p>6</text:p>
          </table:table-cell>
          <table:table-cell table:formula="of:=[.O65]+2*[.N65]+4*[.M65]+8*[.L65]" office:value-type="float" office:value="6" calcext:value-type="float">
            <text:p>6</text:p>
          </table:table-cell>
          <table:table-cell table:formula="of:=[.P65]=[.Q6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BIN([.A66];9)" office:value-type="string" office:string-value="001000000" calcext:value-type="string">
            <text:p>00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6:.K66])" office:value-type="float" office:value="1" calcext:value-type="float">
            <text:p>1</text:p>
          </table:table-cell>
          <table:table-cell table:formula="of:=[.O66]+2*[.N66]+4*[.M66]+8*[.L66]" office:value-type="float" office:value="1" calcext:value-type="float">
            <text:p>1</text:p>
          </table:table-cell>
          <table:table-cell table:formula="of:=[.P66]=[.Q6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BIN([.A67];9)" office:value-type="string" office:string-value="001000001" calcext:value-type="string">
            <text:p>001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7:.K67])" office:value-type="float" office:value="2" calcext:value-type="float">
            <text:p>2</text:p>
          </table:table-cell>
          <table:table-cell table:formula="of:=[.O67]+2*[.N67]+4*[.M67]+8*[.L67]" office:value-type="float" office:value="2" calcext:value-type="float">
            <text:p>2</text:p>
          </table:table-cell>
          <table:table-cell table:formula="of:=[.P67]=[.Q6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BIN([.A68];9)" office:value-type="string" office:string-value="001000010" calcext:value-type="string">
            <text:p>00100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8:.K68])" office:value-type="float" office:value="2" calcext:value-type="float">
            <text:p>2</text:p>
          </table:table-cell>
          <table:table-cell table:formula="of:=[.O68]+2*[.N68]+4*[.M68]+8*[.L68]" office:value-type="float" office:value="2" calcext:value-type="float">
            <text:p>2</text:p>
          </table:table-cell>
          <table:table-cell table:formula="of:=[.P68]=[.Q6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BIN([.A69];9)" office:value-type="string" office:string-value="001000011" calcext:value-type="string">
            <text:p>00100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9:.K69])" office:value-type="float" office:value="3" calcext:value-type="float">
            <text:p>3</text:p>
          </table:table-cell>
          <table:table-cell table:formula="of:=[.O69]+2*[.N69]+4*[.M69]+8*[.L69]" office:value-type="float" office:value="3" calcext:value-type="float">
            <text:p>3</text:p>
          </table:table-cell>
          <table:table-cell table:formula="of:=[.P69]=[.Q6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BIN([.A70];9)" office:value-type="string" office:string-value="001000100" calcext:value-type="string">
            <text:p>0010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0:.K70])" office:value-type="float" office:value="2" calcext:value-type="float">
            <text:p>2</text:p>
          </table:table-cell>
          <table:table-cell table:formula="of:=[.O70]+2*[.N70]+4*[.M70]+8*[.L70]" office:value-type="float" office:value="2" calcext:value-type="float">
            <text:p>2</text:p>
          </table:table-cell>
          <table:table-cell table:formula="of:=[.P70]=[.Q7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BIN([.A71];9)" office:value-type="string" office:string-value="001000101" calcext:value-type="string">
            <text:p>00100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1:.K71])" office:value-type="float" office:value="3" calcext:value-type="float">
            <text:p>3</text:p>
          </table:table-cell>
          <table:table-cell table:formula="of:=[.O71]+2*[.N71]+4*[.M71]+8*[.L71]" office:value-type="float" office:value="3" calcext:value-type="float">
            <text:p>3</text:p>
          </table:table-cell>
          <table:table-cell table:formula="of:=[.P71]=[.Q7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BIN([.A72];9)" office:value-type="string" office:string-value="001000110" calcext:value-type="string">
            <text:p>00100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2:.K72])" office:value-type="float" office:value="3" calcext:value-type="float">
            <text:p>3</text:p>
          </table:table-cell>
          <table:table-cell table:formula="of:=[.O72]+2*[.N72]+4*[.M72]+8*[.L72]" office:value-type="float" office:value="3" calcext:value-type="float">
            <text:p>3</text:p>
          </table:table-cell>
          <table:table-cell table:formula="of:=[.P72]=[.Q7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BIN([.A73];9)" office:value-type="string" office:string-value="001000111" calcext:value-type="string">
            <text:p>0010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3:.K73])" office:value-type="float" office:value="4" calcext:value-type="float">
            <text:p>4</text:p>
          </table:table-cell>
          <table:table-cell table:formula="of:=[.O73]+2*[.N73]+4*[.M73]+8*[.L73]" office:value-type="float" office:value="4" calcext:value-type="float">
            <text:p>4</text:p>
          </table:table-cell>
          <table:table-cell table:formula="of:=[.P73]=[.Q7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BIN([.A74];9)" office:value-type="string" office:string-value="001001000" calcext:value-type="string">
            <text:p>00100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4:.K74])" office:value-type="float" office:value="2" calcext:value-type="float">
            <text:p>2</text:p>
          </table:table-cell>
          <table:table-cell table:formula="of:=[.O74]+2*[.N74]+4*[.M74]+8*[.L74]" office:value-type="float" office:value="2" calcext:value-type="float">
            <text:p>2</text:p>
          </table:table-cell>
          <table:table-cell table:formula="of:=[.P74]=[.Q7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BIN([.A75];9)" office:value-type="string" office:string-value="001001001" calcext:value-type="string">
            <text:p>0010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5:.K75])" office:value-type="float" office:value="3" calcext:value-type="float">
            <text:p>3</text:p>
          </table:table-cell>
          <table:table-cell table:formula="of:=[.O75]+2*[.N75]+4*[.M75]+8*[.L75]" office:value-type="float" office:value="3" calcext:value-type="float">
            <text:p>3</text:p>
          </table:table-cell>
          <table:table-cell table:formula="of:=[.P75]=[.Q7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BIN([.A76];9)" office:value-type="string" office:string-value="001001010" calcext:value-type="string">
            <text:p>00100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6:.K76])" office:value-type="float" office:value="3" calcext:value-type="float">
            <text:p>3</text:p>
          </table:table-cell>
          <table:table-cell table:formula="of:=[.O76]+2*[.N76]+4*[.M76]+8*[.L76]" office:value-type="float" office:value="3" calcext:value-type="float">
            <text:p>3</text:p>
          </table:table-cell>
          <table:table-cell table:formula="of:=[.P76]=[.Q7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BIN([.A77];9)" office:value-type="string" office:string-value="001001011" calcext:value-type="string">
            <text:p>00100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7:.K77])" office:value-type="float" office:value="4" calcext:value-type="float">
            <text:p>4</text:p>
          </table:table-cell>
          <table:table-cell table:formula="of:=[.O77]+2*[.N77]+4*[.M77]+8*[.L77]" office:value-type="float" office:value="4" calcext:value-type="float">
            <text:p>4</text:p>
          </table:table-cell>
          <table:table-cell table:formula="of:=[.P77]=[.Q7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BIN([.A78];9)" office:value-type="string" office:string-value="001001100" calcext:value-type="string">
            <text:p>00100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8:.K78])" office:value-type="float" office:value="3" calcext:value-type="float">
            <text:p>3</text:p>
          </table:table-cell>
          <table:table-cell table:formula="of:=[.O78]+2*[.N78]+4*[.M78]+8*[.L78]" office:value-type="float" office:value="3" calcext:value-type="float">
            <text:p>3</text:p>
          </table:table-cell>
          <table:table-cell table:formula="of:=[.P78]=[.Q7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BIN([.A79];9)" office:value-type="string" office:string-value="001001101" calcext:value-type="string">
            <text:p>00100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9:.K79])" office:value-type="float" office:value="4" calcext:value-type="float">
            <text:p>4</text:p>
          </table:table-cell>
          <table:table-cell table:formula="of:=[.O79]+2*[.N79]+4*[.M79]+8*[.L79]" office:value-type="float" office:value="4" calcext:value-type="float">
            <text:p>4</text:p>
          </table:table-cell>
          <table:table-cell table:formula="of:=[.P79]=[.Q7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BIN([.A80];9)" office:value-type="string" office:string-value="001001110" calcext:value-type="string">
            <text:p>00100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0:.K80])" office:value-type="float" office:value="4" calcext:value-type="float">
            <text:p>4</text:p>
          </table:table-cell>
          <table:table-cell table:formula="of:=[.O80]+2*[.N80]+4*[.M80]+8*[.L80]" office:value-type="float" office:value="4" calcext:value-type="float">
            <text:p>4</text:p>
          </table:table-cell>
          <table:table-cell table:formula="of:=[.P80]=[.Q8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BIN([.A81];9)" office:value-type="string" office:string-value="001001111" calcext:value-type="string">
            <text:p>00100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1:.K81])" office:value-type="float" office:value="5" calcext:value-type="float">
            <text:p>5</text:p>
          </table:table-cell>
          <table:table-cell table:formula="of:=[.O81]+2*[.N81]+4*[.M81]+8*[.L81]" office:value-type="float" office:value="5" calcext:value-type="float">
            <text:p>5</text:p>
          </table:table-cell>
          <table:table-cell table:formula="of:=[.P81]=[.Q8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BIN([.A82];9)" office:value-type="string" office:string-value="001010000" calcext:value-type="string">
            <text:p>001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82:.K82])" office:value-type="float" office:value="2" calcext:value-type="float">
            <text:p>2</text:p>
          </table:table-cell>
          <table:table-cell table:formula="of:=[.O82]+2*[.N82]+4*[.M82]+8*[.L82]" office:value-type="float" office:value="2" calcext:value-type="float">
            <text:p>2</text:p>
          </table:table-cell>
          <table:table-cell table:formula="of:=[.P82]=[.Q8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BIN([.A83];9)" office:value-type="string" office:string-value="001010001" calcext:value-type="string">
            <text:p>001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83:.K83])" office:value-type="float" office:value="3" calcext:value-type="float">
            <text:p>3</text:p>
          </table:table-cell>
          <table:table-cell table:formula="of:=[.O83]+2*[.N83]+4*[.M83]+8*[.L83]" office:value-type="float" office:value="3" calcext:value-type="float">
            <text:p>3</text:p>
          </table:table-cell>
          <table:table-cell table:formula="of:=[.P83]=[.Q8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BIN([.A84];9)" office:value-type="string" office:string-value="001010010" calcext:value-type="string">
            <text:p>00101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84:.K84])" office:value-type="float" office:value="3" calcext:value-type="float">
            <text:p>3</text:p>
          </table:table-cell>
          <table:table-cell table:formula="of:=[.O84]+2*[.N84]+4*[.M84]+8*[.L84]" office:value-type="float" office:value="3" calcext:value-type="float">
            <text:p>3</text:p>
          </table:table-cell>
          <table:table-cell table:formula="of:=[.P84]=[.Q8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BIN([.A85];9)" office:value-type="string" office:string-value="001010011" calcext:value-type="string">
            <text:p>00101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5:.K85])" office:value-type="float" office:value="4" calcext:value-type="float">
            <text:p>4</text:p>
          </table:table-cell>
          <table:table-cell table:formula="of:=[.O85]+2*[.N85]+4*[.M85]+8*[.L85]" office:value-type="float" office:value="4" calcext:value-type="float">
            <text:p>4</text:p>
          </table:table-cell>
          <table:table-cell table:formula="of:=[.P85]=[.Q8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BIN([.A86];9)" office:value-type="string" office:string-value="001010100" calcext:value-type="string">
            <text:p>00101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86:.K86])" office:value-type="float" office:value="3" calcext:value-type="float">
            <text:p>3</text:p>
          </table:table-cell>
          <table:table-cell table:formula="of:=[.O86]+2*[.N86]+4*[.M86]+8*[.L86]" office:value-type="float" office:value="3" calcext:value-type="float">
            <text:p>3</text:p>
          </table:table-cell>
          <table:table-cell table:formula="of:=[.P86]=[.Q8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BIN([.A87];9)" office:value-type="string" office:string-value="001010101" calcext:value-type="string">
            <text:p>0010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7:.K87])" office:value-type="float" office:value="4" calcext:value-type="float">
            <text:p>4</text:p>
          </table:table-cell>
          <table:table-cell table:formula="of:=[.O87]+2*[.N87]+4*[.M87]+8*[.L87]" office:value-type="float" office:value="4" calcext:value-type="float">
            <text:p>4</text:p>
          </table:table-cell>
          <table:table-cell table:formula="of:=[.P87]=[.Q8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BIN([.A88];9)" office:value-type="string" office:string-value="001010110" calcext:value-type="string">
            <text:p>00101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8:.K88])" office:value-type="float" office:value="4" calcext:value-type="float">
            <text:p>4</text:p>
          </table:table-cell>
          <table:table-cell table:formula="of:=[.O88]+2*[.N88]+4*[.M88]+8*[.L88]" office:value-type="float" office:value="4" calcext:value-type="float">
            <text:p>4</text:p>
          </table:table-cell>
          <table:table-cell table:formula="of:=[.P88]=[.Q8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BIN([.A89];9)" office:value-type="string" office:string-value="001010111" calcext:value-type="string">
            <text:p>00101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9:.K89])" office:value-type="float" office:value="5" calcext:value-type="float">
            <text:p>5</text:p>
          </table:table-cell>
          <table:table-cell table:formula="of:=[.O89]+2*[.N89]+4*[.M89]+8*[.L89]" office:value-type="float" office:value="5" calcext:value-type="float">
            <text:p>5</text:p>
          </table:table-cell>
          <table:table-cell table:formula="of:=[.P89]=[.Q8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BIN([.A90];9)" office:value-type="string" office:string-value="001011000" calcext:value-type="string">
            <text:p>0010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90:.K90])" office:value-type="float" office:value="3" calcext:value-type="float">
            <text:p>3</text:p>
          </table:table-cell>
          <table:table-cell table:formula="of:=[.O90]+2*[.N90]+4*[.M90]+8*[.L90]" office:value-type="float" office:value="3" calcext:value-type="float">
            <text:p>3</text:p>
          </table:table-cell>
          <table:table-cell table:formula="of:=[.P90]=[.Q9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BIN([.A91];9)" office:value-type="string" office:string-value="001011001" calcext:value-type="string">
            <text:p>0010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1:.K91])" office:value-type="float" office:value="4" calcext:value-type="float">
            <text:p>4</text:p>
          </table:table-cell>
          <table:table-cell table:formula="of:=[.O91]+2*[.N91]+4*[.M91]+8*[.L91]" office:value-type="float" office:value="4" calcext:value-type="float">
            <text:p>4</text:p>
          </table:table-cell>
          <table:table-cell table:formula="of:=[.P91]=[.Q9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BIN([.A92];9)" office:value-type="string" office:string-value="001011010" calcext:value-type="string">
            <text:p>00101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2:.K92])" office:value-type="float" office:value="4" calcext:value-type="float">
            <text:p>4</text:p>
          </table:table-cell>
          <table:table-cell table:formula="of:=[.O92]+2*[.N92]+4*[.M92]+8*[.L92]" office:value-type="float" office:value="4" calcext:value-type="float">
            <text:p>4</text:p>
          </table:table-cell>
          <table:table-cell table:formula="of:=[.P92]=[.Q9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BIN([.A93];9)" office:value-type="string" office:string-value="001011011" calcext:value-type="string">
            <text:p>0010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3:.K93])" office:value-type="float" office:value="5" calcext:value-type="float">
            <text:p>5</text:p>
          </table:table-cell>
          <table:table-cell table:formula="of:=[.O93]+2*[.N93]+4*[.M93]+8*[.L93]" office:value-type="float" office:value="5" calcext:value-type="float">
            <text:p>5</text:p>
          </table:table-cell>
          <table:table-cell table:formula="of:=[.P93]=[.Q9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BIN([.A94];9)" office:value-type="string" office:string-value="001011100" calcext:value-type="string">
            <text:p>0010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K94])" office:value-type="float" office:value="4" calcext:value-type="float">
            <text:p>4</text:p>
          </table:table-cell>
          <table:table-cell table:formula="of:=[.O94]+2*[.N94]+4*[.M94]+8*[.L94]" office:value-type="float" office:value="4" calcext:value-type="float">
            <text:p>4</text:p>
          </table:table-cell>
          <table:table-cell table:formula="of:=[.P94]=[.Q9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BIN([.A95];9)" office:value-type="string" office:string-value="001011101" calcext:value-type="string">
            <text:p>00101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5:.K95])" office:value-type="float" office:value="5" calcext:value-type="float">
            <text:p>5</text:p>
          </table:table-cell>
          <table:table-cell table:formula="of:=[.O95]+2*[.N95]+4*[.M95]+8*[.L95]" office:value-type="float" office:value="5" calcext:value-type="float">
            <text:p>5</text:p>
          </table:table-cell>
          <table:table-cell table:formula="of:=[.P95]=[.Q9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BIN([.A96];9)" office:value-type="string" office:string-value="001011110" calcext:value-type="string">
            <text:p>00101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6:.K96])" office:value-type="float" office:value="5" calcext:value-type="float">
            <text:p>5</text:p>
          </table:table-cell>
          <table:table-cell table:formula="of:=[.O96]+2*[.N96]+4*[.M96]+8*[.L96]" office:value-type="float" office:value="5" calcext:value-type="float">
            <text:p>5</text:p>
          </table:table-cell>
          <table:table-cell table:formula="of:=[.P96]=[.Q9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BIN([.A97];9)" office:value-type="string" office:string-value="001011111" calcext:value-type="string">
            <text:p>0010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7:.K97])" office:value-type="float" office:value="6" calcext:value-type="float">
            <text:p>6</text:p>
          </table:table-cell>
          <table:table-cell table:formula="of:=[.O97]+2*[.N97]+4*[.M97]+8*[.L97]" office:value-type="float" office:value="6" calcext:value-type="float">
            <text:p>6</text:p>
          </table:table-cell>
          <table:table-cell table:formula="of:=[.P97]=[.Q9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BIN([.A98];9)" office:value-type="string" office:string-value="001100000" calcext:value-type="string">
            <text:p>001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8:.K98])" office:value-type="float" office:value="2" calcext:value-type="float">
            <text:p>2</text:p>
          </table:table-cell>
          <table:table-cell table:formula="of:=[.O98]+2*[.N98]+4*[.M98]+8*[.L98]" office:value-type="float" office:value="2" calcext:value-type="float">
            <text:p>2</text:p>
          </table:table-cell>
          <table:table-cell table:formula="of:=[.P98]=[.Q9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BIN([.A99];9)" office:value-type="string" office:string-value="001100001" calcext:value-type="string">
            <text:p>0011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99:.K99])" office:value-type="float" office:value="3" calcext:value-type="float">
            <text:p>3</text:p>
          </table:table-cell>
          <table:table-cell table:formula="of:=[.O99]+2*[.N99]+4*[.M99]+8*[.L99]" office:value-type="float" office:value="3" calcext:value-type="float">
            <text:p>3</text:p>
          </table:table-cell>
          <table:table-cell table:formula="of:=[.P99]=[.Q9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BIN([.A100];9)" office:value-type="string" office:string-value="001100010" calcext:value-type="string">
            <text:p>00110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00:.K100])" office:value-type="float" office:value="3" calcext:value-type="float">
            <text:p>3</text:p>
          </table:table-cell>
          <table:table-cell table:formula="of:=[.O100]+2*[.N100]+4*[.M100]+8*[.L100]" office:value-type="float" office:value="3" calcext:value-type="float">
            <text:p>3</text:p>
          </table:table-cell>
          <table:table-cell table:formula="of:=[.P100]=[.Q10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BIN([.A101];9)" office:value-type="string" office:string-value="001100011" calcext:value-type="string">
            <text:p>0011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1:.K101])" office:value-type="float" office:value="4" calcext:value-type="float">
            <text:p>4</text:p>
          </table:table-cell>
          <table:table-cell table:formula="of:=[.O101]+2*[.N101]+4*[.M101]+8*[.L101]" office:value-type="float" office:value="4" calcext:value-type="float">
            <text:p>4</text:p>
          </table:table-cell>
          <table:table-cell table:formula="of:=[.P101]=[.Q10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BIN([.A102];9)" office:value-type="string" office:string-value="001100100" calcext:value-type="string">
            <text:p>00110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02:.K102])" office:value-type="float" office:value="3" calcext:value-type="float">
            <text:p>3</text:p>
          </table:table-cell>
          <table:table-cell table:formula="of:=[.O102]+2*[.N102]+4*[.M102]+8*[.L102]" office:value-type="float" office:value="3" calcext:value-type="float">
            <text:p>3</text:p>
          </table:table-cell>
          <table:table-cell table:formula="of:=[.P102]=[.Q10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BIN([.A103];9)" office:value-type="string" office:string-value="001100101" calcext:value-type="string">
            <text:p>00110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3:.K103])" office:value-type="float" office:value="4" calcext:value-type="float">
            <text:p>4</text:p>
          </table:table-cell>
          <table:table-cell table:formula="of:=[.O103]+2*[.N103]+4*[.M103]+8*[.L103]" office:value-type="float" office:value="4" calcext:value-type="float">
            <text:p>4</text:p>
          </table:table-cell>
          <table:table-cell table:formula="of:=[.P103]=[.Q10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BIN([.A104];9)" office:value-type="string" office:string-value="001100110" calcext:value-type="string">
            <text:p>001100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4:.K104])" office:value-type="float" office:value="4" calcext:value-type="float">
            <text:p>4</text:p>
          </table:table-cell>
          <table:table-cell table:formula="of:=[.O104]+2*[.N104]+4*[.M104]+8*[.L104]" office:value-type="float" office:value="4" calcext:value-type="float">
            <text:p>4</text:p>
          </table:table-cell>
          <table:table-cell table:formula="of:=[.P104]=[.Q10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BIN([.A105];9)" office:value-type="string" office:string-value="001100111" calcext:value-type="string">
            <text:p>001100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5:.K105])" office:value-type="float" office:value="5" calcext:value-type="float">
            <text:p>5</text:p>
          </table:table-cell>
          <table:table-cell table:formula="of:=[.O105]+2*[.N105]+4*[.M105]+8*[.L105]" office:value-type="float" office:value="5" calcext:value-type="float">
            <text:p>5</text:p>
          </table:table-cell>
          <table:table-cell table:formula="of:=[.P105]=[.Q10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BIN([.A106];9)" office:value-type="string" office:string-value="001101000" calcext:value-type="string">
            <text:p>00110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06:.K106])" office:value-type="float" office:value="3" calcext:value-type="float">
            <text:p>3</text:p>
          </table:table-cell>
          <table:table-cell table:formula="of:=[.O106]+2*[.N106]+4*[.M106]+8*[.L106]" office:value-type="float" office:value="3" calcext:value-type="float">
            <text:p>3</text:p>
          </table:table-cell>
          <table:table-cell table:formula="of:=[.P106]=[.Q10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BIN([.A107];9)" office:value-type="string" office:string-value="001101001" calcext:value-type="string">
            <text:p>001101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7:.K107])" office:value-type="float" office:value="4" calcext:value-type="float">
            <text:p>4</text:p>
          </table:table-cell>
          <table:table-cell table:formula="of:=[.O107]+2*[.N107]+4*[.M107]+8*[.L107]" office:value-type="float" office:value="4" calcext:value-type="float">
            <text:p>4</text:p>
          </table:table-cell>
          <table:table-cell table:formula="of:=[.P107]=[.Q10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BIN([.A108];9)" office:value-type="string" office:string-value="001101010" calcext:value-type="string">
            <text:p>001101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8:.K108])" office:value-type="float" office:value="4" calcext:value-type="float">
            <text:p>4</text:p>
          </table:table-cell>
          <table:table-cell table:formula="of:=[.O108]+2*[.N108]+4*[.M108]+8*[.L108]" office:value-type="float" office:value="4" calcext:value-type="float">
            <text:p>4</text:p>
          </table:table-cell>
          <table:table-cell table:formula="of:=[.P108]=[.Q10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BIN([.A109];9)" office:value-type="string" office:string-value="001101011" calcext:value-type="string">
            <text:p>00110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9:.K109])" office:value-type="float" office:value="5" calcext:value-type="float">
            <text:p>5</text:p>
          </table:table-cell>
          <table:table-cell table:formula="of:=[.O109]+2*[.N109]+4*[.M109]+8*[.L109]" office:value-type="float" office:value="5" calcext:value-type="float">
            <text:p>5</text:p>
          </table:table-cell>
          <table:table-cell table:formula="of:=[.P109]=[.Q10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BIN([.A110];9)" office:value-type="string" office:string-value="001101100" calcext:value-type="string">
            <text:p>00110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0:.K110])" office:value-type="float" office:value="4" calcext:value-type="float">
            <text:p>4</text:p>
          </table:table-cell>
          <table:table-cell table:formula="of:=[.O110]+2*[.N110]+4*[.M110]+8*[.L110]" office:value-type="float" office:value="4" calcext:value-type="float">
            <text:p>4</text:p>
          </table:table-cell>
          <table:table-cell table:formula="of:=[.P110]=[.Q1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BIN([.A111];9)" office:value-type="string" office:string-value="001101101" calcext:value-type="string">
            <text:p>00110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11:.K111])" office:value-type="float" office:value="5" calcext:value-type="float">
            <text:p>5</text:p>
          </table:table-cell>
          <table:table-cell table:formula="of:=[.O111]+2*[.N111]+4*[.M111]+8*[.L111]" office:value-type="float" office:value="5" calcext:value-type="float">
            <text:p>5</text:p>
          </table:table-cell>
          <table:table-cell table:formula="of:=[.P111]=[.Q1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BIN([.A112];9)" office:value-type="string" office:string-value="001101110" calcext:value-type="string">
            <text:p>00110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12:.K112])" office:value-type="float" office:value="5" calcext:value-type="float">
            <text:p>5</text:p>
          </table:table-cell>
          <table:table-cell table:formula="of:=[.O112]+2*[.N112]+4*[.M112]+8*[.L112]" office:value-type="float" office:value="5" calcext:value-type="float">
            <text:p>5</text:p>
          </table:table-cell>
          <table:table-cell table:formula="of:=[.P112]=[.Q1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BIN([.A113];9)" office:value-type="string" office:string-value="001101111" calcext:value-type="string">
            <text:p>00110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3:.K113])" office:value-type="float" office:value="6" calcext:value-type="float">
            <text:p>6</text:p>
          </table:table-cell>
          <table:table-cell table:formula="of:=[.O113]+2*[.N113]+4*[.M113]+8*[.L113]" office:value-type="float" office:value="6" calcext:value-type="float">
            <text:p>6</text:p>
          </table:table-cell>
          <table:table-cell table:formula="of:=[.P113]=[.Q11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BIN([.A114];9)" office:value-type="string" office:string-value="001110000" calcext:value-type="string">
            <text:p>0011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14:.K114])" office:value-type="float" office:value="3" calcext:value-type="float">
            <text:p>3</text:p>
          </table:table-cell>
          <table:table-cell table:formula="of:=[.O114]+2*[.N114]+4*[.M114]+8*[.L114]" office:value-type="float" office:value="3" calcext:value-type="float">
            <text:p>3</text:p>
          </table:table-cell>
          <table:table-cell table:formula="of:=[.P114]=[.Q11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BIN([.A115];9)" office:value-type="string" office:string-value="001110001" calcext:value-type="string">
            <text:p>00111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5:.K115])" office:value-type="float" office:value="4" calcext:value-type="float">
            <text:p>4</text:p>
          </table:table-cell>
          <table:table-cell table:formula="of:=[.O115]+2*[.N115]+4*[.M115]+8*[.L115]" office:value-type="float" office:value="4" calcext:value-type="float">
            <text:p>4</text:p>
          </table:table-cell>
          <table:table-cell table:formula="of:=[.P115]=[.Q11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BIN([.A116];9)" office:value-type="string" office:string-value="001110010" calcext:value-type="string">
            <text:p>00111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6:.K116])" office:value-type="float" office:value="4" calcext:value-type="float">
            <text:p>4</text:p>
          </table:table-cell>
          <table:table-cell table:formula="of:=[.O116]+2*[.N116]+4*[.M116]+8*[.L116]" office:value-type="float" office:value="4" calcext:value-type="float">
            <text:p>4</text:p>
          </table:table-cell>
          <table:table-cell table:formula="of:=[.P116]=[.Q11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BIN([.A117];9)" office:value-type="string" office:string-value="001110011" calcext:value-type="string">
            <text:p>00111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17:.K117])" office:value-type="float" office:value="5" calcext:value-type="float">
            <text:p>5</text:p>
          </table:table-cell>
          <table:table-cell table:formula="of:=[.O117]+2*[.N117]+4*[.M117]+8*[.L117]" office:value-type="float" office:value="5" calcext:value-type="float">
            <text:p>5</text:p>
          </table:table-cell>
          <table:table-cell table:formula="of:=[.P117]=[.Q11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BIN([.A118];9)" office:value-type="string" office:string-value="001110100" calcext:value-type="string">
            <text:p>00111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8:.K118])" office:value-type="float" office:value="4" calcext:value-type="float">
            <text:p>4</text:p>
          </table:table-cell>
          <table:table-cell table:formula="of:=[.O118]+2*[.N118]+4*[.M118]+8*[.L118]" office:value-type="float" office:value="4" calcext:value-type="float">
            <text:p>4</text:p>
          </table:table-cell>
          <table:table-cell table:formula="of:=[.P118]=[.Q11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BIN([.A119];9)" office:value-type="string" office:string-value="001110101" calcext:value-type="string">
            <text:p>001110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19:.K119])" office:value-type="float" office:value="5" calcext:value-type="float">
            <text:p>5</text:p>
          </table:table-cell>
          <table:table-cell table:formula="of:=[.O119]+2*[.N119]+4*[.M119]+8*[.L119]" office:value-type="float" office:value="5" calcext:value-type="float">
            <text:p>5</text:p>
          </table:table-cell>
          <table:table-cell table:formula="of:=[.P119]=[.Q11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BIN([.A120];9)" office:value-type="string" office:string-value="001110110" calcext:value-type="string">
            <text:p>001110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0:.K120])" office:value-type="float" office:value="5" calcext:value-type="float">
            <text:p>5</text:p>
          </table:table-cell>
          <table:table-cell table:formula="of:=[.O120]+2*[.N120]+4*[.M120]+8*[.L120]" office:value-type="float" office:value="5" calcext:value-type="float">
            <text:p>5</text:p>
          </table:table-cell>
          <table:table-cell table:formula="of:=[.P120]=[.Q12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BIN([.A121];9)" office:value-type="string" office:string-value="001110111" calcext:value-type="string">
            <text:p>001110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1:.K121])" office:value-type="float" office:value="6" calcext:value-type="float">
            <text:p>6</text:p>
          </table:table-cell>
          <table:table-cell table:formula="of:=[.O121]+2*[.N121]+4*[.M121]+8*[.L121]" office:value-type="float" office:value="6" calcext:value-type="float">
            <text:p>6</text:p>
          </table:table-cell>
          <table:table-cell table:formula="of:=[.P121]=[.Q12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BIN([.A122];9)" office:value-type="string" office:string-value="001111000" calcext:value-type="string">
            <text:p>0011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2:.K122])" office:value-type="float" office:value="4" calcext:value-type="float">
            <text:p>4</text:p>
          </table:table-cell>
          <table:table-cell table:formula="of:=[.O122]+2*[.N122]+4*[.M122]+8*[.L122]" office:value-type="float" office:value="4" calcext:value-type="float">
            <text:p>4</text:p>
          </table:table-cell>
          <table:table-cell table:formula="of:=[.P122]=[.Q12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BIN([.A123];9)" office:value-type="string" office:string-value="001111001" calcext:value-type="string">
            <text:p>001111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3:.K123])" office:value-type="float" office:value="5" calcext:value-type="float">
            <text:p>5</text:p>
          </table:table-cell>
          <table:table-cell table:formula="of:=[.O123]+2*[.N123]+4*[.M123]+8*[.L123]" office:value-type="float" office:value="5" calcext:value-type="float">
            <text:p>5</text:p>
          </table:table-cell>
          <table:table-cell table:formula="of:=[.P123]=[.Q12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BIN([.A124];9)" office:value-type="string" office:string-value="001111010" calcext:value-type="string">
            <text:p>001111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4:.K124])" office:value-type="float" office:value="5" calcext:value-type="float">
            <text:p>5</text:p>
          </table:table-cell>
          <table:table-cell table:formula="of:=[.O124]+2*[.N124]+4*[.M124]+8*[.L124]" office:value-type="float" office:value="5" calcext:value-type="float">
            <text:p>5</text:p>
          </table:table-cell>
          <table:table-cell table:formula="of:=[.P124]=[.Q12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BIN([.A125];9)" office:value-type="string" office:string-value="001111011" calcext:value-type="string">
            <text:p>00111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5:.K125])" office:value-type="float" office:value="6" calcext:value-type="float">
            <text:p>6</text:p>
          </table:table-cell>
          <table:table-cell table:formula="of:=[.O125]+2*[.N125]+4*[.M125]+8*[.L125]" office:value-type="float" office:value="6" calcext:value-type="float">
            <text:p>6</text:p>
          </table:table-cell>
          <table:table-cell table:formula="of:=[.P125]=[.Q12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BIN([.A126];9)" office:value-type="string" office:string-value="001111100" calcext:value-type="string">
            <text:p>00111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6:.K126])" office:value-type="float" office:value="5" calcext:value-type="float">
            <text:p>5</text:p>
          </table:table-cell>
          <table:table-cell table:formula="of:=[.O126]+2*[.N126]+4*[.M126]+8*[.L126]" office:value-type="float" office:value="5" calcext:value-type="float">
            <text:p>5</text:p>
          </table:table-cell>
          <table:table-cell table:formula="of:=[.P126]=[.Q12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BIN([.A127];9)" office:value-type="string" office:string-value="001111101" calcext:value-type="string">
            <text:p>00111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7:.K127])" office:value-type="float" office:value="6" calcext:value-type="float">
            <text:p>6</text:p>
          </table:table-cell>
          <table:table-cell table:formula="of:=[.O127]+2*[.N127]+4*[.M127]+8*[.L127]" office:value-type="float" office:value="6" calcext:value-type="float">
            <text:p>6</text:p>
          </table:table-cell>
          <table:table-cell table:formula="of:=[.P127]=[.Q12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BIN([.A128];9)" office:value-type="string" office:string-value="001111110" calcext:value-type="string">
            <text:p>00111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8:.K128])" office:value-type="float" office:value="6" calcext:value-type="float">
            <text:p>6</text:p>
          </table:table-cell>
          <table:table-cell table:formula="of:=[.O128]+2*[.N128]+4*[.M128]+8*[.L128]" office:value-type="float" office:value="6" calcext:value-type="float">
            <text:p>6</text:p>
          </table:table-cell>
          <table:table-cell table:formula="of:=[.P128]=[.Q12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BIN([.A129];9)" office:value-type="string" office:string-value="001111111" calcext:value-type="string">
            <text:p>00111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29:.K129])" office:value-type="float" office:value="7" calcext:value-type="float">
            <text:p>7</text:p>
          </table:table-cell>
          <table:table-cell table:formula="of:=[.O129]+2*[.N129]+4*[.M129]+8*[.L129]" office:value-type="float" office:value="7" calcext:value-type="float">
            <text:p>7</text:p>
          </table:table-cell>
          <table:table-cell table:formula="of:=[.P129]=[.Q12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BIN([.A130];9)" office:value-type="string" office:string-value="010000000" calcext:value-type="string">
            <text:p>01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30:.K130])" office:value-type="float" office:value="1" calcext:value-type="float">
            <text:p>1</text:p>
          </table:table-cell>
          <table:table-cell table:formula="of:=[.O130]+2*[.N130]+4*[.M130]+8*[.L130]" office:value-type="float" office:value="1" calcext:value-type="float">
            <text:p>1</text:p>
          </table:table-cell>
          <table:table-cell table:formula="of:=[.P130]=[.Q13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BIN([.A131];9)" office:value-type="string" office:string-value="010000001" calcext:value-type="string">
            <text:p>0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1:.K131])" office:value-type="float" office:value="2" calcext:value-type="float">
            <text:p>2</text:p>
          </table:table-cell>
          <table:table-cell table:formula="of:=[.O131]+2*[.N131]+4*[.M131]+8*[.L131]" office:value-type="float" office:value="2" calcext:value-type="float">
            <text:p>2</text:p>
          </table:table-cell>
          <table:table-cell table:formula="of:=[.P131]=[.Q13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BIN([.A132];9)" office:value-type="string" office:string-value="010000010" calcext:value-type="string">
            <text:p>01000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2:.K132])" office:value-type="float" office:value="2" calcext:value-type="float">
            <text:p>2</text:p>
          </table:table-cell>
          <table:table-cell table:formula="of:=[.O132]+2*[.N132]+4*[.M132]+8*[.L132]" office:value-type="float" office:value="2" calcext:value-type="float">
            <text:p>2</text:p>
          </table:table-cell>
          <table:table-cell table:formula="of:=[.P132]=[.Q13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BIN([.A133];9)" office:value-type="string" office:string-value="010000011" calcext:value-type="string">
            <text:p>0100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3:.K133])" office:value-type="float" office:value="3" calcext:value-type="float">
            <text:p>3</text:p>
          </table:table-cell>
          <table:table-cell table:formula="of:=[.O133]+2*[.N133]+4*[.M133]+8*[.L133]" office:value-type="float" office:value="3" calcext:value-type="float">
            <text:p>3</text:p>
          </table:table-cell>
          <table:table-cell table:formula="of:=[.P133]=[.Q13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BIN([.A134];9)" office:value-type="string" office:string-value="010000100" calcext:value-type="string">
            <text:p>01000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4:.K134])" office:value-type="float" office:value="2" calcext:value-type="float">
            <text:p>2</text:p>
          </table:table-cell>
          <table:table-cell table:formula="of:=[.O134]+2*[.N134]+4*[.M134]+8*[.L134]" office:value-type="float" office:value="2" calcext:value-type="float">
            <text:p>2</text:p>
          </table:table-cell>
          <table:table-cell table:formula="of:=[.P134]=[.Q13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BIN([.A135];9)" office:value-type="string" office:string-value="010000101" calcext:value-type="string">
            <text:p>010000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5:.K135])" office:value-type="float" office:value="3" calcext:value-type="float">
            <text:p>3</text:p>
          </table:table-cell>
          <table:table-cell table:formula="of:=[.O135]+2*[.N135]+4*[.M135]+8*[.L135]" office:value-type="float" office:value="3" calcext:value-type="float">
            <text:p>3</text:p>
          </table:table-cell>
          <table:table-cell table:formula="of:=[.P135]=[.Q13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BIN([.A136];9)" office:value-type="string" office:string-value="010000110" calcext:value-type="string">
            <text:p>010000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6:.K136])" office:value-type="float" office:value="3" calcext:value-type="float">
            <text:p>3</text:p>
          </table:table-cell>
          <table:table-cell table:formula="of:=[.O136]+2*[.N136]+4*[.M136]+8*[.L136]" office:value-type="float" office:value="3" calcext:value-type="float">
            <text:p>3</text:p>
          </table:table-cell>
          <table:table-cell table:formula="of:=[.P136]=[.Q13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BIN([.A137];9)" office:value-type="string" office:string-value="010000111" calcext:value-type="string">
            <text:p>010000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7:.K137])" office:value-type="float" office:value="4" calcext:value-type="float">
            <text:p>4</text:p>
          </table:table-cell>
          <table:table-cell table:formula="of:=[.O137]+2*[.N137]+4*[.M137]+8*[.L137]" office:value-type="float" office:value="4" calcext:value-type="float">
            <text:p>4</text:p>
          </table:table-cell>
          <table:table-cell table:formula="of:=[.P137]=[.Q13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BIN([.A138];9)" office:value-type="string" office:string-value="010001000" calcext:value-type="string">
            <text:p>01000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8:.K138])" office:value-type="float" office:value="2" calcext:value-type="float">
            <text:p>2</text:p>
          </table:table-cell>
          <table:table-cell table:formula="of:=[.O138]+2*[.N138]+4*[.M138]+8*[.L138]" office:value-type="float" office:value="2" calcext:value-type="float">
            <text:p>2</text:p>
          </table:table-cell>
          <table:table-cell table:formula="of:=[.P138]=[.Q13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BIN([.A139];9)" office:value-type="string" office:string-value="010001001" calcext:value-type="string">
            <text:p>010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9:.K139])" office:value-type="float" office:value="3" calcext:value-type="float">
            <text:p>3</text:p>
          </table:table-cell>
          <table:table-cell table:formula="of:=[.O139]+2*[.N139]+4*[.M139]+8*[.L139]" office:value-type="float" office:value="3" calcext:value-type="float">
            <text:p>3</text:p>
          </table:table-cell>
          <table:table-cell table:formula="of:=[.P139]=[.Q13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BIN([.A140];9)" office:value-type="string" office:string-value="010001010" calcext:value-type="string">
            <text:p>01000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40:.K140])" office:value-type="float" office:value="3" calcext:value-type="float">
            <text:p>3</text:p>
          </table:table-cell>
          <table:table-cell table:formula="of:=[.O140]+2*[.N140]+4*[.M140]+8*[.L140]" office:value-type="float" office:value="3" calcext:value-type="float">
            <text:p>3</text:p>
          </table:table-cell>
          <table:table-cell table:formula="of:=[.P140]=[.Q14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BIN([.A141];9)" office:value-type="string" office:string-value="010001011" calcext:value-type="string">
            <text:p>010001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1:.K141])" office:value-type="float" office:value="4" calcext:value-type="float">
            <text:p>4</text:p>
          </table:table-cell>
          <table:table-cell table:formula="of:=[.O141]+2*[.N141]+4*[.M141]+8*[.L141]" office:value-type="float" office:value="4" calcext:value-type="float">
            <text:p>4</text:p>
          </table:table-cell>
          <table:table-cell table:formula="of:=[.P141]=[.Q14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BIN([.A142];9)" office:value-type="string" office:string-value="010001100" calcext:value-type="string">
            <text:p>01000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42:.K142])" office:value-type="float" office:value="3" calcext:value-type="float">
            <text:p>3</text:p>
          </table:table-cell>
          <table:table-cell table:formula="of:=[.O142]+2*[.N142]+4*[.M142]+8*[.L142]" office:value-type="float" office:value="3" calcext:value-type="float">
            <text:p>3</text:p>
          </table:table-cell>
          <table:table-cell table:formula="of:=[.P142]=[.Q14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BIN([.A143];9)" office:value-type="string" office:string-value="010001101" calcext:value-type="string">
            <text:p>01000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3:.K143])" office:value-type="float" office:value="4" calcext:value-type="float">
            <text:p>4</text:p>
          </table:table-cell>
          <table:table-cell table:formula="of:=[.O143]+2*[.N143]+4*[.M143]+8*[.L143]" office:value-type="float" office:value="4" calcext:value-type="float">
            <text:p>4</text:p>
          </table:table-cell>
          <table:table-cell table:formula="of:=[.P143]=[.Q14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BIN([.A144];9)" office:value-type="string" office:string-value="010001110" calcext:value-type="string">
            <text:p>01000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4:.K144])" office:value-type="float" office:value="4" calcext:value-type="float">
            <text:p>4</text:p>
          </table:table-cell>
          <table:table-cell table:formula="of:=[.O144]+2*[.N144]+4*[.M144]+8*[.L144]" office:value-type="float" office:value="4" calcext:value-type="float">
            <text:p>4</text:p>
          </table:table-cell>
          <table:table-cell table:formula="of:=[.P144]=[.Q14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BIN([.A145];9)" office:value-type="string" office:string-value="010001111" calcext:value-type="string">
            <text:p>01000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45:.K145])" office:value-type="float" office:value="5" calcext:value-type="float">
            <text:p>5</text:p>
          </table:table-cell>
          <table:table-cell table:formula="of:=[.O145]+2*[.N145]+4*[.M145]+8*[.L145]" office:value-type="float" office:value="5" calcext:value-type="float">
            <text:p>5</text:p>
          </table:table-cell>
          <table:table-cell table:formula="of:=[.P145]=[.Q14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BIN([.A146];9)" office:value-type="string" office:string-value="010010000" calcext:value-type="string">
            <text:p>01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6:.K146])" office:value-type="float" office:value="2" calcext:value-type="float">
            <text:p>2</text:p>
          </table:table-cell>
          <table:table-cell table:formula="of:=[.O146]+2*[.N146]+4*[.M146]+8*[.L146]" office:value-type="float" office:value="2" calcext:value-type="float">
            <text:p>2</text:p>
          </table:table-cell>
          <table:table-cell table:formula="of:=[.P146]=[.Q14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BIN([.A147];9)" office:value-type="string" office:string-value="010010001" calcext:value-type="string">
            <text:p>0100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47:.K147])" office:value-type="float" office:value="3" calcext:value-type="float">
            <text:p>3</text:p>
          </table:table-cell>
          <table:table-cell table:formula="of:=[.O147]+2*[.N147]+4*[.M147]+8*[.L147]" office:value-type="float" office:value="3" calcext:value-type="float">
            <text:p>3</text:p>
          </table:table-cell>
          <table:table-cell table:formula="of:=[.P147]=[.Q14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BIN([.A148];9)" office:value-type="string" office:string-value="010010010" calcext:value-type="string">
            <text:p>01001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48:.K148])" office:value-type="float" office:value="3" calcext:value-type="float">
            <text:p>3</text:p>
          </table:table-cell>
          <table:table-cell table:formula="of:=[.O148]+2*[.N148]+4*[.M148]+8*[.L148]" office:value-type="float" office:value="3" calcext:value-type="float">
            <text:p>3</text:p>
          </table:table-cell>
          <table:table-cell table:formula="of:=[.P148]=[.Q14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BIN([.A149];9)" office:value-type="string" office:string-value="010010011" calcext:value-type="string">
            <text:p>01001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9:.K149])" office:value-type="float" office:value="4" calcext:value-type="float">
            <text:p>4</text:p>
          </table:table-cell>
          <table:table-cell table:formula="of:=[.O149]+2*[.N149]+4*[.M149]+8*[.L149]" office:value-type="float" office:value="4" calcext:value-type="float">
            <text:p>4</text:p>
          </table:table-cell>
          <table:table-cell table:formula="of:=[.P149]=[.Q14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BIN([.A150];9)" office:value-type="string" office:string-value="010010100" calcext:value-type="string">
            <text:p>01001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50:.K150])" office:value-type="float" office:value="3" calcext:value-type="float">
            <text:p>3</text:p>
          </table:table-cell>
          <table:table-cell table:formula="of:=[.O150]+2*[.N150]+4*[.M150]+8*[.L150]" office:value-type="float" office:value="3" calcext:value-type="float">
            <text:p>3</text:p>
          </table:table-cell>
          <table:table-cell table:formula="of:=[.P150]=[.Q15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BIN([.A151];9)" office:value-type="string" office:string-value="010010101" calcext:value-type="string">
            <text:p>010010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1:.K151])" office:value-type="float" office:value="4" calcext:value-type="float">
            <text:p>4</text:p>
          </table:table-cell>
          <table:table-cell table:formula="of:=[.O151]+2*[.N151]+4*[.M151]+8*[.L151]" office:value-type="float" office:value="4" calcext:value-type="float">
            <text:p>4</text:p>
          </table:table-cell>
          <table:table-cell table:formula="of:=[.P151]=[.Q15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BIN([.A152];9)" office:value-type="string" office:string-value="010010110" calcext:value-type="string">
            <text:p>010010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2:.K152])" office:value-type="float" office:value="4" calcext:value-type="float">
            <text:p>4</text:p>
          </table:table-cell>
          <table:table-cell table:formula="of:=[.O152]+2*[.N152]+4*[.M152]+8*[.L152]" office:value-type="float" office:value="4" calcext:value-type="float">
            <text:p>4</text:p>
          </table:table-cell>
          <table:table-cell table:formula="of:=[.P152]=[.Q15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BIN([.A153];9)" office:value-type="string" office:string-value="010010111" calcext:value-type="string">
            <text:p>010010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3:.K153])" office:value-type="float" office:value="5" calcext:value-type="float">
            <text:p>5</text:p>
          </table:table-cell>
          <table:table-cell table:formula="of:=[.O153]+2*[.N153]+4*[.M153]+8*[.L153]" office:value-type="float" office:value="5" calcext:value-type="float">
            <text:p>5</text:p>
          </table:table-cell>
          <table:table-cell table:formula="of:=[.P153]=[.Q15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BIN([.A154];9)" office:value-type="string" office:string-value="010011000" calcext:value-type="string">
            <text:p>0100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54:.K154])" office:value-type="float" office:value="3" calcext:value-type="float">
            <text:p>3</text:p>
          </table:table-cell>
          <table:table-cell table:formula="of:=[.O154]+2*[.N154]+4*[.M154]+8*[.L154]" office:value-type="float" office:value="3" calcext:value-type="float">
            <text:p>3</text:p>
          </table:table-cell>
          <table:table-cell table:formula="of:=[.P154]=[.Q15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BIN([.A155];9)" office:value-type="string" office:string-value="010011001" calcext:value-type="string">
            <text:p>01001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5:.K155])" office:value-type="float" office:value="4" calcext:value-type="float">
            <text:p>4</text:p>
          </table:table-cell>
          <table:table-cell table:formula="of:=[.O155]+2*[.N155]+4*[.M155]+8*[.L155]" office:value-type="float" office:value="4" calcext:value-type="float">
            <text:p>4</text:p>
          </table:table-cell>
          <table:table-cell table:formula="of:=[.P155]=[.Q15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BIN([.A156];9)" office:value-type="string" office:string-value="010011010" calcext:value-type="string">
            <text:p>01001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6:.K156])" office:value-type="float" office:value="4" calcext:value-type="float">
            <text:p>4</text:p>
          </table:table-cell>
          <table:table-cell table:formula="of:=[.O156]+2*[.N156]+4*[.M156]+8*[.L156]" office:value-type="float" office:value="4" calcext:value-type="float">
            <text:p>4</text:p>
          </table:table-cell>
          <table:table-cell table:formula="of:=[.P156]=[.Q15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BIN([.A157];9)" office:value-type="string" office:string-value="010011011" calcext:value-type="string">
            <text:p>010011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7:.K157])" office:value-type="float" office:value="5" calcext:value-type="float">
            <text:p>5</text:p>
          </table:table-cell>
          <table:table-cell table:formula="of:=[.O157]+2*[.N157]+4*[.M157]+8*[.L157]" office:value-type="float" office:value="5" calcext:value-type="float">
            <text:p>5</text:p>
          </table:table-cell>
          <table:table-cell table:formula="of:=[.P157]=[.Q15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BIN([.A158];9)" office:value-type="string" office:string-value="010011100" calcext:value-type="string">
            <text:p>0100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8:.K158])" office:value-type="float" office:value="4" calcext:value-type="float">
            <text:p>4</text:p>
          </table:table-cell>
          <table:table-cell table:formula="of:=[.O158]+2*[.N158]+4*[.M158]+8*[.L158]" office:value-type="float" office:value="4" calcext:value-type="float">
            <text:p>4</text:p>
          </table:table-cell>
          <table:table-cell table:formula="of:=[.P158]=[.Q15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BIN([.A159];9)" office:value-type="string" office:string-value="010011101" calcext:value-type="string">
            <text:p>010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9:.K159])" office:value-type="float" office:value="5" calcext:value-type="float">
            <text:p>5</text:p>
          </table:table-cell>
          <table:table-cell table:formula="of:=[.O159]+2*[.N159]+4*[.M159]+8*[.L159]" office:value-type="float" office:value="5" calcext:value-type="float">
            <text:p>5</text:p>
          </table:table-cell>
          <table:table-cell table:formula="of:=[.P159]=[.Q15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BIN([.A160];9)" office:value-type="string" office:string-value="010011110" calcext:value-type="string">
            <text:p>010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0:.K160])" office:value-type="float" office:value="5" calcext:value-type="float">
            <text:p>5</text:p>
          </table:table-cell>
          <table:table-cell table:formula="of:=[.O160]+2*[.N160]+4*[.M160]+8*[.L160]" office:value-type="float" office:value="5" calcext:value-type="float">
            <text:p>5</text:p>
          </table:table-cell>
          <table:table-cell table:formula="of:=[.P160]=[.Q16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BIN([.A161];9)" office:value-type="string" office:string-value="010011111" calcext:value-type="string">
            <text:p>010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1:.K161])" office:value-type="float" office:value="6" calcext:value-type="float">
            <text:p>6</text:p>
          </table:table-cell>
          <table:table-cell table:formula="of:=[.O161]+2*[.N161]+4*[.M161]+8*[.L161]" office:value-type="float" office:value="6" calcext:value-type="float">
            <text:p>6</text:p>
          </table:table-cell>
          <table:table-cell table:formula="of:=[.P161]=[.Q16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BIN([.A162];9)" office:value-type="string" office:string-value="010100000" calcext:value-type="string">
            <text:p>01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2:.K162])" office:value-type="float" office:value="2" calcext:value-type="float">
            <text:p>2</text:p>
          </table:table-cell>
          <table:table-cell table:formula="of:=[.O162]+2*[.N162]+4*[.M162]+8*[.L162]" office:value-type="float" office:value="2" calcext:value-type="float">
            <text:p>2</text:p>
          </table:table-cell>
          <table:table-cell table:formula="of:=[.P162]=[.Q16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BIN([.A163];9)" office:value-type="string" office:string-value="010100001" calcext:value-type="string">
            <text:p>0101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3:.K163])" office:value-type="float" office:value="3" calcext:value-type="float">
            <text:p>3</text:p>
          </table:table-cell>
          <table:table-cell table:formula="of:=[.O163]+2*[.N163]+4*[.M163]+8*[.L163]" office:value-type="float" office:value="3" calcext:value-type="float">
            <text:p>3</text:p>
          </table:table-cell>
          <table:table-cell table:formula="of:=[.P163]=[.Q16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BIN([.A164];9)" office:value-type="string" office:string-value="010100010" calcext:value-type="string">
            <text:p>01010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4:.K164])" office:value-type="float" office:value="3" calcext:value-type="float">
            <text:p>3</text:p>
          </table:table-cell>
          <table:table-cell table:formula="of:=[.O164]+2*[.N164]+4*[.M164]+8*[.L164]" office:value-type="float" office:value="3" calcext:value-type="float">
            <text:p>3</text:p>
          </table:table-cell>
          <table:table-cell table:formula="of:=[.P164]=[.Q16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BIN([.A165];9)" office:value-type="string" office:string-value="010100011" calcext:value-type="string">
            <text:p>01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5:.K165])" office:value-type="float" office:value="4" calcext:value-type="float">
            <text:p>4</text:p>
          </table:table-cell>
          <table:table-cell table:formula="of:=[.O165]+2*[.N165]+4*[.M165]+8*[.L165]" office:value-type="float" office:value="4" calcext:value-type="float">
            <text:p>4</text:p>
          </table:table-cell>
          <table:table-cell table:formula="of:=[.P165]=[.Q16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BIN([.A166];9)" office:value-type="string" office:string-value="010100100" calcext:value-type="string">
            <text:p>01010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6:.K166])" office:value-type="float" office:value="3" calcext:value-type="float">
            <text:p>3</text:p>
          </table:table-cell>
          <table:table-cell table:formula="of:=[.O166]+2*[.N166]+4*[.M166]+8*[.L166]" office:value-type="float" office:value="3" calcext:value-type="float">
            <text:p>3</text:p>
          </table:table-cell>
          <table:table-cell table:formula="of:=[.P166]=[.Q16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BIN([.A167];9)" office:value-type="string" office:string-value="010100101" calcext:value-type="string">
            <text:p>010100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7:.K167])" office:value-type="float" office:value="4" calcext:value-type="float">
            <text:p>4</text:p>
          </table:table-cell>
          <table:table-cell table:formula="of:=[.O167]+2*[.N167]+4*[.M167]+8*[.L167]" office:value-type="float" office:value="4" calcext:value-type="float">
            <text:p>4</text:p>
          </table:table-cell>
          <table:table-cell table:formula="of:=[.P167]=[.Q16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BIN([.A168];9)" office:value-type="string" office:string-value="010100110" calcext:value-type="string">
            <text:p>010100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8:.K168])" office:value-type="float" office:value="4" calcext:value-type="float">
            <text:p>4</text:p>
          </table:table-cell>
          <table:table-cell table:formula="of:=[.O168]+2*[.N168]+4*[.M168]+8*[.L168]" office:value-type="float" office:value="4" calcext:value-type="float">
            <text:p>4</text:p>
          </table:table-cell>
          <table:table-cell table:formula="of:=[.P168]=[.Q16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BIN([.A169];9)" office:value-type="string" office:string-value="010100111" calcext:value-type="string">
            <text:p>010100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9:.K169])" office:value-type="float" office:value="5" calcext:value-type="float">
            <text:p>5</text:p>
          </table:table-cell>
          <table:table-cell table:formula="of:=[.O169]+2*[.N169]+4*[.M169]+8*[.L169]" office:value-type="float" office:value="5" calcext:value-type="float">
            <text:p>5</text:p>
          </table:table-cell>
          <table:table-cell table:formula="of:=[.P169]=[.Q16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BIN([.A170];9)" office:value-type="string" office:string-value="010101000" calcext:value-type="string">
            <text:p>01010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70:.K170])" office:value-type="float" office:value="3" calcext:value-type="float">
            <text:p>3</text:p>
          </table:table-cell>
          <table:table-cell table:formula="of:=[.O170]+2*[.N170]+4*[.M170]+8*[.L170]" office:value-type="float" office:value="3" calcext:value-type="float">
            <text:p>3</text:p>
          </table:table-cell>
          <table:table-cell table:formula="of:=[.P170]=[.Q17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BIN([.A171];9)" office:value-type="string" office:string-value="010101001" calcext:value-type="string">
            <text:p>0101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1:.K171])" office:value-type="float" office:value="4" calcext:value-type="float">
            <text:p>4</text:p>
          </table:table-cell>
          <table:table-cell table:formula="of:=[.O171]+2*[.N171]+4*[.M171]+8*[.L171]" office:value-type="float" office:value="4" calcext:value-type="float">
            <text:p>4</text:p>
          </table:table-cell>
          <table:table-cell table:formula="of:=[.P171]=[.Q17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BIN([.A172];9)" office:value-type="string" office:string-value="010101010" calcext:value-type="string">
            <text:p>01010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2:.K172])" office:value-type="float" office:value="4" calcext:value-type="float">
            <text:p>4</text:p>
          </table:table-cell>
          <table:table-cell table:formula="of:=[.O172]+2*[.N172]+4*[.M172]+8*[.L172]" office:value-type="float" office:value="4" calcext:value-type="float">
            <text:p>4</text:p>
          </table:table-cell>
          <table:table-cell table:formula="of:=[.P172]=[.Q17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BIN([.A173];9)" office:value-type="string" office:string-value="010101011" calcext:value-type="string">
            <text:p>010101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3:.K173])" office:value-type="float" office:value="5" calcext:value-type="float">
            <text:p>5</text:p>
          </table:table-cell>
          <table:table-cell table:formula="of:=[.O173]+2*[.N173]+4*[.M173]+8*[.L173]" office:value-type="float" office:value="5" calcext:value-type="float">
            <text:p>5</text:p>
          </table:table-cell>
          <table:table-cell table:formula="of:=[.P173]=[.Q17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BIN([.A174];9)" office:value-type="string" office:string-value="010101100" calcext:value-type="string">
            <text:p>01010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4:.K174])" office:value-type="float" office:value="4" calcext:value-type="float">
            <text:p>4</text:p>
          </table:table-cell>
          <table:table-cell table:formula="of:=[.O174]+2*[.N174]+4*[.M174]+8*[.L174]" office:value-type="float" office:value="4" calcext:value-type="float">
            <text:p>4</text:p>
          </table:table-cell>
          <table:table-cell table:formula="of:=[.P174]=[.Q17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BIN([.A175];9)" office:value-type="string" office:string-value="010101101" calcext:value-type="string">
            <text:p>01010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5:.K175])" office:value-type="float" office:value="5" calcext:value-type="float">
            <text:p>5</text:p>
          </table:table-cell>
          <table:table-cell table:formula="of:=[.O175]+2*[.N175]+4*[.M175]+8*[.L175]" office:value-type="float" office:value="5" calcext:value-type="float">
            <text:p>5</text:p>
          </table:table-cell>
          <table:table-cell table:formula="of:=[.P175]=[.Q17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BIN([.A176];9)" office:value-type="string" office:string-value="010101110" calcext:value-type="string">
            <text:p>01010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6:.K176])" office:value-type="float" office:value="5" calcext:value-type="float">
            <text:p>5</text:p>
          </table:table-cell>
          <table:table-cell table:formula="of:=[.O176]+2*[.N176]+4*[.M176]+8*[.L176]" office:value-type="float" office:value="5" calcext:value-type="float">
            <text:p>5</text:p>
          </table:table-cell>
          <table:table-cell table:formula="of:=[.P176]=[.Q17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BIN([.A177];9)" office:value-type="string" office:string-value="010101111" calcext:value-type="string">
            <text:p>01010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77:.K177])" office:value-type="float" office:value="6" calcext:value-type="float">
            <text:p>6</text:p>
          </table:table-cell>
          <table:table-cell table:formula="of:=[.O177]+2*[.N177]+4*[.M177]+8*[.L177]" office:value-type="float" office:value="6" calcext:value-type="float">
            <text:p>6</text:p>
          </table:table-cell>
          <table:table-cell table:formula="of:=[.P177]=[.Q17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BIN([.A178];9)" office:value-type="string" office:string-value="010110000" calcext:value-type="string">
            <text:p>010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78:.K178])" office:value-type="float" office:value="3" calcext:value-type="float">
            <text:p>3</text:p>
          </table:table-cell>
          <table:table-cell table:formula="of:=[.O178]+2*[.N178]+4*[.M178]+8*[.L178]" office:value-type="float" office:value="3" calcext:value-type="float">
            <text:p>3</text:p>
          </table:table-cell>
          <table:table-cell table:formula="of:=[.P178]=[.Q17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BIN([.A179];9)" office:value-type="string" office:string-value="010110001" calcext:value-type="string">
            <text:p>0101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9:.K179])" office:value-type="float" office:value="4" calcext:value-type="float">
            <text:p>4</text:p>
          </table:table-cell>
          <table:table-cell table:formula="of:=[.O179]+2*[.N179]+4*[.M179]+8*[.L179]" office:value-type="float" office:value="4" calcext:value-type="float">
            <text:p>4</text:p>
          </table:table-cell>
          <table:table-cell table:formula="of:=[.P179]=[.Q17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BIN([.A180];9)" office:value-type="string" office:string-value="010110010" calcext:value-type="string">
            <text:p>01011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0:.K180])" office:value-type="float" office:value="4" calcext:value-type="float">
            <text:p>4</text:p>
          </table:table-cell>
          <table:table-cell table:formula="of:=[.O180]+2*[.N180]+4*[.M180]+8*[.L180]" office:value-type="float" office:value="4" calcext:value-type="float">
            <text:p>4</text:p>
          </table:table-cell>
          <table:table-cell table:formula="of:=[.P180]=[.Q18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BIN([.A181];9)" office:value-type="string" office:string-value="010110011" calcext:value-type="string">
            <text:p>01011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1:.K181])" office:value-type="float" office:value="5" calcext:value-type="float">
            <text:p>5</text:p>
          </table:table-cell>
          <table:table-cell table:formula="of:=[.O181]+2*[.N181]+4*[.M181]+8*[.L181]" office:value-type="float" office:value="5" calcext:value-type="float">
            <text:p>5</text:p>
          </table:table-cell>
          <table:table-cell table:formula="of:=[.P181]=[.Q18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BIN([.A182];9)" office:value-type="string" office:string-value="010110100" calcext:value-type="string">
            <text:p>01011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2:.K182])" office:value-type="float" office:value="4" calcext:value-type="float">
            <text:p>4</text:p>
          </table:table-cell>
          <table:table-cell table:formula="of:=[.O182]+2*[.N182]+4*[.M182]+8*[.L182]" office:value-type="float" office:value="4" calcext:value-type="float">
            <text:p>4</text:p>
          </table:table-cell>
          <table:table-cell table:formula="of:=[.P182]=[.Q18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BIN([.A183];9)" office:value-type="string" office:string-value="010110101" calcext:value-type="string">
            <text:p>010110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3:.K183])" office:value-type="float" office:value="5" calcext:value-type="float">
            <text:p>5</text:p>
          </table:table-cell>
          <table:table-cell table:formula="of:=[.O183]+2*[.N183]+4*[.M183]+8*[.L183]" office:value-type="float" office:value="5" calcext:value-type="float">
            <text:p>5</text:p>
          </table:table-cell>
          <table:table-cell table:formula="of:=[.P183]=[.Q18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BIN([.A184];9)" office:value-type="string" office:string-value="010110110" calcext:value-type="string">
            <text:p>010110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4:.K184])" office:value-type="float" office:value="5" calcext:value-type="float">
            <text:p>5</text:p>
          </table:table-cell>
          <table:table-cell table:formula="of:=[.O184]+2*[.N184]+4*[.M184]+8*[.L184]" office:value-type="float" office:value="5" calcext:value-type="float">
            <text:p>5</text:p>
          </table:table-cell>
          <table:table-cell table:formula="of:=[.P184]=[.Q18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BIN([.A185];9)" office:value-type="string" office:string-value="010110111" calcext:value-type="string">
            <text:p>010110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5:.K185])" office:value-type="float" office:value="6" calcext:value-type="float">
            <text:p>6</text:p>
          </table:table-cell>
          <table:table-cell table:formula="of:=[.O185]+2*[.N185]+4*[.M185]+8*[.L185]" office:value-type="float" office:value="6" calcext:value-type="float">
            <text:p>6</text:p>
          </table:table-cell>
          <table:table-cell table:formula="of:=[.P185]=[.Q18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BIN([.A186];9)" office:value-type="string" office:string-value="010111000" calcext:value-type="string">
            <text:p>0101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6:.K186])" office:value-type="float" office:value="4" calcext:value-type="float">
            <text:p>4</text:p>
          </table:table-cell>
          <table:table-cell table:formula="of:=[.O186]+2*[.N186]+4*[.M186]+8*[.L186]" office:value-type="float" office:value="4" calcext:value-type="float">
            <text:p>4</text:p>
          </table:table-cell>
          <table:table-cell table:formula="of:=[.P186]=[.Q18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BIN([.A187];9)" office:value-type="string" office:string-value="010111001" calcext:value-type="string">
            <text:p>01011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7:.K187])" office:value-type="float" office:value="5" calcext:value-type="float">
            <text:p>5</text:p>
          </table:table-cell>
          <table:table-cell table:formula="of:=[.O187]+2*[.N187]+4*[.M187]+8*[.L187]" office:value-type="float" office:value="5" calcext:value-type="float">
            <text:p>5</text:p>
          </table:table-cell>
          <table:table-cell table:formula="of:=[.P187]=[.Q18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BIN([.A188];9)" office:value-type="string" office:string-value="010111010" calcext:value-type="string">
            <text:p>01011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8:.K188])" office:value-type="float" office:value="5" calcext:value-type="float">
            <text:p>5</text:p>
          </table:table-cell>
          <table:table-cell table:formula="of:=[.O188]+2*[.N188]+4*[.M188]+8*[.L188]" office:value-type="float" office:value="5" calcext:value-type="float">
            <text:p>5</text:p>
          </table:table-cell>
          <table:table-cell table:formula="of:=[.P188]=[.Q18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BIN([.A189];9)" office:value-type="string" office:string-value="010111011" calcext:value-type="string">
            <text:p>010111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9:.K189])" office:value-type="float" office:value="6" calcext:value-type="float">
            <text:p>6</text:p>
          </table:table-cell>
          <table:table-cell table:formula="of:=[.O189]+2*[.N189]+4*[.M189]+8*[.L189]" office:value-type="float" office:value="6" calcext:value-type="float">
            <text:p>6</text:p>
          </table:table-cell>
          <table:table-cell table:formula="of:=[.P189]=[.Q18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BIN([.A190];9)" office:value-type="string" office:string-value="010111100" calcext:value-type="string">
            <text:p>010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90:.K190])" office:value-type="float" office:value="5" calcext:value-type="float">
            <text:p>5</text:p>
          </table:table-cell>
          <table:table-cell table:formula="of:=[.O190]+2*[.N190]+4*[.M190]+8*[.L190]" office:value-type="float" office:value="5" calcext:value-type="float">
            <text:p>5</text:p>
          </table:table-cell>
          <table:table-cell table:formula="of:=[.P190]=[.Q19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BIN([.A191];9)" office:value-type="string" office:string-value="010111101" calcext:value-type="string">
            <text:p>0101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1:.K191])" office:value-type="float" office:value="6" calcext:value-type="float">
            <text:p>6</text:p>
          </table:table-cell>
          <table:table-cell table:formula="of:=[.O191]+2*[.N191]+4*[.M191]+8*[.L191]" office:value-type="float" office:value="6" calcext:value-type="float">
            <text:p>6</text:p>
          </table:table-cell>
          <table:table-cell table:formula="of:=[.P191]=[.Q19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BIN([.A192];9)" office:value-type="string" office:string-value="010111110" calcext:value-type="string">
            <text:p>0101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2:.K192])" office:value-type="float" office:value="6" calcext:value-type="float">
            <text:p>6</text:p>
          </table:table-cell>
          <table:table-cell table:formula="of:=[.O192]+2*[.N192]+4*[.M192]+8*[.L192]" office:value-type="float" office:value="6" calcext:value-type="float">
            <text:p>6</text:p>
          </table:table-cell>
          <table:table-cell table:formula="of:=[.P192]=[.Q19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BIN([.A193];9)" office:value-type="string" office:string-value="010111111" calcext:value-type="string">
            <text:p>010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93:.K193])" office:value-type="float" office:value="7" calcext:value-type="float">
            <text:p>7</text:p>
          </table:table-cell>
          <table:table-cell table:formula="of:=[.O193]+2*[.N193]+4*[.M193]+8*[.L193]" office:value-type="float" office:value="7" calcext:value-type="float">
            <text:p>7</text:p>
          </table:table-cell>
          <table:table-cell table:formula="of:=[.P193]=[.Q19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BIN([.A194];9)" office:value-type="string" office:string-value="011000000" calcext:value-type="string">
            <text:p>011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4:.K194])" office:value-type="float" office:value="2" calcext:value-type="float">
            <text:p>2</text:p>
          </table:table-cell>
          <table:table-cell table:formula="of:=[.O194]+2*[.N194]+4*[.M194]+8*[.L194]" office:value-type="float" office:value="2" calcext:value-type="float">
            <text:p>2</text:p>
          </table:table-cell>
          <table:table-cell table:formula="of:=[.P194]=[.Q19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BIN([.A195];9)" office:value-type="string" office:string-value="011000001" calcext:value-type="string">
            <text:p>01100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95:.K195])" office:value-type="float" office:value="3" calcext:value-type="float">
            <text:p>3</text:p>
          </table:table-cell>
          <table:table-cell table:formula="of:=[.O195]+2*[.N195]+4*[.M195]+8*[.L195]" office:value-type="float" office:value="3" calcext:value-type="float">
            <text:p>3</text:p>
          </table:table-cell>
          <table:table-cell table:formula="of:=[.P195]=[.Q19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BIN([.A196];9)" office:value-type="string" office:string-value="011000010" calcext:value-type="string">
            <text:p>011000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96:.K196])" office:value-type="float" office:value="3" calcext:value-type="float">
            <text:p>3</text:p>
          </table:table-cell>
          <table:table-cell table:formula="of:=[.O196]+2*[.N196]+4*[.M196]+8*[.L196]" office:value-type="float" office:value="3" calcext:value-type="float">
            <text:p>3</text:p>
          </table:table-cell>
          <table:table-cell table:formula="of:=[.P196]=[.Q19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BIN([.A197];9)" office:value-type="string" office:string-value="011000011" calcext:value-type="string">
            <text:p>011000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7:.K197])" office:value-type="float" office:value="4" calcext:value-type="float">
            <text:p>4</text:p>
          </table:table-cell>
          <table:table-cell table:formula="of:=[.O197]+2*[.N197]+4*[.M197]+8*[.L197]" office:value-type="float" office:value="4" calcext:value-type="float">
            <text:p>4</text:p>
          </table:table-cell>
          <table:table-cell table:formula="of:=[.P197]=[.Q19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BIN([.A198];9)" office:value-type="string" office:string-value="011000100" calcext:value-type="string">
            <text:p>01100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98:.K198])" office:value-type="float" office:value="3" calcext:value-type="float">
            <text:p>3</text:p>
          </table:table-cell>
          <table:table-cell table:formula="of:=[.O198]+2*[.N198]+4*[.M198]+8*[.L198]" office:value-type="float" office:value="3" calcext:value-type="float">
            <text:p>3</text:p>
          </table:table-cell>
          <table:table-cell table:formula="of:=[.P198]=[.Q19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BIN([.A199];9)" office:value-type="string" office:string-value="011000101" calcext:value-type="string">
            <text:p>011000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9:.K199])" office:value-type="float" office:value="4" calcext:value-type="float">
            <text:p>4</text:p>
          </table:table-cell>
          <table:table-cell table:formula="of:=[.O199]+2*[.N199]+4*[.M199]+8*[.L199]" office:value-type="float" office:value="4" calcext:value-type="float">
            <text:p>4</text:p>
          </table:table-cell>
          <table:table-cell table:formula="of:=[.P199]=[.Q19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BIN([.A200];9)" office:value-type="string" office:string-value="011000110" calcext:value-type="string">
            <text:p>011000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0:.K200])" office:value-type="float" office:value="4" calcext:value-type="float">
            <text:p>4</text:p>
          </table:table-cell>
          <table:table-cell table:formula="of:=[.O200]+2*[.N200]+4*[.M200]+8*[.L200]" office:value-type="float" office:value="4" calcext:value-type="float">
            <text:p>4</text:p>
          </table:table-cell>
          <table:table-cell table:formula="of:=[.P200]=[.Q20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BIN([.A201];9)" office:value-type="string" office:string-value="011000111" calcext:value-type="string">
            <text:p>011000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01:.K201])" office:value-type="float" office:value="5" calcext:value-type="float">
            <text:p>5</text:p>
          </table:table-cell>
          <table:table-cell table:formula="of:=[.O201]+2*[.N201]+4*[.M201]+8*[.L201]" office:value-type="float" office:value="5" calcext:value-type="float">
            <text:p>5</text:p>
          </table:table-cell>
          <table:table-cell table:formula="of:=[.P201]=[.Q20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BIN([.A202];9)" office:value-type="string" office:string-value="011001000" calcext:value-type="string">
            <text:p>01100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02:.K202])" office:value-type="float" office:value="3" calcext:value-type="float">
            <text:p>3</text:p>
          </table:table-cell>
          <table:table-cell table:formula="of:=[.O202]+2*[.N202]+4*[.M202]+8*[.L202]" office:value-type="float" office:value="3" calcext:value-type="float">
            <text:p>3</text:p>
          </table:table-cell>
          <table:table-cell table:formula="of:=[.P202]=[.Q20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BIN([.A203];9)" office:value-type="string" office:string-value="011001001" calcext:value-type="string">
            <text:p>011001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3:.K203])" office:value-type="float" office:value="4" calcext:value-type="float">
            <text:p>4</text:p>
          </table:table-cell>
          <table:table-cell table:formula="of:=[.O203]+2*[.N203]+4*[.M203]+8*[.L203]" office:value-type="float" office:value="4" calcext:value-type="float">
            <text:p>4</text:p>
          </table:table-cell>
          <table:table-cell table:formula="of:=[.P203]=[.Q20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BIN([.A204];9)" office:value-type="string" office:string-value="011001010" calcext:value-type="string">
            <text:p>011001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4:.K204])" office:value-type="float" office:value="4" calcext:value-type="float">
            <text:p>4</text:p>
          </table:table-cell>
          <table:table-cell table:formula="of:=[.O204]+2*[.N204]+4*[.M204]+8*[.L204]" office:value-type="float" office:value="4" calcext:value-type="float">
            <text:p>4</text:p>
          </table:table-cell>
          <table:table-cell table:formula="of:=[.P204]=[.Q20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BIN([.A205];9)" office:value-type="string" office:string-value="011001011" calcext:value-type="string">
            <text:p>01100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05:.K205])" office:value-type="float" office:value="5" calcext:value-type="float">
            <text:p>5</text:p>
          </table:table-cell>
          <table:table-cell table:formula="of:=[.O205]+2*[.N205]+4*[.M205]+8*[.L205]" office:value-type="float" office:value="5" calcext:value-type="float">
            <text:p>5</text:p>
          </table:table-cell>
          <table:table-cell table:formula="of:=[.P205]=[.Q20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BIN([.A206];9)" office:value-type="string" office:string-value="011001100" calcext:value-type="string">
            <text:p>011001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6:.K206])" office:value-type="float" office:value="4" calcext:value-type="float">
            <text:p>4</text:p>
          </table:table-cell>
          <table:table-cell table:formula="of:=[.O206]+2*[.N206]+4*[.M206]+8*[.L206]" office:value-type="float" office:value="4" calcext:value-type="float">
            <text:p>4</text:p>
          </table:table-cell>
          <table:table-cell table:formula="of:=[.P206]=[.Q20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BIN([.A207];9)" office:value-type="string" office:string-value="011001101" calcext:value-type="string">
            <text:p>011001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07:.K207])" office:value-type="float" office:value="5" calcext:value-type="float">
            <text:p>5</text:p>
          </table:table-cell>
          <table:table-cell table:formula="of:=[.O207]+2*[.N207]+4*[.M207]+8*[.L207]" office:value-type="float" office:value="5" calcext:value-type="float">
            <text:p>5</text:p>
          </table:table-cell>
          <table:table-cell table:formula="of:=[.P207]=[.Q20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BIN([.A208];9)" office:value-type="string" office:string-value="011001110" calcext:value-type="string">
            <text:p>011001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08:.K208])" office:value-type="float" office:value="5" calcext:value-type="float">
            <text:p>5</text:p>
          </table:table-cell>
          <table:table-cell table:formula="of:=[.O208]+2*[.N208]+4*[.M208]+8*[.L208]" office:value-type="float" office:value="5" calcext:value-type="float">
            <text:p>5</text:p>
          </table:table-cell>
          <table:table-cell table:formula="of:=[.P208]=[.Q20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BIN([.A209];9)" office:value-type="string" office:string-value="011001111" calcext:value-type="string">
            <text:p>01100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09:.K209])" office:value-type="float" office:value="6" calcext:value-type="float">
            <text:p>6</text:p>
          </table:table-cell>
          <table:table-cell table:formula="of:=[.O209]+2*[.N209]+4*[.M209]+8*[.L209]" office:value-type="float" office:value="6" calcext:value-type="float">
            <text:p>6</text:p>
          </table:table-cell>
          <table:table-cell table:formula="of:=[.P209]=[.Q20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BIN([.A210];9)" office:value-type="string" office:string-value="011010000" calcext:value-type="string">
            <text:p>0110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10:.K210])" office:value-type="float" office:value="3" calcext:value-type="float">
            <text:p>3</text:p>
          </table:table-cell>
          <table:table-cell table:formula="of:=[.O210]+2*[.N210]+4*[.M210]+8*[.L210]" office:value-type="float" office:value="3" calcext:value-type="float">
            <text:p>3</text:p>
          </table:table-cell>
          <table:table-cell table:formula="of:=[.P210]=[.Q2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BIN([.A211];9)" office:value-type="string" office:string-value="011010001" calcext:value-type="string">
            <text:p>01101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1:.K211])" office:value-type="float" office:value="4" calcext:value-type="float">
            <text:p>4</text:p>
          </table:table-cell>
          <table:table-cell table:formula="of:=[.O211]+2*[.N211]+4*[.M211]+8*[.L211]" office:value-type="float" office:value="4" calcext:value-type="float">
            <text:p>4</text:p>
          </table:table-cell>
          <table:table-cell table:formula="of:=[.P211]=[.Q2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BIN([.A212];9)" office:value-type="string" office:string-value="011010010" calcext:value-type="string">
            <text:p>011010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2:.K212])" office:value-type="float" office:value="4" calcext:value-type="float">
            <text:p>4</text:p>
          </table:table-cell>
          <table:table-cell table:formula="of:=[.O212]+2*[.N212]+4*[.M212]+8*[.L212]" office:value-type="float" office:value="4" calcext:value-type="float">
            <text:p>4</text:p>
          </table:table-cell>
          <table:table-cell table:formula="of:=[.P212]=[.Q2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BIN([.A213];9)" office:value-type="string" office:string-value="011010011" calcext:value-type="string">
            <text:p>011010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3:.K213])" office:value-type="float" office:value="5" calcext:value-type="float">
            <text:p>5</text:p>
          </table:table-cell>
          <table:table-cell table:formula="of:=[.O213]+2*[.N213]+4*[.M213]+8*[.L213]" office:value-type="float" office:value="5" calcext:value-type="float">
            <text:p>5</text:p>
          </table:table-cell>
          <table:table-cell table:formula="of:=[.P213]=[.Q21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BIN([.A214];9)" office:value-type="string" office:string-value="011010100" calcext:value-type="string">
            <text:p>01101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4:.K214])" office:value-type="float" office:value="4" calcext:value-type="float">
            <text:p>4</text:p>
          </table:table-cell>
          <table:table-cell table:formula="of:=[.O214]+2*[.N214]+4*[.M214]+8*[.L214]" office:value-type="float" office:value="4" calcext:value-type="float">
            <text:p>4</text:p>
          </table:table-cell>
          <table:table-cell table:formula="of:=[.P214]=[.Q21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BIN([.A215];9)" office:value-type="string" office:string-value="011010101" calcext:value-type="string">
            <text:p>011010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5:.K215])" office:value-type="float" office:value="5" calcext:value-type="float">
            <text:p>5</text:p>
          </table:table-cell>
          <table:table-cell table:formula="of:=[.O215]+2*[.N215]+4*[.M215]+8*[.L215]" office:value-type="float" office:value="5" calcext:value-type="float">
            <text:p>5</text:p>
          </table:table-cell>
          <table:table-cell table:formula="of:=[.P215]=[.Q21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BIN([.A216];9)" office:value-type="string" office:string-value="011010110" calcext:value-type="string">
            <text:p>011010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6:.K216])" office:value-type="float" office:value="5" calcext:value-type="float">
            <text:p>5</text:p>
          </table:table-cell>
          <table:table-cell table:formula="of:=[.O216]+2*[.N216]+4*[.M216]+8*[.L216]" office:value-type="float" office:value="5" calcext:value-type="float">
            <text:p>5</text:p>
          </table:table-cell>
          <table:table-cell table:formula="of:=[.P216]=[.Q21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BIN([.A217];9)" office:value-type="string" office:string-value="011010111" calcext:value-type="string">
            <text:p>011010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17:.K217])" office:value-type="float" office:value="6" calcext:value-type="float">
            <text:p>6</text:p>
          </table:table-cell>
          <table:table-cell table:formula="of:=[.O217]+2*[.N217]+4*[.M217]+8*[.L217]" office:value-type="float" office:value="6" calcext:value-type="float">
            <text:p>6</text:p>
          </table:table-cell>
          <table:table-cell table:formula="of:=[.P217]=[.Q21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BIN([.A218];9)" office:value-type="string" office:string-value="011011000" calcext:value-type="string">
            <text:p>01101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8:.K218])" office:value-type="float" office:value="4" calcext:value-type="float">
            <text:p>4</text:p>
          </table:table-cell>
          <table:table-cell table:formula="of:=[.O218]+2*[.N218]+4*[.M218]+8*[.L218]" office:value-type="float" office:value="4" calcext:value-type="float">
            <text:p>4</text:p>
          </table:table-cell>
          <table:table-cell table:formula="of:=[.P218]=[.Q21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BIN([.A219];9)" office:value-type="string" office:string-value="011011001" calcext:value-type="string">
            <text:p>011011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9:.K219])" office:value-type="float" office:value="5" calcext:value-type="float">
            <text:p>5</text:p>
          </table:table-cell>
          <table:table-cell table:formula="of:=[.O219]+2*[.N219]+4*[.M219]+8*[.L219]" office:value-type="float" office:value="5" calcext:value-type="float">
            <text:p>5</text:p>
          </table:table-cell>
          <table:table-cell table:formula="of:=[.P219]=[.Q21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BIN([.A220];9)" office:value-type="string" office:string-value="011011010" calcext:value-type="string">
            <text:p>011011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20:.K220])" office:value-type="float" office:value="5" calcext:value-type="float">
            <text:p>5</text:p>
          </table:table-cell>
          <table:table-cell table:formula="of:=[.O220]+2*[.N220]+4*[.M220]+8*[.L220]" office:value-type="float" office:value="5" calcext:value-type="float">
            <text:p>5</text:p>
          </table:table-cell>
          <table:table-cell table:formula="of:=[.P220]=[.Q22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BIN([.A221];9)" office:value-type="string" office:string-value="011011011" calcext:value-type="string">
            <text:p>01101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21:.K221])" office:value-type="float" office:value="6" calcext:value-type="float">
            <text:p>6</text:p>
          </table:table-cell>
          <table:table-cell table:formula="of:=[.O221]+2*[.N221]+4*[.M221]+8*[.L221]" office:value-type="float" office:value="6" calcext:value-type="float">
            <text:p>6</text:p>
          </table:table-cell>
          <table:table-cell table:formula="of:=[.P221]=[.Q22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BIN([.A222];9)" office:value-type="string" office:string-value="011011100" calcext:value-type="string">
            <text:p>011011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22:.K222])" office:value-type="float" office:value="5" calcext:value-type="float">
            <text:p>5</text:p>
          </table:table-cell>
          <table:table-cell table:formula="of:=[.O222]+2*[.N222]+4*[.M222]+8*[.L222]" office:value-type="float" office:value="5" calcext:value-type="float">
            <text:p>5</text:p>
          </table:table-cell>
          <table:table-cell table:formula="of:=[.P222]=[.Q22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BIN([.A223];9)" office:value-type="string" office:string-value="011011101" calcext:value-type="string">
            <text:p>011011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23:.K223])" office:value-type="float" office:value="6" calcext:value-type="float">
            <text:p>6</text:p>
          </table:table-cell>
          <table:table-cell table:formula="of:=[.O223]+2*[.N223]+4*[.M223]+8*[.L223]" office:value-type="float" office:value="6" calcext:value-type="float">
            <text:p>6</text:p>
          </table:table-cell>
          <table:table-cell table:formula="of:=[.P223]=[.Q22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BIN([.A224];9)" office:value-type="string" office:string-value="011011110" calcext:value-type="string">
            <text:p>011011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24:.K224])" office:value-type="float" office:value="6" calcext:value-type="float">
            <text:p>6</text:p>
          </table:table-cell>
          <table:table-cell table:formula="of:=[.O224]+2*[.N224]+4*[.M224]+8*[.L224]" office:value-type="float" office:value="6" calcext:value-type="float">
            <text:p>6</text:p>
          </table:table-cell>
          <table:table-cell table:formula="of:=[.P224]=[.Q22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BIN([.A225];9)" office:value-type="string" office:string-value="011011111" calcext:value-type="string">
            <text:p>01101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25:.K225])" office:value-type="float" office:value="7" calcext:value-type="float">
            <text:p>7</text:p>
          </table:table-cell>
          <table:table-cell table:formula="of:=[.O225]+2*[.N225]+4*[.M225]+8*[.L225]" office:value-type="float" office:value="7" calcext:value-type="float">
            <text:p>7</text:p>
          </table:table-cell>
          <table:table-cell table:formula="of:=[.P225]=[.Q22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BIN([.A226];9)" office:value-type="string" office:string-value="011100000" calcext:value-type="string">
            <text:p>01110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26:.K226])" office:value-type="float" office:value="3" calcext:value-type="float">
            <text:p>3</text:p>
          </table:table-cell>
          <table:table-cell table:formula="of:=[.O226]+2*[.N226]+4*[.M226]+8*[.L226]" office:value-type="float" office:value="3" calcext:value-type="float">
            <text:p>3</text:p>
          </table:table-cell>
          <table:table-cell table:formula="of:=[.P226]=[.Q22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BIN([.A227];9)" office:value-type="string" office:string-value="011100001" calcext:value-type="string">
            <text:p>011100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7:.K227])" office:value-type="float" office:value="4" calcext:value-type="float">
            <text:p>4</text:p>
          </table:table-cell>
          <table:table-cell table:formula="of:=[.O227]+2*[.N227]+4*[.M227]+8*[.L227]" office:value-type="float" office:value="4" calcext:value-type="float">
            <text:p>4</text:p>
          </table:table-cell>
          <table:table-cell table:formula="of:=[.P227]=[.Q22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BIN([.A228];9)" office:value-type="string" office:string-value="011100010" calcext:value-type="string">
            <text:p>0111000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8:.K228])" office:value-type="float" office:value="4" calcext:value-type="float">
            <text:p>4</text:p>
          </table:table-cell>
          <table:table-cell table:formula="of:=[.O228]+2*[.N228]+4*[.M228]+8*[.L228]" office:value-type="float" office:value="4" calcext:value-type="float">
            <text:p>4</text:p>
          </table:table-cell>
          <table:table-cell table:formula="of:=[.P228]=[.Q22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BIN([.A229];9)" office:value-type="string" office:string-value="011100011" calcext:value-type="string">
            <text:p>0111000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29:.K229])" office:value-type="float" office:value="5" calcext:value-type="float">
            <text:p>5</text:p>
          </table:table-cell>
          <table:table-cell table:formula="of:=[.O229]+2*[.N229]+4*[.M229]+8*[.L229]" office:value-type="float" office:value="5" calcext:value-type="float">
            <text:p>5</text:p>
          </table:table-cell>
          <table:table-cell table:formula="of:=[.P229]=[.Q22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BIN([.A230];9)" office:value-type="string" office:string-value="011100100" calcext:value-type="string">
            <text:p>01110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0:.K230])" office:value-type="float" office:value="4" calcext:value-type="float">
            <text:p>4</text:p>
          </table:table-cell>
          <table:table-cell table:formula="of:=[.O230]+2*[.N230]+4*[.M230]+8*[.L230]" office:value-type="float" office:value="4" calcext:value-type="float">
            <text:p>4</text:p>
          </table:table-cell>
          <table:table-cell table:formula="of:=[.P230]=[.Q23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BIN([.A231];9)" office:value-type="string" office:string-value="011100101" calcext:value-type="string">
            <text:p>0111001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31:.K231])" office:value-type="float" office:value="5" calcext:value-type="float">
            <text:p>5</text:p>
          </table:table-cell>
          <table:table-cell table:formula="of:=[.O231]+2*[.N231]+4*[.M231]+8*[.L231]" office:value-type="float" office:value="5" calcext:value-type="float">
            <text:p>5</text:p>
          </table:table-cell>
          <table:table-cell table:formula="of:=[.P231]=[.Q23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BIN([.A232];9)" office:value-type="string" office:string-value="011100110" calcext:value-type="string">
            <text:p>0111001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32:.K232])" office:value-type="float" office:value="5" calcext:value-type="float">
            <text:p>5</text:p>
          </table:table-cell>
          <table:table-cell table:formula="of:=[.O232]+2*[.N232]+4*[.M232]+8*[.L232]" office:value-type="float" office:value="5" calcext:value-type="float">
            <text:p>5</text:p>
          </table:table-cell>
          <table:table-cell table:formula="of:=[.P232]=[.Q23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BIN([.A233];9)" office:value-type="string" office:string-value="011100111" calcext:value-type="string">
            <text:p>0111001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3:.K233])" office:value-type="float" office:value="6" calcext:value-type="float">
            <text:p>6</text:p>
          </table:table-cell>
          <table:table-cell table:formula="of:=[.O233]+2*[.N233]+4*[.M233]+8*[.L233]" office:value-type="float" office:value="6" calcext:value-type="float">
            <text:p>6</text:p>
          </table:table-cell>
          <table:table-cell table:formula="of:=[.P233]=[.Q23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BIN([.A234];9)" office:value-type="string" office:string-value="011101000" calcext:value-type="string">
            <text:p>01110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4:.K234])" office:value-type="float" office:value="4" calcext:value-type="float">
            <text:p>4</text:p>
          </table:table-cell>
          <table:table-cell table:formula="of:=[.O234]+2*[.N234]+4*[.M234]+8*[.L234]" office:value-type="float" office:value="4" calcext:value-type="float">
            <text:p>4</text:p>
          </table:table-cell>
          <table:table-cell table:formula="of:=[.P234]=[.Q23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BIN([.A235];9)" office:value-type="string" office:string-value="011101001" calcext:value-type="string">
            <text:p>011101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35:.K235])" office:value-type="float" office:value="5" calcext:value-type="float">
            <text:p>5</text:p>
          </table:table-cell>
          <table:table-cell table:formula="of:=[.O235]+2*[.N235]+4*[.M235]+8*[.L235]" office:value-type="float" office:value="5" calcext:value-type="float">
            <text:p>5</text:p>
          </table:table-cell>
          <table:table-cell table:formula="of:=[.P235]=[.Q23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BIN([.A236];9)" office:value-type="string" office:string-value="011101010" calcext:value-type="string">
            <text:p>0111010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36:.K236])" office:value-type="float" office:value="5" calcext:value-type="float">
            <text:p>5</text:p>
          </table:table-cell>
          <table:table-cell table:formula="of:=[.O236]+2*[.N236]+4*[.M236]+8*[.L236]" office:value-type="float" office:value="5" calcext:value-type="float">
            <text:p>5</text:p>
          </table:table-cell>
          <table:table-cell table:formula="of:=[.P236]=[.Q23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BIN([.A237];9)" office:value-type="string" office:string-value="011101011" calcext:value-type="string">
            <text:p>0111010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7:.K237])" office:value-type="float" office:value="6" calcext:value-type="float">
            <text:p>6</text:p>
          </table:table-cell>
          <table:table-cell table:formula="of:=[.O237]+2*[.N237]+4*[.M237]+8*[.L237]" office:value-type="float" office:value="6" calcext:value-type="float">
            <text:p>6</text:p>
          </table:table-cell>
          <table:table-cell table:formula="of:=[.P237]=[.Q23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BIN([.A238];9)" office:value-type="string" office:string-value="011101100" calcext:value-type="string">
            <text:p>01110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38:.K238])" office:value-type="float" office:value="5" calcext:value-type="float">
            <text:p>5</text:p>
          </table:table-cell>
          <table:table-cell table:formula="of:=[.O238]+2*[.N238]+4*[.M238]+8*[.L238]" office:value-type="float" office:value="5" calcext:value-type="float">
            <text:p>5</text:p>
          </table:table-cell>
          <table:table-cell table:formula="of:=[.P238]=[.Q23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BIN([.A239];9)" office:value-type="string" office:string-value="011101101" calcext:value-type="string">
            <text:p>0111011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9:.K239])" office:value-type="float" office:value="6" calcext:value-type="float">
            <text:p>6</text:p>
          </table:table-cell>
          <table:table-cell table:formula="of:=[.O239]+2*[.N239]+4*[.M239]+8*[.L239]" office:value-type="float" office:value="6" calcext:value-type="float">
            <text:p>6</text:p>
          </table:table-cell>
          <table:table-cell table:formula="of:=[.P239]=[.Q23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BIN([.A240];9)" office:value-type="string" office:string-value="011101110" calcext:value-type="string">
            <text:p>0111011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0:.K240])" office:value-type="float" office:value="6" calcext:value-type="float">
            <text:p>6</text:p>
          </table:table-cell>
          <table:table-cell table:formula="of:=[.O240]+2*[.N240]+4*[.M240]+8*[.L240]" office:value-type="float" office:value="6" calcext:value-type="float">
            <text:p>6</text:p>
          </table:table-cell>
          <table:table-cell table:formula="of:=[.P240]=[.Q24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BIN([.A241];9)" office:value-type="string" office:string-value="011101111" calcext:value-type="string">
            <text:p>0111011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41:.K241])" office:value-type="float" office:value="7" calcext:value-type="float">
            <text:p>7</text:p>
          </table:table-cell>
          <table:table-cell table:formula="of:=[.O241]+2*[.N241]+4*[.M241]+8*[.L241]" office:value-type="float" office:value="7" calcext:value-type="float">
            <text:p>7</text:p>
          </table:table-cell>
          <table:table-cell table:formula="of:=[.P241]=[.Q24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BIN([.A242];9)" office:value-type="string" office:string-value="011110000" calcext:value-type="string">
            <text:p>011110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2:.K242])" office:value-type="float" office:value="4" calcext:value-type="float">
            <text:p>4</text:p>
          </table:table-cell>
          <table:table-cell table:formula="of:=[.O242]+2*[.N242]+4*[.M242]+8*[.L242]" office:value-type="float" office:value="4" calcext:value-type="float">
            <text:p>4</text:p>
          </table:table-cell>
          <table:table-cell table:formula="of:=[.P242]=[.Q24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BIN([.A243];9)" office:value-type="string" office:string-value="011110001" calcext:value-type="string">
            <text:p>0111100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43:.K243])" office:value-type="float" office:value="5" calcext:value-type="float">
            <text:p>5</text:p>
          </table:table-cell>
          <table:table-cell table:formula="of:=[.O243]+2*[.N243]+4*[.M243]+8*[.L243]" office:value-type="float" office:value="5" calcext:value-type="float">
            <text:p>5</text:p>
          </table:table-cell>
          <table:table-cell table:formula="of:=[.P243]=[.Q24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BIN([.A244];9)" office:value-type="string" office:string-value="011110010" calcext:value-type="string">
            <text:p>0111100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44:.K244])" office:value-type="float" office:value="5" calcext:value-type="float">
            <text:p>5</text:p>
          </table:table-cell>
          <table:table-cell table:formula="of:=[.O244]+2*[.N244]+4*[.M244]+8*[.L244]" office:value-type="float" office:value="5" calcext:value-type="float">
            <text:p>5</text:p>
          </table:table-cell>
          <table:table-cell table:formula="of:=[.P244]=[.Q24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BIN([.A245];9)" office:value-type="string" office:string-value="011110011" calcext:value-type="string">
            <text:p>0111100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5:.K245])" office:value-type="float" office:value="6" calcext:value-type="float">
            <text:p>6</text:p>
          </table:table-cell>
          <table:table-cell table:formula="of:=[.O245]+2*[.N245]+4*[.M245]+8*[.L245]" office:value-type="float" office:value="6" calcext:value-type="float">
            <text:p>6</text:p>
          </table:table-cell>
          <table:table-cell table:formula="of:=[.P245]=[.Q24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BIN([.A246];9)" office:value-type="string" office:string-value="011110100" calcext:value-type="string">
            <text:p>011110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46:.K246])" office:value-type="float" office:value="5" calcext:value-type="float">
            <text:p>5</text:p>
          </table:table-cell>
          <table:table-cell table:formula="of:=[.O246]+2*[.N246]+4*[.M246]+8*[.L246]" office:value-type="float" office:value="5" calcext:value-type="float">
            <text:p>5</text:p>
          </table:table-cell>
          <table:table-cell table:formula="of:=[.P246]=[.Q24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BIN([.A247];9)" office:value-type="string" office:string-value="011110101" calcext:value-type="string">
            <text:p>0111101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7:.K247])" office:value-type="float" office:value="6" calcext:value-type="float">
            <text:p>6</text:p>
          </table:table-cell>
          <table:table-cell table:formula="of:=[.O247]+2*[.N247]+4*[.M247]+8*[.L247]" office:value-type="float" office:value="6" calcext:value-type="float">
            <text:p>6</text:p>
          </table:table-cell>
          <table:table-cell table:formula="of:=[.P247]=[.Q24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BIN([.A248];9)" office:value-type="string" office:string-value="011110110" calcext:value-type="string">
            <text:p>0111101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8:.K248])" office:value-type="float" office:value="6" calcext:value-type="float">
            <text:p>6</text:p>
          </table:table-cell>
          <table:table-cell table:formula="of:=[.O248]+2*[.N248]+4*[.M248]+8*[.L248]" office:value-type="float" office:value="6" calcext:value-type="float">
            <text:p>6</text:p>
          </table:table-cell>
          <table:table-cell table:formula="of:=[.P248]=[.Q24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BIN([.A249];9)" office:value-type="string" office:string-value="011110111" calcext:value-type="string">
            <text:p>0111101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49:.K249])" office:value-type="float" office:value="7" calcext:value-type="float">
            <text:p>7</text:p>
          </table:table-cell>
          <table:table-cell table:formula="of:=[.O249]+2*[.N249]+4*[.M249]+8*[.L249]" office:value-type="float" office:value="7" calcext:value-type="float">
            <text:p>7</text:p>
          </table:table-cell>
          <table:table-cell table:formula="of:=[.P249]=[.Q24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BIN([.A250];9)" office:value-type="string" office:string-value="011111000" calcext:value-type="string">
            <text:p>011111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50:.K250])" office:value-type="float" office:value="5" calcext:value-type="float">
            <text:p>5</text:p>
          </table:table-cell>
          <table:table-cell table:formula="of:=[.O250]+2*[.N250]+4*[.M250]+8*[.L250]" office:value-type="float" office:value="5" calcext:value-type="float">
            <text:p>5</text:p>
          </table:table-cell>
          <table:table-cell table:formula="of:=[.P250]=[.Q25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BIN([.A251];9)" office:value-type="string" office:string-value="011111001" calcext:value-type="string">
            <text:p>0111110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1:.K251])" office:value-type="float" office:value="6" calcext:value-type="float">
            <text:p>6</text:p>
          </table:table-cell>
          <table:table-cell table:formula="of:=[.O251]+2*[.N251]+4*[.M251]+8*[.L251]" office:value-type="float" office:value="6" calcext:value-type="float">
            <text:p>6</text:p>
          </table:table-cell>
          <table:table-cell table:formula="of:=[.P251]=[.Q25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BIN([.A252];9)" office:value-type="string" office:string-value="011111010" calcext:value-type="string">
            <text:p>0111110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2:.K252])" office:value-type="float" office:value="6" calcext:value-type="float">
            <text:p>6</text:p>
          </table:table-cell>
          <table:table-cell table:formula="of:=[.O252]+2*[.N252]+4*[.M252]+8*[.L252]" office:value-type="float" office:value="6" calcext:value-type="float">
            <text:p>6</text:p>
          </table:table-cell>
          <table:table-cell table:formula="of:=[.P252]=[.Q25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BIN([.A253];9)" office:value-type="string" office:string-value="011111011" calcext:value-type="string">
            <text:p>01111101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53:.K253])" office:value-type="float" office:value="7" calcext:value-type="float">
            <text:p>7</text:p>
          </table:table-cell>
          <table:table-cell table:formula="of:=[.O253]+2*[.N253]+4*[.M253]+8*[.L253]" office:value-type="float" office:value="7" calcext:value-type="float">
            <text:p>7</text:p>
          </table:table-cell>
          <table:table-cell table:formula="of:=[.P253]=[.Q25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BIN([.A254];9)" office:value-type="string" office:string-value="011111100" calcext:value-type="string">
            <text:p>0111111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4:.K254])" office:value-type="float" office:value="6" calcext:value-type="float">
            <text:p>6</text:p>
          </table:table-cell>
          <table:table-cell table:formula="of:=[.O254]+2*[.N254]+4*[.M254]+8*[.L254]" office:value-type="float" office:value="6" calcext:value-type="float">
            <text:p>6</text:p>
          </table:table-cell>
          <table:table-cell table:formula="of:=[.P254]=[.Q25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BIN([.A255];9)" office:value-type="string" office:string-value="011111101" calcext:value-type="string">
            <text:p>01111110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55:.K255])" office:value-type="float" office:value="7" calcext:value-type="float">
            <text:p>7</text:p>
          </table:table-cell>
          <table:table-cell table:formula="of:=[.O255]+2*[.N255]+4*[.M255]+8*[.L255]" office:value-type="float" office:value="7" calcext:value-type="float">
            <text:p>7</text:p>
          </table:table-cell>
          <table:table-cell table:formula="of:=[.P255]=[.Q25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BIN([.A256];9)" office:value-type="string" office:string-value="011111110" calcext:value-type="string">
            <text:p>0111111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56:.K256])" office:value-type="float" office:value="7" calcext:value-type="float">
            <text:p>7</text:p>
          </table:table-cell>
          <table:table-cell table:formula="of:=[.O256]+2*[.N256]+4*[.M256]+8*[.L256]" office:value-type="float" office:value="7" calcext:value-type="float">
            <text:p>7</text:p>
          </table:table-cell>
          <table:table-cell table:formula="of:=[.P256]=[.Q25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BIN([.A257];9)" office:value-type="string" office:string-value="011111111" calcext:value-type="string">
            <text:p>01111111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7:.K257])" office:value-type="float" office:value="8" calcext:value-type="float">
            <text:p>8</text:p>
          </table:table-cell>
          <table:table-cell table:formula="of:=[.O257]+2*[.N257]+4*[.M257]+8*[.L257]" office:value-type="float" office:value="8" calcext:value-type="float">
            <text:p>8</text:p>
          </table:table-cell>
          <table:table-cell table:formula="of:=[.P257]=[.Q25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BIN([.A258];9)" office:value-type="string" office:string-value="100000000" calcext:value-type="string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58:.K258])" office:value-type="float" office:value="1" calcext:value-type="float">
            <text:p>1</text:p>
          </table:table-cell>
          <table:table-cell table:formula="of:=[.O258]+2*[.N258]+4*[.M258]+8*[.L258]" office:value-type="float" office:value="1" calcext:value-type="float">
            <text:p>1</text:p>
          </table:table-cell>
          <table:table-cell table:formula="of:=[.P258]=[.Q25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BIN([.A259];9)" office:value-type="string" office:string-value="100000001" calcext:value-type="string">
            <text:p>1000000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9:.K259])" office:value-type="float" office:value="2" calcext:value-type="float">
            <text:p>2</text:p>
          </table:table-cell>
          <table:table-cell table:formula="of:=[.O259]+2*[.N259]+4*[.M259]+8*[.L259]" office:value-type="float" office:value="2" calcext:value-type="float">
            <text:p>2</text:p>
          </table:table-cell>
          <table:table-cell table:formula="of:=[.P259]=[.Q25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BIN([.A260];9)" office:value-type="string" office:string-value="100000010" calcext:value-type="string">
            <text:p>100000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60:.K260])" office:value-type="float" office:value="2" calcext:value-type="float">
            <text:p>2</text:p>
          </table:table-cell>
          <table:table-cell table:formula="of:=[.O260]+2*[.N260]+4*[.M260]+8*[.L260]" office:value-type="float" office:value="2" calcext:value-type="float">
            <text:p>2</text:p>
          </table:table-cell>
          <table:table-cell table:formula="of:=[.P260]=[.Q26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BIN([.A261];9)" office:value-type="string" office:string-value="100000011" calcext:value-type="string">
            <text:p>100000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1:.K261])" office:value-type="float" office:value="3" calcext:value-type="float">
            <text:p>3</text:p>
          </table:table-cell>
          <table:table-cell table:formula="of:=[.O261]+2*[.N261]+4*[.M261]+8*[.L261]" office:value-type="float" office:value="3" calcext:value-type="float">
            <text:p>3</text:p>
          </table:table-cell>
          <table:table-cell table:formula="of:=[.P261]=[.Q26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BIN([.A262];9)" office:value-type="string" office:string-value="100000100" calcext:value-type="string">
            <text:p>1000001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62:.K262])" office:value-type="float" office:value="2" calcext:value-type="float">
            <text:p>2</text:p>
          </table:table-cell>
          <table:table-cell table:formula="of:=[.O262]+2*[.N262]+4*[.M262]+8*[.L262]" office:value-type="float" office:value="2" calcext:value-type="float">
            <text:p>2</text:p>
          </table:table-cell>
          <table:table-cell table:formula="of:=[.P262]=[.Q26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BIN([.A263];9)" office:value-type="string" office:string-value="100000101" calcext:value-type="string">
            <text:p>1000001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3:.K263])" office:value-type="float" office:value="3" calcext:value-type="float">
            <text:p>3</text:p>
          </table:table-cell>
          <table:table-cell table:formula="of:=[.O263]+2*[.N263]+4*[.M263]+8*[.L263]" office:value-type="float" office:value="3" calcext:value-type="float">
            <text:p>3</text:p>
          </table:table-cell>
          <table:table-cell table:formula="of:=[.P263]=[.Q26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BIN([.A264];9)" office:value-type="string" office:string-value="100000110" calcext:value-type="string">
            <text:p>1000001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4:.K264])" office:value-type="float" office:value="3" calcext:value-type="float">
            <text:p>3</text:p>
          </table:table-cell>
          <table:table-cell table:formula="of:=[.O264]+2*[.N264]+4*[.M264]+8*[.L264]" office:value-type="float" office:value="3" calcext:value-type="float">
            <text:p>3</text:p>
          </table:table-cell>
          <table:table-cell table:formula="of:=[.P264]=[.Q26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BIN([.A265];9)" office:value-type="string" office:string-value="100000111" calcext:value-type="string">
            <text:p>1000001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5:.K265])" office:value-type="float" office:value="4" calcext:value-type="float">
            <text:p>4</text:p>
          </table:table-cell>
          <table:table-cell table:formula="of:=[.O265]+2*[.N265]+4*[.M265]+8*[.L265]" office:value-type="float" office:value="4" calcext:value-type="float">
            <text:p>4</text:p>
          </table:table-cell>
          <table:table-cell table:formula="of:=[.P265]=[.Q26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BIN([.A266];9)" office:value-type="string" office:string-value="100001000" calcext:value-type="string">
            <text:p>10000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66:.K266])" office:value-type="float" office:value="2" calcext:value-type="float">
            <text:p>2</text:p>
          </table:table-cell>
          <table:table-cell table:formula="of:=[.O266]+2*[.N266]+4*[.M266]+8*[.L266]" office:value-type="float" office:value="2" calcext:value-type="float">
            <text:p>2</text:p>
          </table:table-cell>
          <table:table-cell table:formula="of:=[.P266]=[.Q26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BIN([.A267];9)" office:value-type="string" office:string-value="100001001" calcext:value-type="string">
            <text:p>1000010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7:.K267])" office:value-type="float" office:value="3" calcext:value-type="float">
            <text:p>3</text:p>
          </table:table-cell>
          <table:table-cell table:formula="of:=[.O267]+2*[.N267]+4*[.M267]+8*[.L267]" office:value-type="float" office:value="3" calcext:value-type="float">
            <text:p>3</text:p>
          </table:table-cell>
          <table:table-cell table:formula="of:=[.P267]=[.Q26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BIN([.A268];9)" office:value-type="string" office:string-value="100001010" calcext:value-type="string">
            <text:p>1000010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8:.K268])" office:value-type="float" office:value="3" calcext:value-type="float">
            <text:p>3</text:p>
          </table:table-cell>
          <table:table-cell table:formula="of:=[.O268]+2*[.N268]+4*[.M268]+8*[.L268]" office:value-type="float" office:value="3" calcext:value-type="float">
            <text:p>3</text:p>
          </table:table-cell>
          <table:table-cell table:formula="of:=[.P268]=[.Q26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BIN([.A269];9)" office:value-type="string" office:string-value="100001011" calcext:value-type="string">
            <text:p>100001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9:.K269])" office:value-type="float" office:value="4" calcext:value-type="float">
            <text:p>4</text:p>
          </table:table-cell>
          <table:table-cell table:formula="of:=[.O269]+2*[.N269]+4*[.M269]+8*[.L269]" office:value-type="float" office:value="4" calcext:value-type="float">
            <text:p>4</text:p>
          </table:table-cell>
          <table:table-cell table:formula="of:=[.P269]=[.Q26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BIN([.A270];9)" office:value-type="string" office:string-value="100001100" calcext:value-type="string">
            <text:p>1000011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0:.K270])" office:value-type="float" office:value="3" calcext:value-type="float">
            <text:p>3</text:p>
          </table:table-cell>
          <table:table-cell table:formula="of:=[.O270]+2*[.N270]+4*[.M270]+8*[.L270]" office:value-type="float" office:value="3" calcext:value-type="float">
            <text:p>3</text:p>
          </table:table-cell>
          <table:table-cell table:formula="of:=[.P270]=[.Q27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BIN([.A271];9)" office:value-type="string" office:string-value="100001101" calcext:value-type="string">
            <text:p>1000011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1:.K271])" office:value-type="float" office:value="4" calcext:value-type="float">
            <text:p>4</text:p>
          </table:table-cell>
          <table:table-cell table:formula="of:=[.O271]+2*[.N271]+4*[.M271]+8*[.L271]" office:value-type="float" office:value="4" calcext:value-type="float">
            <text:p>4</text:p>
          </table:table-cell>
          <table:table-cell table:formula="of:=[.P271]=[.Q27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BIN([.A272];9)" office:value-type="string" office:string-value="100001110" calcext:value-type="string">
            <text:p>100001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2:.K272])" office:value-type="float" office:value="4" calcext:value-type="float">
            <text:p>4</text:p>
          </table:table-cell>
          <table:table-cell table:formula="of:=[.O272]+2*[.N272]+4*[.M272]+8*[.L272]" office:value-type="float" office:value="4" calcext:value-type="float">
            <text:p>4</text:p>
          </table:table-cell>
          <table:table-cell table:formula="of:=[.P272]=[.Q27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BIN([.A273];9)" office:value-type="string" office:string-value="100001111" calcext:value-type="string">
            <text:p>100001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73:.K273])" office:value-type="float" office:value="5" calcext:value-type="float">
            <text:p>5</text:p>
          </table:table-cell>
          <table:table-cell table:formula="of:=[.O273]+2*[.N273]+4*[.M273]+8*[.L273]" office:value-type="float" office:value="5" calcext:value-type="float">
            <text:p>5</text:p>
          </table:table-cell>
          <table:table-cell table:formula="of:=[.P273]=[.Q27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BIN([.A274];9)" office:value-type="string" office:string-value="100010000" calcext:value-type="string">
            <text:p>1000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74:.K274])" office:value-type="float" office:value="2" calcext:value-type="float">
            <text:p>2</text:p>
          </table:table-cell>
          <table:table-cell table:formula="of:=[.O274]+2*[.N274]+4*[.M274]+8*[.L274]" office:value-type="float" office:value="2" calcext:value-type="float">
            <text:p>2</text:p>
          </table:table-cell>
          <table:table-cell table:formula="of:=[.P274]=[.Q27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BIN([.A275];9)" office:value-type="string" office:string-value="100010001" calcext:value-type="string">
            <text:p>100010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5:.K275])" office:value-type="float" office:value="3" calcext:value-type="float">
            <text:p>3</text:p>
          </table:table-cell>
          <table:table-cell table:formula="of:=[.O275]+2*[.N275]+4*[.M275]+8*[.L275]" office:value-type="float" office:value="3" calcext:value-type="float">
            <text:p>3</text:p>
          </table:table-cell>
          <table:table-cell table:formula="of:=[.P275]=[.Q27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BIN([.A276];9)" office:value-type="string" office:string-value="100010010" calcext:value-type="string">
            <text:p>100010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6:.K276])" office:value-type="float" office:value="3" calcext:value-type="float">
            <text:p>3</text:p>
          </table:table-cell>
          <table:table-cell table:formula="of:=[.O276]+2*[.N276]+4*[.M276]+8*[.L276]" office:value-type="float" office:value="3" calcext:value-type="float">
            <text:p>3</text:p>
          </table:table-cell>
          <table:table-cell table:formula="of:=[.P276]=[.Q27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BIN([.A277];9)" office:value-type="string" office:string-value="100010011" calcext:value-type="string">
            <text:p>1000100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7:.K277])" office:value-type="float" office:value="4" calcext:value-type="float">
            <text:p>4</text:p>
          </table:table-cell>
          <table:table-cell table:formula="of:=[.O277]+2*[.N277]+4*[.M277]+8*[.L277]" office:value-type="float" office:value="4" calcext:value-type="float">
            <text:p>4</text:p>
          </table:table-cell>
          <table:table-cell table:formula="of:=[.P277]=[.Q27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BIN([.A278];9)" office:value-type="string" office:string-value="100010100" calcext:value-type="string">
            <text:p>100010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8:.K278])" office:value-type="float" office:value="3" calcext:value-type="float">
            <text:p>3</text:p>
          </table:table-cell>
          <table:table-cell table:formula="of:=[.O278]+2*[.N278]+4*[.M278]+8*[.L278]" office:value-type="float" office:value="3" calcext:value-type="float">
            <text:p>3</text:p>
          </table:table-cell>
          <table:table-cell table:formula="of:=[.P278]=[.Q27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BIN([.A279];9)" office:value-type="string" office:string-value="100010101" calcext:value-type="string">
            <text:p>100010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9:.K279])" office:value-type="float" office:value="4" calcext:value-type="float">
            <text:p>4</text:p>
          </table:table-cell>
          <table:table-cell table:formula="of:=[.O279]+2*[.N279]+4*[.M279]+8*[.L279]" office:value-type="float" office:value="4" calcext:value-type="float">
            <text:p>4</text:p>
          </table:table-cell>
          <table:table-cell table:formula="of:=[.P279]=[.Q27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BIN([.A280];9)" office:value-type="string" office:string-value="100010110" calcext:value-type="string">
            <text:p>100010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0:.K280])" office:value-type="float" office:value="4" calcext:value-type="float">
            <text:p>4</text:p>
          </table:table-cell>
          <table:table-cell table:formula="of:=[.O280]+2*[.N280]+4*[.M280]+8*[.L280]" office:value-type="float" office:value="4" calcext:value-type="float">
            <text:p>4</text:p>
          </table:table-cell>
          <table:table-cell table:formula="of:=[.P280]=[.Q28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BIN([.A281];9)" office:value-type="string" office:string-value="100010111" calcext:value-type="string">
            <text:p>1000101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1:.K281])" office:value-type="float" office:value="5" calcext:value-type="float">
            <text:p>5</text:p>
          </table:table-cell>
          <table:table-cell table:formula="of:=[.O281]+2*[.N281]+4*[.M281]+8*[.L281]" office:value-type="float" office:value="5" calcext:value-type="float">
            <text:p>5</text:p>
          </table:table-cell>
          <table:table-cell table:formula="of:=[.P281]=[.Q28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BIN([.A282];9)" office:value-type="string" office:string-value="100011000" calcext:value-type="string">
            <text:p>10001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82:.K282])" office:value-type="float" office:value="3" calcext:value-type="float">
            <text:p>3</text:p>
          </table:table-cell>
          <table:table-cell table:formula="of:=[.O282]+2*[.N282]+4*[.M282]+8*[.L282]" office:value-type="float" office:value="3" calcext:value-type="float">
            <text:p>3</text:p>
          </table:table-cell>
          <table:table-cell table:formula="of:=[.P282]=[.Q28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BIN([.A283];9)" office:value-type="string" office:string-value="100011001" calcext:value-type="string">
            <text:p>100011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3:.K283])" office:value-type="float" office:value="4" calcext:value-type="float">
            <text:p>4</text:p>
          </table:table-cell>
          <table:table-cell table:formula="of:=[.O283]+2*[.N283]+4*[.M283]+8*[.L283]" office:value-type="float" office:value="4" calcext:value-type="float">
            <text:p>4</text:p>
          </table:table-cell>
          <table:table-cell table:formula="of:=[.P283]=[.Q28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BIN([.A284];9)" office:value-type="string" office:string-value="100011010" calcext:value-type="string">
            <text:p>100011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4:.K284])" office:value-type="float" office:value="4" calcext:value-type="float">
            <text:p>4</text:p>
          </table:table-cell>
          <table:table-cell table:formula="of:=[.O284]+2*[.N284]+4*[.M284]+8*[.L284]" office:value-type="float" office:value="4" calcext:value-type="float">
            <text:p>4</text:p>
          </table:table-cell>
          <table:table-cell table:formula="of:=[.P284]=[.Q28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BIN([.A285];9)" office:value-type="string" office:string-value="100011011" calcext:value-type="string">
            <text:p>1000110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5:.K285])" office:value-type="float" office:value="5" calcext:value-type="float">
            <text:p>5</text:p>
          </table:table-cell>
          <table:table-cell table:formula="of:=[.O285]+2*[.N285]+4*[.M285]+8*[.L285]" office:value-type="float" office:value="5" calcext:value-type="float">
            <text:p>5</text:p>
          </table:table-cell>
          <table:table-cell table:formula="of:=[.P285]=[.Q28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BIN([.A286];9)" office:value-type="string" office:string-value="100011100" calcext:value-type="string">
            <text:p>100011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6:.K286])" office:value-type="float" office:value="4" calcext:value-type="float">
            <text:p>4</text:p>
          </table:table-cell>
          <table:table-cell table:formula="of:=[.O286]+2*[.N286]+4*[.M286]+8*[.L286]" office:value-type="float" office:value="4" calcext:value-type="float">
            <text:p>4</text:p>
          </table:table-cell>
          <table:table-cell table:formula="of:=[.P286]=[.Q28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BIN([.A287];9)" office:value-type="string" office:string-value="100011101" calcext:value-type="string">
            <text:p>100011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7:.K287])" office:value-type="float" office:value="5" calcext:value-type="float">
            <text:p>5</text:p>
          </table:table-cell>
          <table:table-cell table:formula="of:=[.O287]+2*[.N287]+4*[.M287]+8*[.L287]" office:value-type="float" office:value="5" calcext:value-type="float">
            <text:p>5</text:p>
          </table:table-cell>
          <table:table-cell table:formula="of:=[.P287]=[.Q28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BIN([.A288];9)" office:value-type="string" office:string-value="100011110" calcext:value-type="string">
            <text:p>100011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8:.K288])" office:value-type="float" office:value="5" calcext:value-type="float">
            <text:p>5</text:p>
          </table:table-cell>
          <table:table-cell table:formula="of:=[.O288]+2*[.N288]+4*[.M288]+8*[.L288]" office:value-type="float" office:value="5" calcext:value-type="float">
            <text:p>5</text:p>
          </table:table-cell>
          <table:table-cell table:formula="of:=[.P288]=[.Q28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BIN([.A289];9)" office:value-type="string" office:string-value="100011111" calcext:value-type="string">
            <text:p>1000111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89:.K289])" office:value-type="float" office:value="6" calcext:value-type="float">
            <text:p>6</text:p>
          </table:table-cell>
          <table:table-cell table:formula="of:=[.O289]+2*[.N289]+4*[.M289]+8*[.L289]" office:value-type="float" office:value="6" calcext:value-type="float">
            <text:p>6</text:p>
          </table:table-cell>
          <table:table-cell table:formula="of:=[.P289]=[.Q28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BIN([.A290];9)" office:value-type="string" office:string-value="100100000" calcext:value-type="string">
            <text:p>100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0:.K290])" office:value-type="float" office:value="2" calcext:value-type="float">
            <text:p>2</text:p>
          </table:table-cell>
          <table:table-cell table:formula="of:=[.O290]+2*[.N290]+4*[.M290]+8*[.L290]" office:value-type="float" office:value="2" calcext:value-type="float">
            <text:p>2</text:p>
          </table:table-cell>
          <table:table-cell table:formula="of:=[.P290]=[.Q29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BIN([.A291];9)" office:value-type="string" office:string-value="100100001" calcext:value-type="string">
            <text:p>10010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1:.K291])" office:value-type="float" office:value="3" calcext:value-type="float">
            <text:p>3</text:p>
          </table:table-cell>
          <table:table-cell table:formula="of:=[.O291]+2*[.N291]+4*[.M291]+8*[.L291]" office:value-type="float" office:value="3" calcext:value-type="float">
            <text:p>3</text:p>
          </table:table-cell>
          <table:table-cell table:formula="of:=[.P291]=[.Q29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BIN([.A292];9)" office:value-type="string" office:string-value="100100010" calcext:value-type="string">
            <text:p>10010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2:.K292])" office:value-type="float" office:value="3" calcext:value-type="float">
            <text:p>3</text:p>
          </table:table-cell>
          <table:table-cell table:formula="of:=[.O292]+2*[.N292]+4*[.M292]+8*[.L292]" office:value-type="float" office:value="3" calcext:value-type="float">
            <text:p>3</text:p>
          </table:table-cell>
          <table:table-cell table:formula="of:=[.P292]=[.Q29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BIN([.A293];9)" office:value-type="string" office:string-value="100100011" calcext:value-type="string">
            <text:p>100100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3:.K293])" office:value-type="float" office:value="4" calcext:value-type="float">
            <text:p>4</text:p>
          </table:table-cell>
          <table:table-cell table:formula="of:=[.O293]+2*[.N293]+4*[.M293]+8*[.L293]" office:value-type="float" office:value="4" calcext:value-type="float">
            <text:p>4</text:p>
          </table:table-cell>
          <table:table-cell table:formula="of:=[.P293]=[.Q29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BIN([.A294];9)" office:value-type="string" office:string-value="100100100" calcext:value-type="string">
            <text:p>10010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4:.K294])" office:value-type="float" office:value="3" calcext:value-type="float">
            <text:p>3</text:p>
          </table:table-cell>
          <table:table-cell table:formula="of:=[.O294]+2*[.N294]+4*[.M294]+8*[.L294]" office:value-type="float" office:value="3" calcext:value-type="float">
            <text:p>3</text:p>
          </table:table-cell>
          <table:table-cell table:formula="of:=[.P294]=[.Q29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BIN([.A295];9)" office:value-type="string" office:string-value="100100101" calcext:value-type="string">
            <text:p>100100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5:.K295])" office:value-type="float" office:value="4" calcext:value-type="float">
            <text:p>4</text:p>
          </table:table-cell>
          <table:table-cell table:formula="of:=[.O295]+2*[.N295]+4*[.M295]+8*[.L295]" office:value-type="float" office:value="4" calcext:value-type="float">
            <text:p>4</text:p>
          </table:table-cell>
          <table:table-cell table:formula="of:=[.P295]=[.Q29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BIN([.A296];9)" office:value-type="string" office:string-value="100100110" calcext:value-type="string">
            <text:p>100100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6:.K296])" office:value-type="float" office:value="4" calcext:value-type="float">
            <text:p>4</text:p>
          </table:table-cell>
          <table:table-cell table:formula="of:=[.O296]+2*[.N296]+4*[.M296]+8*[.L296]" office:value-type="float" office:value="4" calcext:value-type="float">
            <text:p>4</text:p>
          </table:table-cell>
          <table:table-cell table:formula="of:=[.P296]=[.Q29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BIN([.A297];9)" office:value-type="string" office:string-value="100100111" calcext:value-type="string">
            <text:p>100100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97:.K297])" office:value-type="float" office:value="5" calcext:value-type="float">
            <text:p>5</text:p>
          </table:table-cell>
          <table:table-cell table:formula="of:=[.O297]+2*[.N297]+4*[.M297]+8*[.L297]" office:value-type="float" office:value="5" calcext:value-type="float">
            <text:p>5</text:p>
          </table:table-cell>
          <table:table-cell table:formula="of:=[.P297]=[.Q29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BIN([.A298];9)" office:value-type="string" office:string-value="100101000" calcext:value-type="string">
            <text:p>10010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8:.K298])" office:value-type="float" office:value="3" calcext:value-type="float">
            <text:p>3</text:p>
          </table:table-cell>
          <table:table-cell table:formula="of:=[.O298]+2*[.N298]+4*[.M298]+8*[.L298]" office:value-type="float" office:value="3" calcext:value-type="float">
            <text:p>3</text:p>
          </table:table-cell>
          <table:table-cell table:formula="of:=[.P298]=[.Q29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BIN([.A299];9)" office:value-type="string" office:string-value="100101001" calcext:value-type="string">
            <text:p>100101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9:.K299])" office:value-type="float" office:value="4" calcext:value-type="float">
            <text:p>4</text:p>
          </table:table-cell>
          <table:table-cell table:formula="of:=[.O299]+2*[.N299]+4*[.M299]+8*[.L299]" office:value-type="float" office:value="4" calcext:value-type="float">
            <text:p>4</text:p>
          </table:table-cell>
          <table:table-cell table:formula="of:=[.P299]=[.Q29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BIN([.A300];9)" office:value-type="string" office:string-value="100101010" calcext:value-type="string">
            <text:p>100101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0:.K300])" office:value-type="float" office:value="4" calcext:value-type="float">
            <text:p>4</text:p>
          </table:table-cell>
          <table:table-cell table:formula="of:=[.O300]+2*[.N300]+4*[.M300]+8*[.L300]" office:value-type="float" office:value="4" calcext:value-type="float">
            <text:p>4</text:p>
          </table:table-cell>
          <table:table-cell table:formula="of:=[.P300]=[.Q30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BIN([.A301];9)" office:value-type="string" office:string-value="100101011" calcext:value-type="string">
            <text:p>100101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1:.K301])" office:value-type="float" office:value="5" calcext:value-type="float">
            <text:p>5</text:p>
          </table:table-cell>
          <table:table-cell table:formula="of:=[.O301]+2*[.N301]+4*[.M301]+8*[.L301]" office:value-type="float" office:value="5" calcext:value-type="float">
            <text:p>5</text:p>
          </table:table-cell>
          <table:table-cell table:formula="of:=[.P301]=[.Q30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BIN([.A302];9)" office:value-type="string" office:string-value="100101100" calcext:value-type="string">
            <text:p>100101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2:.K302])" office:value-type="float" office:value="4" calcext:value-type="float">
            <text:p>4</text:p>
          </table:table-cell>
          <table:table-cell table:formula="of:=[.O302]+2*[.N302]+4*[.M302]+8*[.L302]" office:value-type="float" office:value="4" calcext:value-type="float">
            <text:p>4</text:p>
          </table:table-cell>
          <table:table-cell table:formula="of:=[.P302]=[.Q30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BIN([.A303];9)" office:value-type="string" office:string-value="100101101" calcext:value-type="string">
            <text:p>100101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3:.K303])" office:value-type="float" office:value="5" calcext:value-type="float">
            <text:p>5</text:p>
          </table:table-cell>
          <table:table-cell table:formula="of:=[.O303]+2*[.N303]+4*[.M303]+8*[.L303]" office:value-type="float" office:value="5" calcext:value-type="float">
            <text:p>5</text:p>
          </table:table-cell>
          <table:table-cell table:formula="of:=[.P303]=[.Q30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BIN([.A304];9)" office:value-type="string" office:string-value="100101110" calcext:value-type="string">
            <text:p>100101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4:.K304])" office:value-type="float" office:value="5" calcext:value-type="float">
            <text:p>5</text:p>
          </table:table-cell>
          <table:table-cell table:formula="of:=[.O304]+2*[.N304]+4*[.M304]+8*[.L304]" office:value-type="float" office:value="5" calcext:value-type="float">
            <text:p>5</text:p>
          </table:table-cell>
          <table:table-cell table:formula="of:=[.P304]=[.Q30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BIN([.A305];9)" office:value-type="string" office:string-value="100101111" calcext:value-type="string">
            <text:p>100101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05:.K305])" office:value-type="float" office:value="6" calcext:value-type="float">
            <text:p>6</text:p>
          </table:table-cell>
          <table:table-cell table:formula="of:=[.O305]+2*[.N305]+4*[.M305]+8*[.L305]" office:value-type="float" office:value="6" calcext:value-type="float">
            <text:p>6</text:p>
          </table:table-cell>
          <table:table-cell table:formula="of:=[.P305]=[.Q30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BIN([.A306];9)" office:value-type="string" office:string-value="100110000" calcext:value-type="string">
            <text:p>1001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06:.K306])" office:value-type="float" office:value="3" calcext:value-type="float">
            <text:p>3</text:p>
          </table:table-cell>
          <table:table-cell table:formula="of:=[.O306]+2*[.N306]+4*[.M306]+8*[.L306]" office:value-type="float" office:value="3" calcext:value-type="float">
            <text:p>3</text:p>
          </table:table-cell>
          <table:table-cell table:formula="of:=[.P306]=[.Q30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BIN([.A307];9)" office:value-type="string" office:string-value="100110001" calcext:value-type="string">
            <text:p>10011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7:.K307])" office:value-type="float" office:value="4" calcext:value-type="float">
            <text:p>4</text:p>
          </table:table-cell>
          <table:table-cell table:formula="of:=[.O307]+2*[.N307]+4*[.M307]+8*[.L307]" office:value-type="float" office:value="4" calcext:value-type="float">
            <text:p>4</text:p>
          </table:table-cell>
          <table:table-cell table:formula="of:=[.P307]=[.Q30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BIN([.A308];9)" office:value-type="string" office:string-value="100110010" calcext:value-type="string">
            <text:p>100110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8:.K308])" office:value-type="float" office:value="4" calcext:value-type="float">
            <text:p>4</text:p>
          </table:table-cell>
          <table:table-cell table:formula="of:=[.O308]+2*[.N308]+4*[.M308]+8*[.L308]" office:value-type="float" office:value="4" calcext:value-type="float">
            <text:p>4</text:p>
          </table:table-cell>
          <table:table-cell table:formula="of:=[.P308]=[.Q30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BIN([.A309];9)" office:value-type="string" office:string-value="100110011" calcext:value-type="string">
            <text:p>100110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9:.K309])" office:value-type="float" office:value="5" calcext:value-type="float">
            <text:p>5</text:p>
          </table:table-cell>
          <table:table-cell table:formula="of:=[.O309]+2*[.N309]+4*[.M309]+8*[.L309]" office:value-type="float" office:value="5" calcext:value-type="float">
            <text:p>5</text:p>
          </table:table-cell>
          <table:table-cell table:formula="of:=[.P309]=[.Q30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BIN([.A310];9)" office:value-type="string" office:string-value="100110100" calcext:value-type="string">
            <text:p>10011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10:.K310])" office:value-type="float" office:value="4" calcext:value-type="float">
            <text:p>4</text:p>
          </table:table-cell>
          <table:table-cell table:formula="of:=[.O310]+2*[.N310]+4*[.M310]+8*[.L310]" office:value-type="float" office:value="4" calcext:value-type="float">
            <text:p>4</text:p>
          </table:table-cell>
          <table:table-cell table:formula="of:=[.P310]=[.Q3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BIN([.A311];9)" office:value-type="string" office:string-value="100110101" calcext:value-type="string">
            <text:p>100110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1:.K311])" office:value-type="float" office:value="5" calcext:value-type="float">
            <text:p>5</text:p>
          </table:table-cell>
          <table:table-cell table:formula="of:=[.O311]+2*[.N311]+4*[.M311]+8*[.L311]" office:value-type="float" office:value="5" calcext:value-type="float">
            <text:p>5</text:p>
          </table:table-cell>
          <table:table-cell table:formula="of:=[.P311]=[.Q3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BIN([.A312];9)" office:value-type="string" office:string-value="100110110" calcext:value-type="string">
            <text:p>100110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2:.K312])" office:value-type="float" office:value="5" calcext:value-type="float">
            <text:p>5</text:p>
          </table:table-cell>
          <table:table-cell table:formula="of:=[.O312]+2*[.N312]+4*[.M312]+8*[.L312]" office:value-type="float" office:value="5" calcext:value-type="float">
            <text:p>5</text:p>
          </table:table-cell>
          <table:table-cell table:formula="of:=[.P312]=[.Q3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BIN([.A313];9)" office:value-type="string" office:string-value="100110111" calcext:value-type="string">
            <text:p>100110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3:.K313])" office:value-type="float" office:value="6" calcext:value-type="float">
            <text:p>6</text:p>
          </table:table-cell>
          <table:table-cell table:formula="of:=[.O313]+2*[.N313]+4*[.M313]+8*[.L313]" office:value-type="float" office:value="6" calcext:value-type="float">
            <text:p>6</text:p>
          </table:table-cell>
          <table:table-cell table:formula="of:=[.P313]=[.Q31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BIN([.A314];9)" office:value-type="string" office:string-value="100111000" calcext:value-type="string">
            <text:p>10011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14:.K314])" office:value-type="float" office:value="4" calcext:value-type="float">
            <text:p>4</text:p>
          </table:table-cell>
          <table:table-cell table:formula="of:=[.O314]+2*[.N314]+4*[.M314]+8*[.L314]" office:value-type="float" office:value="4" calcext:value-type="float">
            <text:p>4</text:p>
          </table:table-cell>
          <table:table-cell table:formula="of:=[.P314]=[.Q31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BIN([.A315];9)" office:value-type="string" office:string-value="100111001" calcext:value-type="string">
            <text:p>100111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5:.K315])" office:value-type="float" office:value="5" calcext:value-type="float">
            <text:p>5</text:p>
          </table:table-cell>
          <table:table-cell table:formula="of:=[.O315]+2*[.N315]+4*[.M315]+8*[.L315]" office:value-type="float" office:value="5" calcext:value-type="float">
            <text:p>5</text:p>
          </table:table-cell>
          <table:table-cell table:formula="of:=[.P315]=[.Q31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BIN([.A316];9)" office:value-type="string" office:string-value="100111010" calcext:value-type="string">
            <text:p>100111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6:.K316])" office:value-type="float" office:value="5" calcext:value-type="float">
            <text:p>5</text:p>
          </table:table-cell>
          <table:table-cell table:formula="of:=[.O316]+2*[.N316]+4*[.M316]+8*[.L316]" office:value-type="float" office:value="5" calcext:value-type="float">
            <text:p>5</text:p>
          </table:table-cell>
          <table:table-cell table:formula="of:=[.P316]=[.Q31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BIN([.A317];9)" office:value-type="string" office:string-value="100111011" calcext:value-type="string">
            <text:p>100111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7:.K317])" office:value-type="float" office:value="6" calcext:value-type="float">
            <text:p>6</text:p>
          </table:table-cell>
          <table:table-cell table:formula="of:=[.O317]+2*[.N317]+4*[.M317]+8*[.L317]" office:value-type="float" office:value="6" calcext:value-type="float">
            <text:p>6</text:p>
          </table:table-cell>
          <table:table-cell table:formula="of:=[.P317]=[.Q31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BIN([.A318];9)" office:value-type="string" office:string-value="100111100" calcext:value-type="string">
            <text:p>100111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8:.K318])" office:value-type="float" office:value="5" calcext:value-type="float">
            <text:p>5</text:p>
          </table:table-cell>
          <table:table-cell table:formula="of:=[.O318]+2*[.N318]+4*[.M318]+8*[.L318]" office:value-type="float" office:value="5" calcext:value-type="float">
            <text:p>5</text:p>
          </table:table-cell>
          <table:table-cell table:formula="of:=[.P318]=[.Q31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BIN([.A319];9)" office:value-type="string" office:string-value="100111101" calcext:value-type="string">
            <text:p>100111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9:.K319])" office:value-type="float" office:value="6" calcext:value-type="float">
            <text:p>6</text:p>
          </table:table-cell>
          <table:table-cell table:formula="of:=[.O319]+2*[.N319]+4*[.M319]+8*[.L319]" office:value-type="float" office:value="6" calcext:value-type="float">
            <text:p>6</text:p>
          </table:table-cell>
          <table:table-cell table:formula="of:=[.P319]=[.Q31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BIN([.A320];9)" office:value-type="string" office:string-value="100111110" calcext:value-type="string">
            <text:p>100111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20:.K320])" office:value-type="float" office:value="6" calcext:value-type="float">
            <text:p>6</text:p>
          </table:table-cell>
          <table:table-cell table:formula="of:=[.O320]+2*[.N320]+4*[.M320]+8*[.L320]" office:value-type="float" office:value="6" calcext:value-type="float">
            <text:p>6</text:p>
          </table:table-cell>
          <table:table-cell table:formula="of:=[.P320]=[.Q32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BIN([.A321];9)" office:value-type="string" office:string-value="100111111" calcext:value-type="string">
            <text:p>100111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21:.K321])" office:value-type="float" office:value="7" calcext:value-type="float">
            <text:p>7</text:p>
          </table:table-cell>
          <table:table-cell table:formula="of:=[.O321]+2*[.N321]+4*[.M321]+8*[.L321]" office:value-type="float" office:value="7" calcext:value-type="float">
            <text:p>7</text:p>
          </table:table-cell>
          <table:table-cell table:formula="of:=[.P321]=[.Q32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BIN([.A322];9)" office:value-type="string" office:string-value="101000000" calcext:value-type="string">
            <text:p>101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22:.K322])" office:value-type="float" office:value="2" calcext:value-type="float">
            <text:p>2</text:p>
          </table:table-cell>
          <table:table-cell table:formula="of:=[.O322]+2*[.N322]+4*[.M322]+8*[.L322]" office:value-type="float" office:value="2" calcext:value-type="float">
            <text:p>2</text:p>
          </table:table-cell>
          <table:table-cell table:formula="of:=[.P322]=[.Q32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BIN([.A323];9)" office:value-type="string" office:string-value="101000001" calcext:value-type="string">
            <text:p>101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23:.K323])" office:value-type="float" office:value="3" calcext:value-type="float">
            <text:p>3</text:p>
          </table:table-cell>
          <table:table-cell table:formula="of:=[.O323]+2*[.N323]+4*[.M323]+8*[.L323]" office:value-type="float" office:value="3" calcext:value-type="float">
            <text:p>3</text:p>
          </table:table-cell>
          <table:table-cell table:formula="of:=[.P323]=[.Q32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BIN([.A324];9)" office:value-type="string" office:string-value="101000010" calcext:value-type="string">
            <text:p>1010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24:.K324])" office:value-type="float" office:value="3" calcext:value-type="float">
            <text:p>3</text:p>
          </table:table-cell>
          <table:table-cell table:formula="of:=[.O324]+2*[.N324]+4*[.M324]+8*[.L324]" office:value-type="float" office:value="3" calcext:value-type="float">
            <text:p>3</text:p>
          </table:table-cell>
          <table:table-cell table:formula="of:=[.P324]=[.Q32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BIN([.A325];9)" office:value-type="string" office:string-value="101000011" calcext:value-type="string">
            <text:p>101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5:.K325])" office:value-type="float" office:value="4" calcext:value-type="float">
            <text:p>4</text:p>
          </table:table-cell>
          <table:table-cell table:formula="of:=[.O325]+2*[.N325]+4*[.M325]+8*[.L325]" office:value-type="float" office:value="4" calcext:value-type="float">
            <text:p>4</text:p>
          </table:table-cell>
          <table:table-cell table:formula="of:=[.P325]=[.Q32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BIN([.A326];9)" office:value-type="string" office:string-value="101000100" calcext:value-type="string">
            <text:p>10100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26:.K326])" office:value-type="float" office:value="3" calcext:value-type="float">
            <text:p>3</text:p>
          </table:table-cell>
          <table:table-cell table:formula="of:=[.O326]+2*[.N326]+4*[.M326]+8*[.L326]" office:value-type="float" office:value="3" calcext:value-type="float">
            <text:p>3</text:p>
          </table:table-cell>
          <table:table-cell table:formula="of:=[.P326]=[.Q32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BIN([.A327];9)" office:value-type="string" office:string-value="101000101" calcext:value-type="string">
            <text:p>10100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7:.K327])" office:value-type="float" office:value="4" calcext:value-type="float">
            <text:p>4</text:p>
          </table:table-cell>
          <table:table-cell table:formula="of:=[.O327]+2*[.N327]+4*[.M327]+8*[.L327]" office:value-type="float" office:value="4" calcext:value-type="float">
            <text:p>4</text:p>
          </table:table-cell>
          <table:table-cell table:formula="of:=[.P327]=[.Q32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BIN([.A328];9)" office:value-type="string" office:string-value="101000110" calcext:value-type="string">
            <text:p>10100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8:.K328])" office:value-type="float" office:value="4" calcext:value-type="float">
            <text:p>4</text:p>
          </table:table-cell>
          <table:table-cell table:formula="of:=[.O328]+2*[.N328]+4*[.M328]+8*[.L328]" office:value-type="float" office:value="4" calcext:value-type="float">
            <text:p>4</text:p>
          </table:table-cell>
          <table:table-cell table:formula="of:=[.P328]=[.Q32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BIN([.A329];9)" office:value-type="string" office:string-value="101000111" calcext:value-type="string">
            <text:p>10100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29:.K329])" office:value-type="float" office:value="5" calcext:value-type="float">
            <text:p>5</text:p>
          </table:table-cell>
          <table:table-cell table:formula="of:=[.O329]+2*[.N329]+4*[.M329]+8*[.L329]" office:value-type="float" office:value="5" calcext:value-type="float">
            <text:p>5</text:p>
          </table:table-cell>
          <table:table-cell table:formula="of:=[.P329]=[.Q32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BIN([.A330];9)" office:value-type="string" office:string-value="101001000" calcext:value-type="string">
            <text:p>101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30:.K330])" office:value-type="float" office:value="3" calcext:value-type="float">
            <text:p>3</text:p>
          </table:table-cell>
          <table:table-cell table:formula="of:=[.O330]+2*[.N330]+4*[.M330]+8*[.L330]" office:value-type="float" office:value="3" calcext:value-type="float">
            <text:p>3</text:p>
          </table:table-cell>
          <table:table-cell table:formula="of:=[.P330]=[.Q33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BIN([.A331];9)" office:value-type="string" office:string-value="101001001" calcext:value-type="string">
            <text:p>1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1:.K331])" office:value-type="float" office:value="4" calcext:value-type="float">
            <text:p>4</text:p>
          </table:table-cell>
          <table:table-cell table:formula="of:=[.O331]+2*[.N331]+4*[.M331]+8*[.L331]" office:value-type="float" office:value="4" calcext:value-type="float">
            <text:p>4</text:p>
          </table:table-cell>
          <table:table-cell table:formula="of:=[.P331]=[.Q33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BIN([.A332];9)" office:value-type="string" office:string-value="101001010" calcext:value-type="string">
            <text:p>101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2:.K332])" office:value-type="float" office:value="4" calcext:value-type="float">
            <text:p>4</text:p>
          </table:table-cell>
          <table:table-cell table:formula="of:=[.O332]+2*[.N332]+4*[.M332]+8*[.L332]" office:value-type="float" office:value="4" calcext:value-type="float">
            <text:p>4</text:p>
          </table:table-cell>
          <table:table-cell table:formula="of:=[.P332]=[.Q33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BIN([.A333];9)" office:value-type="string" office:string-value="101001011" calcext:value-type="string">
            <text:p>101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33:.K333])" office:value-type="float" office:value="5" calcext:value-type="float">
            <text:p>5</text:p>
          </table:table-cell>
          <table:table-cell table:formula="of:=[.O333]+2*[.N333]+4*[.M333]+8*[.L333]" office:value-type="float" office:value="5" calcext:value-type="float">
            <text:p>5</text:p>
          </table:table-cell>
          <table:table-cell table:formula="of:=[.P333]=[.Q33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BIN([.A334];9)" office:value-type="string" office:string-value="101001100" calcext:value-type="string">
            <text:p>101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4:.K334])" office:value-type="float" office:value="4" calcext:value-type="float">
            <text:p>4</text:p>
          </table:table-cell>
          <table:table-cell table:formula="of:=[.O334]+2*[.N334]+4*[.M334]+8*[.L334]" office:value-type="float" office:value="4" calcext:value-type="float">
            <text:p>4</text:p>
          </table:table-cell>
          <table:table-cell table:formula="of:=[.P334]=[.Q33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BIN([.A335];9)" office:value-type="string" office:string-value="101001101" calcext:value-type="string">
            <text:p>101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35:.K335])" office:value-type="float" office:value="5" calcext:value-type="float">
            <text:p>5</text:p>
          </table:table-cell>
          <table:table-cell table:formula="of:=[.O335]+2*[.N335]+4*[.M335]+8*[.L335]" office:value-type="float" office:value="5" calcext:value-type="float">
            <text:p>5</text:p>
          </table:table-cell>
          <table:table-cell table:formula="of:=[.P335]=[.Q33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BIN([.A336];9)" office:value-type="string" office:string-value="101001110" calcext:value-type="string">
            <text:p>101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36:.K336])" office:value-type="float" office:value="5" calcext:value-type="float">
            <text:p>5</text:p>
          </table:table-cell>
          <table:table-cell table:formula="of:=[.O336]+2*[.N336]+4*[.M336]+8*[.L336]" office:value-type="float" office:value="5" calcext:value-type="float">
            <text:p>5</text:p>
          </table:table-cell>
          <table:table-cell table:formula="of:=[.P336]=[.Q33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BIN([.A337];9)" office:value-type="string" office:string-value="101001111" calcext:value-type="string">
            <text:p>1010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37:.K337])" office:value-type="float" office:value="6" calcext:value-type="float">
            <text:p>6</text:p>
          </table:table-cell>
          <table:table-cell table:formula="of:=[.O337]+2*[.N337]+4*[.M337]+8*[.L337]" office:value-type="float" office:value="6" calcext:value-type="float">
            <text:p>6</text:p>
          </table:table-cell>
          <table:table-cell table:formula="of:=[.P337]=[.Q33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BIN([.A338];9)" office:value-type="string" office:string-value="101010000" calcext:value-type="string">
            <text:p>1010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38:.K338])" office:value-type="float" office:value="3" calcext:value-type="float">
            <text:p>3</text:p>
          </table:table-cell>
          <table:table-cell table:formula="of:=[.O338]+2*[.N338]+4*[.M338]+8*[.L338]" office:value-type="float" office:value="3" calcext:value-type="float">
            <text:p>3</text:p>
          </table:table-cell>
          <table:table-cell table:formula="of:=[.P338]=[.Q33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BIN([.A339];9)" office:value-type="string" office:string-value="101010001" calcext:value-type="string">
            <text:p>10101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9:.K339])" office:value-type="float" office:value="4" calcext:value-type="float">
            <text:p>4</text:p>
          </table:table-cell>
          <table:table-cell table:formula="of:=[.O339]+2*[.N339]+4*[.M339]+8*[.L339]" office:value-type="float" office:value="4" calcext:value-type="float">
            <text:p>4</text:p>
          </table:table-cell>
          <table:table-cell table:formula="of:=[.P339]=[.Q33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BIN([.A340];9)" office:value-type="string" office:string-value="101010010" calcext:value-type="string">
            <text:p>1010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0:.K340])" office:value-type="float" office:value="4" calcext:value-type="float">
            <text:p>4</text:p>
          </table:table-cell>
          <table:table-cell table:formula="of:=[.O340]+2*[.N340]+4*[.M340]+8*[.L340]" office:value-type="float" office:value="4" calcext:value-type="float">
            <text:p>4</text:p>
          </table:table-cell>
          <table:table-cell table:formula="of:=[.P340]=[.Q34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BIN([.A341];9)" office:value-type="string" office:string-value="101010011" calcext:value-type="string">
            <text:p>1010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1:.K341])" office:value-type="float" office:value="5" calcext:value-type="float">
            <text:p>5</text:p>
          </table:table-cell>
          <table:table-cell table:formula="of:=[.O341]+2*[.N341]+4*[.M341]+8*[.L341]" office:value-type="float" office:value="5" calcext:value-type="float">
            <text:p>5</text:p>
          </table:table-cell>
          <table:table-cell table:formula="of:=[.P341]=[.Q34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BIN([.A342];9)" office:value-type="string" office:string-value="101010100" calcext:value-type="string">
            <text:p>101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2:.K342])" office:value-type="float" office:value="4" calcext:value-type="float">
            <text:p>4</text:p>
          </table:table-cell>
          <table:table-cell table:formula="of:=[.O342]+2*[.N342]+4*[.M342]+8*[.L342]" office:value-type="float" office:value="4" calcext:value-type="float">
            <text:p>4</text:p>
          </table:table-cell>
          <table:table-cell table:formula="of:=[.P342]=[.Q34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BIN([.A343];9)" office:value-type="string" office:string-value="101010101" calcext:value-type="string">
            <text:p>101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3:.K343])" office:value-type="float" office:value="5" calcext:value-type="float">
            <text:p>5</text:p>
          </table:table-cell>
          <table:table-cell table:formula="of:=[.O343]+2*[.N343]+4*[.M343]+8*[.L343]" office:value-type="float" office:value="5" calcext:value-type="float">
            <text:p>5</text:p>
          </table:table-cell>
          <table:table-cell table:formula="of:=[.P343]=[.Q34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BIN([.A344];9)" office:value-type="string" office:string-value="101010110" calcext:value-type="string">
            <text:p>101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4:.K344])" office:value-type="float" office:value="5" calcext:value-type="float">
            <text:p>5</text:p>
          </table:table-cell>
          <table:table-cell table:formula="of:=[.O344]+2*[.N344]+4*[.M344]+8*[.L344]" office:value-type="float" office:value="5" calcext:value-type="float">
            <text:p>5</text:p>
          </table:table-cell>
          <table:table-cell table:formula="of:=[.P344]=[.Q34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BIN([.A345];9)" office:value-type="string" office:string-value="101010111" calcext:value-type="string">
            <text:p>101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45:.K345])" office:value-type="float" office:value="6" calcext:value-type="float">
            <text:p>6</text:p>
          </table:table-cell>
          <table:table-cell table:formula="of:=[.O345]+2*[.N345]+4*[.M345]+8*[.L345]" office:value-type="float" office:value="6" calcext:value-type="float">
            <text:p>6</text:p>
          </table:table-cell>
          <table:table-cell table:formula="of:=[.P345]=[.Q34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BIN([.A346];9)" office:value-type="string" office:string-value="101011000" calcext:value-type="string">
            <text:p>101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6:.K346])" office:value-type="float" office:value="4" calcext:value-type="float">
            <text:p>4</text:p>
          </table:table-cell>
          <table:table-cell table:formula="of:=[.O346]+2*[.N346]+4*[.M346]+8*[.L346]" office:value-type="float" office:value="4" calcext:value-type="float">
            <text:p>4</text:p>
          </table:table-cell>
          <table:table-cell table:formula="of:=[.P346]=[.Q34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BIN([.A347];9)" office:value-type="string" office:string-value="101011001" calcext:value-type="string">
            <text:p>101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7:.K347])" office:value-type="float" office:value="5" calcext:value-type="float">
            <text:p>5</text:p>
          </table:table-cell>
          <table:table-cell table:formula="of:=[.O347]+2*[.N347]+4*[.M347]+8*[.L347]" office:value-type="float" office:value="5" calcext:value-type="float">
            <text:p>5</text:p>
          </table:table-cell>
          <table:table-cell table:formula="of:=[.P347]=[.Q34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BIN([.A348];9)" office:value-type="string" office:string-value="101011010" calcext:value-type="string">
            <text:p>101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8:.K348])" office:value-type="float" office:value="5" calcext:value-type="float">
            <text:p>5</text:p>
          </table:table-cell>
          <table:table-cell table:formula="of:=[.O348]+2*[.N348]+4*[.M348]+8*[.L348]" office:value-type="float" office:value="5" calcext:value-type="float">
            <text:p>5</text:p>
          </table:table-cell>
          <table:table-cell table:formula="of:=[.P348]=[.Q34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BIN([.A349];9)" office:value-type="string" office:string-value="101011011" calcext:value-type="string">
            <text:p>10101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49:.K349])" office:value-type="float" office:value="6" calcext:value-type="float">
            <text:p>6</text:p>
          </table:table-cell>
          <table:table-cell table:formula="of:=[.O349]+2*[.N349]+4*[.M349]+8*[.L349]" office:value-type="float" office:value="6" calcext:value-type="float">
            <text:p>6</text:p>
          </table:table-cell>
          <table:table-cell table:formula="of:=[.P349]=[.Q34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BIN([.A350];9)" office:value-type="string" office:string-value="101011100" calcext:value-type="string">
            <text:p>10101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50:.K350])" office:value-type="float" office:value="5" calcext:value-type="float">
            <text:p>5</text:p>
          </table:table-cell>
          <table:table-cell table:formula="of:=[.O350]+2*[.N350]+4*[.M350]+8*[.L350]" office:value-type="float" office:value="5" calcext:value-type="float">
            <text:p>5</text:p>
          </table:table-cell>
          <table:table-cell table:formula="of:=[.P350]=[.Q35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BIN([.A351];9)" office:value-type="string" office:string-value="101011101" calcext:value-type="string">
            <text:p>10101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51:.K351])" office:value-type="float" office:value="6" calcext:value-type="float">
            <text:p>6</text:p>
          </table:table-cell>
          <table:table-cell table:formula="of:=[.O351]+2*[.N351]+4*[.M351]+8*[.L351]" office:value-type="float" office:value="6" calcext:value-type="float">
            <text:p>6</text:p>
          </table:table-cell>
          <table:table-cell table:formula="of:=[.P351]=[.Q35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BIN([.A352];9)" office:value-type="string" office:string-value="101011110" calcext:value-type="string">
            <text:p>101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52:.K352])" office:value-type="float" office:value="6" calcext:value-type="float">
            <text:p>6</text:p>
          </table:table-cell>
          <table:table-cell table:formula="of:=[.O352]+2*[.N352]+4*[.M352]+8*[.L352]" office:value-type="float" office:value="6" calcext:value-type="float">
            <text:p>6</text:p>
          </table:table-cell>
          <table:table-cell table:formula="of:=[.P352]=[.Q35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BIN([.A353];9)" office:value-type="string" office:string-value="101011111" calcext:value-type="string">
            <text:p>1010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53:.K353])" office:value-type="float" office:value="7" calcext:value-type="float">
            <text:p>7</text:p>
          </table:table-cell>
          <table:table-cell table:formula="of:=[.O353]+2*[.N353]+4*[.M353]+8*[.L353]" office:value-type="float" office:value="7" calcext:value-type="float">
            <text:p>7</text:p>
          </table:table-cell>
          <table:table-cell table:formula="of:=[.P353]=[.Q35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BIN([.A354];9)" office:value-type="string" office:string-value="101100000" calcext:value-type="string">
            <text:p>101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54:.K354])" office:value-type="float" office:value="3" calcext:value-type="float">
            <text:p>3</text:p>
          </table:table-cell>
          <table:table-cell table:formula="of:=[.O354]+2*[.N354]+4*[.M354]+8*[.L354]" office:value-type="float" office:value="3" calcext:value-type="float">
            <text:p>3</text:p>
          </table:table-cell>
          <table:table-cell table:formula="of:=[.P354]=[.Q35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BIN([.A355];9)" office:value-type="string" office:string-value="101100001" calcext:value-type="string">
            <text:p>1011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5:.K355])" office:value-type="float" office:value="4" calcext:value-type="float">
            <text:p>4</text:p>
          </table:table-cell>
          <table:table-cell table:formula="of:=[.O355]+2*[.N355]+4*[.M355]+8*[.L355]" office:value-type="float" office:value="4" calcext:value-type="float">
            <text:p>4</text:p>
          </table:table-cell>
          <table:table-cell table:formula="of:=[.P355]=[.Q35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BIN([.A356];9)" office:value-type="string" office:string-value="101100010" calcext:value-type="string">
            <text:p>10110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6:.K356])" office:value-type="float" office:value="4" calcext:value-type="float">
            <text:p>4</text:p>
          </table:table-cell>
          <table:table-cell table:formula="of:=[.O356]+2*[.N356]+4*[.M356]+8*[.L356]" office:value-type="float" office:value="4" calcext:value-type="float">
            <text:p>4</text:p>
          </table:table-cell>
          <table:table-cell table:formula="of:=[.P356]=[.Q35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BIN([.A357];9)" office:value-type="string" office:string-value="101100011" calcext:value-type="string">
            <text:p>1011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57:.K357])" office:value-type="float" office:value="5" calcext:value-type="float">
            <text:p>5</text:p>
          </table:table-cell>
          <table:table-cell table:formula="of:=[.O357]+2*[.N357]+4*[.M357]+8*[.L357]" office:value-type="float" office:value="5" calcext:value-type="float">
            <text:p>5</text:p>
          </table:table-cell>
          <table:table-cell table:formula="of:=[.P357]=[.Q35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BIN([.A358];9)" office:value-type="string" office:string-value="101100100" calcext:value-type="string">
            <text:p>10110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8:.K358])" office:value-type="float" office:value="4" calcext:value-type="float">
            <text:p>4</text:p>
          </table:table-cell>
          <table:table-cell table:formula="of:=[.O358]+2*[.N358]+4*[.M358]+8*[.L358]" office:value-type="float" office:value="4" calcext:value-type="float">
            <text:p>4</text:p>
          </table:table-cell>
          <table:table-cell table:formula="of:=[.P358]=[.Q35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BIN([.A359];9)" office:value-type="string" office:string-value="101100101" calcext:value-type="string">
            <text:p>10110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59:.K359])" office:value-type="float" office:value="5" calcext:value-type="float">
            <text:p>5</text:p>
          </table:table-cell>
          <table:table-cell table:formula="of:=[.O359]+2*[.N359]+4*[.M359]+8*[.L359]" office:value-type="float" office:value="5" calcext:value-type="float">
            <text:p>5</text:p>
          </table:table-cell>
          <table:table-cell table:formula="of:=[.P359]=[.Q35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BIN([.A360];9)" office:value-type="string" office:string-value="101100110" calcext:value-type="string">
            <text:p>10110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60:.K360])" office:value-type="float" office:value="5" calcext:value-type="float">
            <text:p>5</text:p>
          </table:table-cell>
          <table:table-cell table:formula="of:=[.O360]+2*[.N360]+4*[.M360]+8*[.L360]" office:value-type="float" office:value="5" calcext:value-type="float">
            <text:p>5</text:p>
          </table:table-cell>
          <table:table-cell table:formula="of:=[.P360]=[.Q36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BIN([.A361];9)" office:value-type="string" office:string-value="101100111" calcext:value-type="string">
            <text:p>10110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1:.K361])" office:value-type="float" office:value="6" calcext:value-type="float">
            <text:p>6</text:p>
          </table:table-cell>
          <table:table-cell table:formula="of:=[.O361]+2*[.N361]+4*[.M361]+8*[.L361]" office:value-type="float" office:value="6" calcext:value-type="float">
            <text:p>6</text:p>
          </table:table-cell>
          <table:table-cell table:formula="of:=[.P361]=[.Q36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BIN([.A362];9)" office:value-type="string" office:string-value="101101000" calcext:value-type="string">
            <text:p>1011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2:.K362])" office:value-type="float" office:value="4" calcext:value-type="float">
            <text:p>4</text:p>
          </table:table-cell>
          <table:table-cell table:formula="of:=[.O362]+2*[.N362]+4*[.M362]+8*[.L362]" office:value-type="float" office:value="4" calcext:value-type="float">
            <text:p>4</text:p>
          </table:table-cell>
          <table:table-cell table:formula="of:=[.P362]=[.Q36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BIN([.A363];9)" office:value-type="string" office:string-value="101101001" calcext:value-type="string">
            <text:p>1011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63:.K363])" office:value-type="float" office:value="5" calcext:value-type="float">
            <text:p>5</text:p>
          </table:table-cell>
          <table:table-cell table:formula="of:=[.O363]+2*[.N363]+4*[.M363]+8*[.L363]" office:value-type="float" office:value="5" calcext:value-type="float">
            <text:p>5</text:p>
          </table:table-cell>
          <table:table-cell table:formula="of:=[.P363]=[.Q36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BIN([.A364];9)" office:value-type="string" office:string-value="101101010" calcext:value-type="string">
            <text:p>1011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64:.K364])" office:value-type="float" office:value="5" calcext:value-type="float">
            <text:p>5</text:p>
          </table:table-cell>
          <table:table-cell table:formula="of:=[.O364]+2*[.N364]+4*[.M364]+8*[.L364]" office:value-type="float" office:value="5" calcext:value-type="float">
            <text:p>5</text:p>
          </table:table-cell>
          <table:table-cell table:formula="of:=[.P364]=[.Q36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BIN([.A365];9)" office:value-type="string" office:string-value="101101011" calcext:value-type="string">
            <text:p>1011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5:.K365])" office:value-type="float" office:value="6" calcext:value-type="float">
            <text:p>6</text:p>
          </table:table-cell>
          <table:table-cell table:formula="of:=[.O365]+2*[.N365]+4*[.M365]+8*[.L365]" office:value-type="float" office:value="6" calcext:value-type="float">
            <text:p>6</text:p>
          </table:table-cell>
          <table:table-cell table:formula="of:=[.P365]=[.Q36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BIN([.A366];9)" office:value-type="string" office:string-value="101101100" calcext:value-type="string">
            <text:p>1011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66:.K366])" office:value-type="float" office:value="5" calcext:value-type="float">
            <text:p>5</text:p>
          </table:table-cell>
          <table:table-cell table:formula="of:=[.O366]+2*[.N366]+4*[.M366]+8*[.L366]" office:value-type="float" office:value="5" calcext:value-type="float">
            <text:p>5</text:p>
          </table:table-cell>
          <table:table-cell table:formula="of:=[.P366]=[.Q36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BIN([.A367];9)" office:value-type="string" office:string-value="101101101" calcext:value-type="string">
            <text:p>1011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7:.K367])" office:value-type="float" office:value="6" calcext:value-type="float">
            <text:p>6</text:p>
          </table:table-cell>
          <table:table-cell table:formula="of:=[.O367]+2*[.N367]+4*[.M367]+8*[.L367]" office:value-type="float" office:value="6" calcext:value-type="float">
            <text:p>6</text:p>
          </table:table-cell>
          <table:table-cell table:formula="of:=[.P367]=[.Q36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BIN([.A368];9)" office:value-type="string" office:string-value="101101110" calcext:value-type="string">
            <text:p>1011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8:.K368])" office:value-type="float" office:value="6" calcext:value-type="float">
            <text:p>6</text:p>
          </table:table-cell>
          <table:table-cell table:formula="of:=[.O368]+2*[.N368]+4*[.M368]+8*[.L368]" office:value-type="float" office:value="6" calcext:value-type="float">
            <text:p>6</text:p>
          </table:table-cell>
          <table:table-cell table:formula="of:=[.P368]=[.Q36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BIN([.A369];9)" office:value-type="string" office:string-value="101101111" calcext:value-type="string">
            <text:p>101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69:.K369])" office:value-type="float" office:value="7" calcext:value-type="float">
            <text:p>7</text:p>
          </table:table-cell>
          <table:table-cell table:formula="of:=[.O369]+2*[.N369]+4*[.M369]+8*[.L369]" office:value-type="float" office:value="7" calcext:value-type="float">
            <text:p>7</text:p>
          </table:table-cell>
          <table:table-cell table:formula="of:=[.P369]=[.Q36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BIN([.A370];9)" office:value-type="string" office:string-value="101110000" calcext:value-type="string">
            <text:p>101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0:.K370])" office:value-type="float" office:value="4" calcext:value-type="float">
            <text:p>4</text:p>
          </table:table-cell>
          <table:table-cell table:formula="of:=[.O370]+2*[.N370]+4*[.M370]+8*[.L370]" office:value-type="float" office:value="4" calcext:value-type="float">
            <text:p>4</text:p>
          </table:table-cell>
          <table:table-cell table:formula="of:=[.P370]=[.Q37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BIN([.A371];9)" office:value-type="string" office:string-value="101110001" calcext:value-type="string">
            <text:p>10111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1:.K371])" office:value-type="float" office:value="5" calcext:value-type="float">
            <text:p>5</text:p>
          </table:table-cell>
          <table:table-cell table:formula="of:=[.O371]+2*[.N371]+4*[.M371]+8*[.L371]" office:value-type="float" office:value="5" calcext:value-type="float">
            <text:p>5</text:p>
          </table:table-cell>
          <table:table-cell table:formula="of:=[.P371]=[.Q37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BIN([.A372];9)" office:value-type="string" office:string-value="101110010" calcext:value-type="string">
            <text:p>10111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2:.K372])" office:value-type="float" office:value="5" calcext:value-type="float">
            <text:p>5</text:p>
          </table:table-cell>
          <table:table-cell table:formula="of:=[.O372]+2*[.N372]+4*[.M372]+8*[.L372]" office:value-type="float" office:value="5" calcext:value-type="float">
            <text:p>5</text:p>
          </table:table-cell>
          <table:table-cell table:formula="of:=[.P372]=[.Q37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BIN([.A373];9)" office:value-type="string" office:string-value="101110011" calcext:value-type="string">
            <text:p>1011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3:.K373])" office:value-type="float" office:value="6" calcext:value-type="float">
            <text:p>6</text:p>
          </table:table-cell>
          <table:table-cell table:formula="of:=[.O373]+2*[.N373]+4*[.M373]+8*[.L373]" office:value-type="float" office:value="6" calcext:value-type="float">
            <text:p>6</text:p>
          </table:table-cell>
          <table:table-cell table:formula="of:=[.P373]=[.Q37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BIN([.A374];9)" office:value-type="string" office:string-value="101110100" calcext:value-type="string">
            <text:p>1011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4:.K374])" office:value-type="float" office:value="5" calcext:value-type="float">
            <text:p>5</text:p>
          </table:table-cell>
          <table:table-cell table:formula="of:=[.O374]+2*[.N374]+4*[.M374]+8*[.L374]" office:value-type="float" office:value="5" calcext:value-type="float">
            <text:p>5</text:p>
          </table:table-cell>
          <table:table-cell table:formula="of:=[.P374]=[.Q37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BIN([.A375];9)" office:value-type="string" office:string-value="101110101" calcext:value-type="string">
            <text:p>1011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5:.K375])" office:value-type="float" office:value="6" calcext:value-type="float">
            <text:p>6</text:p>
          </table:table-cell>
          <table:table-cell table:formula="of:=[.O375]+2*[.N375]+4*[.M375]+8*[.L375]" office:value-type="float" office:value="6" calcext:value-type="float">
            <text:p>6</text:p>
          </table:table-cell>
          <table:table-cell table:formula="of:=[.P375]=[.Q37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BIN([.A376];9)" office:value-type="string" office:string-value="101110110" calcext:value-type="string">
            <text:p>1011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6:.K376])" office:value-type="float" office:value="6" calcext:value-type="float">
            <text:p>6</text:p>
          </table:table-cell>
          <table:table-cell table:formula="of:=[.O376]+2*[.N376]+4*[.M376]+8*[.L376]" office:value-type="float" office:value="6" calcext:value-type="float">
            <text:p>6</text:p>
          </table:table-cell>
          <table:table-cell table:formula="of:=[.P376]=[.Q37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BIN([.A377];9)" office:value-type="string" office:string-value="101110111" calcext:value-type="string">
            <text:p>1011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77:.K377])" office:value-type="float" office:value="7" calcext:value-type="float">
            <text:p>7</text:p>
          </table:table-cell>
          <table:table-cell table:formula="of:=[.O377]+2*[.N377]+4*[.M377]+8*[.L377]" office:value-type="float" office:value="7" calcext:value-type="float">
            <text:p>7</text:p>
          </table:table-cell>
          <table:table-cell table:formula="of:=[.P377]=[.Q37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BIN([.A378];9)" office:value-type="string" office:string-value="101111000" calcext:value-type="string">
            <text:p>1011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8:.K378])" office:value-type="float" office:value="5" calcext:value-type="float">
            <text:p>5</text:p>
          </table:table-cell>
          <table:table-cell table:formula="of:=[.O378]+2*[.N378]+4*[.M378]+8*[.L378]" office:value-type="float" office:value="5" calcext:value-type="float">
            <text:p>5</text:p>
          </table:table-cell>
          <table:table-cell table:formula="of:=[.P378]=[.Q37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BIN([.A379];9)" office:value-type="string" office:string-value="101111001" calcext:value-type="string">
            <text:p>1011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9:.K379])" office:value-type="float" office:value="6" calcext:value-type="float">
            <text:p>6</text:p>
          </table:table-cell>
          <table:table-cell table:formula="of:=[.O379]+2*[.N379]+4*[.M379]+8*[.L379]" office:value-type="float" office:value="6" calcext:value-type="float">
            <text:p>6</text:p>
          </table:table-cell>
          <table:table-cell table:formula="of:=[.P379]=[.Q37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BIN([.A380];9)" office:value-type="string" office:string-value="101111010" calcext:value-type="string">
            <text:p>1011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0:.K380])" office:value-type="float" office:value="6" calcext:value-type="float">
            <text:p>6</text:p>
          </table:table-cell>
          <table:table-cell table:formula="of:=[.O380]+2*[.N380]+4*[.M380]+8*[.L380]" office:value-type="float" office:value="6" calcext:value-type="float">
            <text:p>6</text:p>
          </table:table-cell>
          <table:table-cell table:formula="of:=[.P380]=[.Q38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BIN([.A381];9)" office:value-type="string" office:string-value="101111011" calcext:value-type="string">
            <text:p>10111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81:.K381])" office:value-type="float" office:value="7" calcext:value-type="float">
            <text:p>7</text:p>
          </table:table-cell>
          <table:table-cell table:formula="of:=[.O381]+2*[.N381]+4*[.M381]+8*[.L381]" office:value-type="float" office:value="7" calcext:value-type="float">
            <text:p>7</text:p>
          </table:table-cell>
          <table:table-cell table:formula="of:=[.P381]=[.Q38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BIN([.A382];9)" office:value-type="string" office:string-value="101111100" calcext:value-type="string">
            <text:p>10111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2:.K382])" office:value-type="float" office:value="6" calcext:value-type="float">
            <text:p>6</text:p>
          </table:table-cell>
          <table:table-cell table:formula="of:=[.O382]+2*[.N382]+4*[.M382]+8*[.L382]" office:value-type="float" office:value="6" calcext:value-type="float">
            <text:p>6</text:p>
          </table:table-cell>
          <table:table-cell table:formula="of:=[.P382]=[.Q38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BIN([.A383];9)" office:value-type="string" office:string-value="101111101" calcext:value-type="string">
            <text:p>10111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83:.K383])" office:value-type="float" office:value="7" calcext:value-type="float">
            <text:p>7</text:p>
          </table:table-cell>
          <table:table-cell table:formula="of:=[.O383]+2*[.N383]+4*[.M383]+8*[.L383]" office:value-type="float" office:value="7" calcext:value-type="float">
            <text:p>7</text:p>
          </table:table-cell>
          <table:table-cell table:formula="of:=[.P383]=[.Q38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BIN([.A384];9)" office:value-type="string" office:string-value="101111110" calcext:value-type="string">
            <text:p>1011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84:.K384])" office:value-type="float" office:value="7" calcext:value-type="float">
            <text:p>7</text:p>
          </table:table-cell>
          <table:table-cell table:formula="of:=[.O384]+2*[.N384]+4*[.M384]+8*[.L384]" office:value-type="float" office:value="7" calcext:value-type="float">
            <text:p>7</text:p>
          </table:table-cell>
          <table:table-cell table:formula="of:=[.P384]=[.Q38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BIN([.A385];9)" office:value-type="string" office:string-value="101111111" calcext:value-type="string">
            <text:p>10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85:.K385])" office:value-type="float" office:value="8" calcext:value-type="float">
            <text:p>8</text:p>
          </table:table-cell>
          <table:table-cell table:formula="of:=[.O385]+2*[.N385]+4*[.M385]+8*[.L385]" office:value-type="float" office:value="8" calcext:value-type="float">
            <text:p>8</text:p>
          </table:table-cell>
          <table:table-cell table:formula="of:=[.P385]=[.Q38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BIN([.A386];9)" office:value-type="string" office:string-value="110000000" calcext:value-type="string">
            <text:p>11000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6:.K386])" office:value-type="float" office:value="2" calcext:value-type="float">
            <text:p>2</text:p>
          </table:table-cell>
          <table:table-cell table:formula="of:=[.O386]+2*[.N386]+4*[.M386]+8*[.L386]" office:value-type="float" office:value="2" calcext:value-type="float">
            <text:p>2</text:p>
          </table:table-cell>
          <table:table-cell table:formula="of:=[.P386]=[.Q38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BIN([.A387];9)" office:value-type="string" office:string-value="110000001" calcext:value-type="string">
            <text:p>11000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7:.K387])" office:value-type="float" office:value="3" calcext:value-type="float">
            <text:p>3</text:p>
          </table:table-cell>
          <table:table-cell table:formula="of:=[.O387]+2*[.N387]+4*[.M387]+8*[.L387]" office:value-type="float" office:value="3" calcext:value-type="float">
            <text:p>3</text:p>
          </table:table-cell>
          <table:table-cell table:formula="of:=[.P387]=[.Q38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BIN([.A388];9)" office:value-type="string" office:string-value="110000010" calcext:value-type="string">
            <text:p>11000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8:.K388])" office:value-type="float" office:value="3" calcext:value-type="float">
            <text:p>3</text:p>
          </table:table-cell>
          <table:table-cell table:formula="of:=[.O388]+2*[.N388]+4*[.M388]+8*[.L388]" office:value-type="float" office:value="3" calcext:value-type="float">
            <text:p>3</text:p>
          </table:table-cell>
          <table:table-cell table:formula="of:=[.P388]=[.Q38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BIN([.A389];9)" office:value-type="string" office:string-value="110000011" calcext:value-type="string">
            <text:p>110000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9:.K389])" office:value-type="float" office:value="4" calcext:value-type="float">
            <text:p>4</text:p>
          </table:table-cell>
          <table:table-cell table:formula="of:=[.O389]+2*[.N389]+4*[.M389]+8*[.L389]" office:value-type="float" office:value="4" calcext:value-type="float">
            <text:p>4</text:p>
          </table:table-cell>
          <table:table-cell table:formula="of:=[.P389]=[.Q38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BIN([.A390];9)" office:value-type="string" office:string-value="110000100" calcext:value-type="string">
            <text:p>110000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90:.K390])" office:value-type="float" office:value="3" calcext:value-type="float">
            <text:p>3</text:p>
          </table:table-cell>
          <table:table-cell table:formula="of:=[.O390]+2*[.N390]+4*[.M390]+8*[.L390]" office:value-type="float" office:value="3" calcext:value-type="float">
            <text:p>3</text:p>
          </table:table-cell>
          <table:table-cell table:formula="of:=[.P390]=[.Q39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BIN([.A391];9)" office:value-type="string" office:string-value="110000101" calcext:value-type="string">
            <text:p>11000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1:.K391])" office:value-type="float" office:value="4" calcext:value-type="float">
            <text:p>4</text:p>
          </table:table-cell>
          <table:table-cell table:formula="of:=[.O391]+2*[.N391]+4*[.M391]+8*[.L391]" office:value-type="float" office:value="4" calcext:value-type="float">
            <text:p>4</text:p>
          </table:table-cell>
          <table:table-cell table:formula="of:=[.P391]=[.Q39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BIN([.A392];9)" office:value-type="string" office:string-value="110000110" calcext:value-type="string">
            <text:p>11000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2:.K392])" office:value-type="float" office:value="4" calcext:value-type="float">
            <text:p>4</text:p>
          </table:table-cell>
          <table:table-cell table:formula="of:=[.O392]+2*[.N392]+4*[.M392]+8*[.L392]" office:value-type="float" office:value="4" calcext:value-type="float">
            <text:p>4</text:p>
          </table:table-cell>
          <table:table-cell table:formula="of:=[.P392]=[.Q39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BIN([.A393];9)" office:value-type="string" office:string-value="110000111" calcext:value-type="string">
            <text:p>110000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93:.K393])" office:value-type="float" office:value="5" calcext:value-type="float">
            <text:p>5</text:p>
          </table:table-cell>
          <table:table-cell table:formula="of:=[.O393]+2*[.N393]+4*[.M393]+8*[.L393]" office:value-type="float" office:value="5" calcext:value-type="float">
            <text:p>5</text:p>
          </table:table-cell>
          <table:table-cell table:formula="of:=[.P393]=[.Q39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BIN([.A394];9)" office:value-type="string" office:string-value="110001000" calcext:value-type="string">
            <text:p>11000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94:.K394])" office:value-type="float" office:value="3" calcext:value-type="float">
            <text:p>3</text:p>
          </table:table-cell>
          <table:table-cell table:formula="of:=[.O394]+2*[.N394]+4*[.M394]+8*[.L394]" office:value-type="float" office:value="3" calcext:value-type="float">
            <text:p>3</text:p>
          </table:table-cell>
          <table:table-cell table:formula="of:=[.P394]=[.Q39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BIN([.A395];9)" office:value-type="string" office:string-value="110001001" calcext:value-type="string">
            <text:p>11000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5:.K395])" office:value-type="float" office:value="4" calcext:value-type="float">
            <text:p>4</text:p>
          </table:table-cell>
          <table:table-cell table:formula="of:=[.O395]+2*[.N395]+4*[.M395]+8*[.L395]" office:value-type="float" office:value="4" calcext:value-type="float">
            <text:p>4</text:p>
          </table:table-cell>
          <table:table-cell table:formula="of:=[.P395]=[.Q39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BIN([.A396];9)" office:value-type="string" office:string-value="110001010" calcext:value-type="string">
            <text:p>11000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6:.K396])" office:value-type="float" office:value="4" calcext:value-type="float">
            <text:p>4</text:p>
          </table:table-cell>
          <table:table-cell table:formula="of:=[.O396]+2*[.N396]+4*[.M396]+8*[.L396]" office:value-type="float" office:value="4" calcext:value-type="float">
            <text:p>4</text:p>
          </table:table-cell>
          <table:table-cell table:formula="of:=[.P396]=[.Q39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BIN([.A397];9)" office:value-type="string" office:string-value="110001011" calcext:value-type="string">
            <text:p>110001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97:.K397])" office:value-type="float" office:value="5" calcext:value-type="float">
            <text:p>5</text:p>
          </table:table-cell>
          <table:table-cell table:formula="of:=[.O397]+2*[.N397]+4*[.M397]+8*[.L397]" office:value-type="float" office:value="5" calcext:value-type="float">
            <text:p>5</text:p>
          </table:table-cell>
          <table:table-cell table:formula="of:=[.P397]=[.Q39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BIN([.A398];9)" office:value-type="string" office:string-value="110001100" calcext:value-type="string">
            <text:p>110001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8:.K398])" office:value-type="float" office:value="4" calcext:value-type="float">
            <text:p>4</text:p>
          </table:table-cell>
          <table:table-cell table:formula="of:=[.O398]+2*[.N398]+4*[.M398]+8*[.L398]" office:value-type="float" office:value="4" calcext:value-type="float">
            <text:p>4</text:p>
          </table:table-cell>
          <table:table-cell table:formula="of:=[.P398]=[.Q39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BIN([.A399];9)" office:value-type="string" office:string-value="110001101" calcext:value-type="string">
            <text:p>110001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99:.K399])" office:value-type="float" office:value="5" calcext:value-type="float">
            <text:p>5</text:p>
          </table:table-cell>
          <table:table-cell table:formula="of:=[.O399]+2*[.N399]+4*[.M399]+8*[.L399]" office:value-type="float" office:value="5" calcext:value-type="float">
            <text:p>5</text:p>
          </table:table-cell>
          <table:table-cell table:formula="of:=[.P399]=[.Q39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BIN([.A400];9)" office:value-type="string" office:string-value="110001110" calcext:value-type="string">
            <text:p>11000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0:.K400])" office:value-type="float" office:value="5" calcext:value-type="float">
            <text:p>5</text:p>
          </table:table-cell>
          <table:table-cell table:formula="of:=[.O400]+2*[.N400]+4*[.M400]+8*[.L400]" office:value-type="float" office:value="5" calcext:value-type="float">
            <text:p>5</text:p>
          </table:table-cell>
          <table:table-cell table:formula="of:=[.P400]=[.Q40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BIN([.A401];9)" office:value-type="string" office:string-value="110001111" calcext:value-type="string">
            <text:p>110001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01:.K401])" office:value-type="float" office:value="6" calcext:value-type="float">
            <text:p>6</text:p>
          </table:table-cell>
          <table:table-cell table:formula="of:=[.O401]+2*[.N401]+4*[.M401]+8*[.L401]" office:value-type="float" office:value="6" calcext:value-type="float">
            <text:p>6</text:p>
          </table:table-cell>
          <table:table-cell table:formula="of:=[.P401]=[.Q40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BIN([.A402];9)" office:value-type="string" office:string-value="110010000" calcext:value-type="string">
            <text:p>11001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02:.K402])" office:value-type="float" office:value="3" calcext:value-type="float">
            <text:p>3</text:p>
          </table:table-cell>
          <table:table-cell table:formula="of:=[.O402]+2*[.N402]+4*[.M402]+8*[.L402]" office:value-type="float" office:value="3" calcext:value-type="float">
            <text:p>3</text:p>
          </table:table-cell>
          <table:table-cell table:formula="of:=[.P402]=[.Q40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BIN([.A403];9)" office:value-type="string" office:string-value="110010001" calcext:value-type="string">
            <text:p>11001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3:.K403])" office:value-type="float" office:value="4" calcext:value-type="float">
            <text:p>4</text:p>
          </table:table-cell>
          <table:table-cell table:formula="of:=[.O403]+2*[.N403]+4*[.M403]+8*[.L403]" office:value-type="float" office:value="4" calcext:value-type="float">
            <text:p>4</text:p>
          </table:table-cell>
          <table:table-cell table:formula="of:=[.P403]=[.Q40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BIN([.A404];9)" office:value-type="string" office:string-value="110010010" calcext:value-type="string">
            <text:p>11001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4:.K404])" office:value-type="float" office:value="4" calcext:value-type="float">
            <text:p>4</text:p>
          </table:table-cell>
          <table:table-cell table:formula="of:=[.O404]+2*[.N404]+4*[.M404]+8*[.L404]" office:value-type="float" office:value="4" calcext:value-type="float">
            <text:p>4</text:p>
          </table:table-cell>
          <table:table-cell table:formula="of:=[.P404]=[.Q40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BIN([.A405];9)" office:value-type="string" office:string-value="110010011" calcext:value-type="string">
            <text:p>110010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5:.K405])" office:value-type="float" office:value="5" calcext:value-type="float">
            <text:p>5</text:p>
          </table:table-cell>
          <table:table-cell table:formula="of:=[.O405]+2*[.N405]+4*[.M405]+8*[.L405]" office:value-type="float" office:value="5" calcext:value-type="float">
            <text:p>5</text:p>
          </table:table-cell>
          <table:table-cell table:formula="of:=[.P405]=[.Q40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BIN([.A406];9)" office:value-type="string" office:string-value="110010100" calcext:value-type="string">
            <text:p>110010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6:.K406])" office:value-type="float" office:value="4" calcext:value-type="float">
            <text:p>4</text:p>
          </table:table-cell>
          <table:table-cell table:formula="of:=[.O406]+2*[.N406]+4*[.M406]+8*[.L406]" office:value-type="float" office:value="4" calcext:value-type="float">
            <text:p>4</text:p>
          </table:table-cell>
          <table:table-cell table:formula="of:=[.P406]=[.Q40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BIN([.A407];9)" office:value-type="string" office:string-value="110010101" calcext:value-type="string">
            <text:p>11001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7:.K407])" office:value-type="float" office:value="5" calcext:value-type="float">
            <text:p>5</text:p>
          </table:table-cell>
          <table:table-cell table:formula="of:=[.O407]+2*[.N407]+4*[.M407]+8*[.L407]" office:value-type="float" office:value="5" calcext:value-type="float">
            <text:p>5</text:p>
          </table:table-cell>
          <table:table-cell table:formula="of:=[.P407]=[.Q40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BIN([.A408];9)" office:value-type="string" office:string-value="110010110" calcext:value-type="string">
            <text:p>11001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8:.K408])" office:value-type="float" office:value="5" calcext:value-type="float">
            <text:p>5</text:p>
          </table:table-cell>
          <table:table-cell table:formula="of:=[.O408]+2*[.N408]+4*[.M408]+8*[.L408]" office:value-type="float" office:value="5" calcext:value-type="float">
            <text:p>5</text:p>
          </table:table-cell>
          <table:table-cell table:formula="of:=[.P408]=[.Q40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BIN([.A409];9)" office:value-type="string" office:string-value="110010111" calcext:value-type="string">
            <text:p>110010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09:.K409])" office:value-type="float" office:value="6" calcext:value-type="float">
            <text:p>6</text:p>
          </table:table-cell>
          <table:table-cell table:formula="of:=[.O409]+2*[.N409]+4*[.M409]+8*[.L409]" office:value-type="float" office:value="6" calcext:value-type="float">
            <text:p>6</text:p>
          </table:table-cell>
          <table:table-cell table:formula="of:=[.P409]=[.Q40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BIN([.A410];9)" office:value-type="string" office:string-value="110011000" calcext:value-type="string">
            <text:p>11001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0:.K410])" office:value-type="float" office:value="4" calcext:value-type="float">
            <text:p>4</text:p>
          </table:table-cell>
          <table:table-cell table:formula="of:=[.O410]+2*[.N410]+4*[.M410]+8*[.L410]" office:value-type="float" office:value="4" calcext:value-type="float">
            <text:p>4</text:p>
          </table:table-cell>
          <table:table-cell table:formula="of:=[.P410]=[.Q4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BIN([.A411];9)" office:value-type="string" office:string-value="110011001" calcext:value-type="string">
            <text:p>1100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11:.K411])" office:value-type="float" office:value="5" calcext:value-type="float">
            <text:p>5</text:p>
          </table:table-cell>
          <table:table-cell table:formula="of:=[.O411]+2*[.N411]+4*[.M411]+8*[.L411]" office:value-type="float" office:value="5" calcext:value-type="float">
            <text:p>5</text:p>
          </table:table-cell>
          <table:table-cell table:formula="of:=[.P411]=[.Q4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BIN([.A412];9)" office:value-type="string" office:string-value="110011010" calcext:value-type="string">
            <text:p>11001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12:.K412])" office:value-type="float" office:value="5" calcext:value-type="float">
            <text:p>5</text:p>
          </table:table-cell>
          <table:table-cell table:formula="of:=[.O412]+2*[.N412]+4*[.M412]+8*[.L412]" office:value-type="float" office:value="5" calcext:value-type="float">
            <text:p>5</text:p>
          </table:table-cell>
          <table:table-cell table:formula="of:=[.P412]=[.Q4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BIN([.A413];9)" office:value-type="string" office:string-value="110011011" calcext:value-type="string">
            <text:p>110011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13:.K413])" office:value-type="float" office:value="6" calcext:value-type="float">
            <text:p>6</text:p>
          </table:table-cell>
          <table:table-cell table:formula="of:=[.O413]+2*[.N413]+4*[.M413]+8*[.L413]" office:value-type="float" office:value="6" calcext:value-type="float">
            <text:p>6</text:p>
          </table:table-cell>
          <table:table-cell table:formula="of:=[.P413]=[.Q41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BIN([.A414];9)" office:value-type="string" office:string-value="110011100" calcext:value-type="string">
            <text:p>110011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14:.K414])" office:value-type="float" office:value="5" calcext:value-type="float">
            <text:p>5</text:p>
          </table:table-cell>
          <table:table-cell table:formula="of:=[.O414]+2*[.N414]+4*[.M414]+8*[.L414]" office:value-type="float" office:value="5" calcext:value-type="float">
            <text:p>5</text:p>
          </table:table-cell>
          <table:table-cell table:formula="of:=[.P414]=[.Q41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BIN([.A415];9)" office:value-type="string" office:string-value="110011101" calcext:value-type="string">
            <text:p>110011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15:.K415])" office:value-type="float" office:value="6" calcext:value-type="float">
            <text:p>6</text:p>
          </table:table-cell>
          <table:table-cell table:formula="of:=[.O415]+2*[.N415]+4*[.M415]+8*[.L415]" office:value-type="float" office:value="6" calcext:value-type="float">
            <text:p>6</text:p>
          </table:table-cell>
          <table:table-cell table:formula="of:=[.P415]=[.Q41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BIN([.A416];9)" office:value-type="string" office:string-value="110011110" calcext:value-type="string">
            <text:p>11001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16:.K416])" office:value-type="float" office:value="6" calcext:value-type="float">
            <text:p>6</text:p>
          </table:table-cell>
          <table:table-cell table:formula="of:=[.O416]+2*[.N416]+4*[.M416]+8*[.L416]" office:value-type="float" office:value="6" calcext:value-type="float">
            <text:p>6</text:p>
          </table:table-cell>
          <table:table-cell table:formula="of:=[.P416]=[.Q41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BIN([.A417];9)" office:value-type="string" office:string-value="110011111" calcext:value-type="string">
            <text:p>110011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17:.K417])" office:value-type="float" office:value="7" calcext:value-type="float">
            <text:p>7</text:p>
          </table:table-cell>
          <table:table-cell table:formula="of:=[.O417]+2*[.N417]+4*[.M417]+8*[.L417]" office:value-type="float" office:value="7" calcext:value-type="float">
            <text:p>7</text:p>
          </table:table-cell>
          <table:table-cell table:formula="of:=[.P417]=[.Q41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BIN([.A418];9)" office:value-type="string" office:string-value="110100000" calcext:value-type="string">
            <text:p>110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18:.K418])" office:value-type="float" office:value="3" calcext:value-type="float">
            <text:p>3</text:p>
          </table:table-cell>
          <table:table-cell table:formula="of:=[.O418]+2*[.N418]+4*[.M418]+8*[.L418]" office:value-type="float" office:value="3" calcext:value-type="float">
            <text:p>3</text:p>
          </table:table-cell>
          <table:table-cell table:formula="of:=[.P418]=[.Q41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BIN([.A419];9)" office:value-type="string" office:string-value="110100001" calcext:value-type="string">
            <text:p>1101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9:.K419])" office:value-type="float" office:value="4" calcext:value-type="float">
            <text:p>4</text:p>
          </table:table-cell>
          <table:table-cell table:formula="of:=[.O419]+2*[.N419]+4*[.M419]+8*[.L419]" office:value-type="float" office:value="4" calcext:value-type="float">
            <text:p>4</text:p>
          </table:table-cell>
          <table:table-cell table:formula="of:=[.P419]=[.Q41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BIN([.A420];9)" office:value-type="string" office:string-value="110100010" calcext:value-type="string">
            <text:p>110100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0:.K420])" office:value-type="float" office:value="4" calcext:value-type="float">
            <text:p>4</text:p>
          </table:table-cell>
          <table:table-cell table:formula="of:=[.O420]+2*[.N420]+4*[.M420]+8*[.L420]" office:value-type="float" office:value="4" calcext:value-type="float">
            <text:p>4</text:p>
          </table:table-cell>
          <table:table-cell table:formula="of:=[.P420]=[.Q42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BIN([.A421];9)" office:value-type="string" office:string-value="110100011" calcext:value-type="string">
            <text:p>1101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1:.K421])" office:value-type="float" office:value="5" calcext:value-type="float">
            <text:p>5</text:p>
          </table:table-cell>
          <table:table-cell table:formula="of:=[.O421]+2*[.N421]+4*[.M421]+8*[.L421]" office:value-type="float" office:value="5" calcext:value-type="float">
            <text:p>5</text:p>
          </table:table-cell>
          <table:table-cell table:formula="of:=[.P421]=[.Q42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BIN([.A422];9)" office:value-type="string" office:string-value="110100100" calcext:value-type="string">
            <text:p>110100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2:.K422])" office:value-type="float" office:value="4" calcext:value-type="float">
            <text:p>4</text:p>
          </table:table-cell>
          <table:table-cell table:formula="of:=[.O422]+2*[.N422]+4*[.M422]+8*[.L422]" office:value-type="float" office:value="4" calcext:value-type="float">
            <text:p>4</text:p>
          </table:table-cell>
          <table:table-cell table:formula="of:=[.P422]=[.Q42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BIN([.A423];9)" office:value-type="string" office:string-value="110100101" calcext:value-type="string">
            <text:p>11010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3:.K423])" office:value-type="float" office:value="5" calcext:value-type="float">
            <text:p>5</text:p>
          </table:table-cell>
          <table:table-cell table:formula="of:=[.O423]+2*[.N423]+4*[.M423]+8*[.L423]" office:value-type="float" office:value="5" calcext:value-type="float">
            <text:p>5</text:p>
          </table:table-cell>
          <table:table-cell table:formula="of:=[.P423]=[.Q42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BIN([.A424];9)" office:value-type="string" office:string-value="110100110" calcext:value-type="string">
            <text:p>11010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4:.K424])" office:value-type="float" office:value="5" calcext:value-type="float">
            <text:p>5</text:p>
          </table:table-cell>
          <table:table-cell table:formula="of:=[.O424]+2*[.N424]+4*[.M424]+8*[.L424]" office:value-type="float" office:value="5" calcext:value-type="float">
            <text:p>5</text:p>
          </table:table-cell>
          <table:table-cell table:formula="of:=[.P424]=[.Q42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BIN([.A425];9)" office:value-type="string" office:string-value="110100111" calcext:value-type="string">
            <text:p>11010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25:.K425])" office:value-type="float" office:value="6" calcext:value-type="float">
            <text:p>6</text:p>
          </table:table-cell>
          <table:table-cell table:formula="of:=[.O425]+2*[.N425]+4*[.M425]+8*[.L425]" office:value-type="float" office:value="6" calcext:value-type="float">
            <text:p>6</text:p>
          </table:table-cell>
          <table:table-cell table:formula="of:=[.P425]=[.Q42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BIN([.A426];9)" office:value-type="string" office:string-value="110101000" calcext:value-type="string">
            <text:p>11010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6:.K426])" office:value-type="float" office:value="4" calcext:value-type="float">
            <text:p>4</text:p>
          </table:table-cell>
          <table:table-cell table:formula="of:=[.O426]+2*[.N426]+4*[.M426]+8*[.L426]" office:value-type="float" office:value="4" calcext:value-type="float">
            <text:p>4</text:p>
          </table:table-cell>
          <table:table-cell table:formula="of:=[.P426]=[.Q42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BIN([.A427];9)" office:value-type="string" office:string-value="110101001" calcext:value-type="string">
            <text:p>110101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7:.K427])" office:value-type="float" office:value="5" calcext:value-type="float">
            <text:p>5</text:p>
          </table:table-cell>
          <table:table-cell table:formula="of:=[.O427]+2*[.N427]+4*[.M427]+8*[.L427]" office:value-type="float" office:value="5" calcext:value-type="float">
            <text:p>5</text:p>
          </table:table-cell>
          <table:table-cell table:formula="of:=[.P427]=[.Q42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BIN([.A428];9)" office:value-type="string" office:string-value="110101010" calcext:value-type="string">
            <text:p>11010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8:.K428])" office:value-type="float" office:value="5" calcext:value-type="float">
            <text:p>5</text:p>
          </table:table-cell>
          <table:table-cell table:formula="of:=[.O428]+2*[.N428]+4*[.M428]+8*[.L428]" office:value-type="float" office:value="5" calcext:value-type="float">
            <text:p>5</text:p>
          </table:table-cell>
          <table:table-cell table:formula="of:=[.P428]=[.Q42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BIN([.A429];9)" office:value-type="string" office:string-value="110101011" calcext:value-type="string">
            <text:p>110101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29:.K429])" office:value-type="float" office:value="6" calcext:value-type="float">
            <text:p>6</text:p>
          </table:table-cell>
          <table:table-cell table:formula="of:=[.O429]+2*[.N429]+4*[.M429]+8*[.L429]" office:value-type="float" office:value="6" calcext:value-type="float">
            <text:p>6</text:p>
          </table:table-cell>
          <table:table-cell table:formula="of:=[.P429]=[.Q42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BIN([.A430];9)" office:value-type="string" office:string-value="110101100" calcext:value-type="string">
            <text:p>110101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0:.K430])" office:value-type="float" office:value="5" calcext:value-type="float">
            <text:p>5</text:p>
          </table:table-cell>
          <table:table-cell table:formula="of:=[.O430]+2*[.N430]+4*[.M430]+8*[.L430]" office:value-type="float" office:value="5" calcext:value-type="float">
            <text:p>5</text:p>
          </table:table-cell>
          <table:table-cell table:formula="of:=[.P430]=[.Q43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BIN([.A431];9)" office:value-type="string" office:string-value="110101101" calcext:value-type="string">
            <text:p>11010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1:.K431])" office:value-type="float" office:value="6" calcext:value-type="float">
            <text:p>6</text:p>
          </table:table-cell>
          <table:table-cell table:formula="of:=[.O431]+2*[.N431]+4*[.M431]+8*[.L431]" office:value-type="float" office:value="6" calcext:value-type="float">
            <text:p>6</text:p>
          </table:table-cell>
          <table:table-cell table:formula="of:=[.P431]=[.Q43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BIN([.A432];9)" office:value-type="string" office:string-value="110101110" calcext:value-type="string">
            <text:p>110101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2:.K432])" office:value-type="float" office:value="6" calcext:value-type="float">
            <text:p>6</text:p>
          </table:table-cell>
          <table:table-cell table:formula="of:=[.O432]+2*[.N432]+4*[.M432]+8*[.L432]" office:value-type="float" office:value="6" calcext:value-type="float">
            <text:p>6</text:p>
          </table:table-cell>
          <table:table-cell table:formula="of:=[.P432]=[.Q43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BIN([.A433];9)" office:value-type="string" office:string-value="110101111" calcext:value-type="string">
            <text:p>110101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33:.K433])" office:value-type="float" office:value="7" calcext:value-type="float">
            <text:p>7</text:p>
          </table:table-cell>
          <table:table-cell table:formula="of:=[.O433]+2*[.N433]+4*[.M433]+8*[.L433]" office:value-type="float" office:value="7" calcext:value-type="float">
            <text:p>7</text:p>
          </table:table-cell>
          <table:table-cell table:formula="of:=[.P433]=[.Q43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BIN([.A434];9)" office:value-type="string" office:string-value="110110000" calcext:value-type="string">
            <text:p>1101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4:.K434])" office:value-type="float" office:value="4" calcext:value-type="float">
            <text:p>4</text:p>
          </table:table-cell>
          <table:table-cell table:formula="of:=[.O434]+2*[.N434]+4*[.M434]+8*[.L434]" office:value-type="float" office:value="4" calcext:value-type="float">
            <text:p>4</text:p>
          </table:table-cell>
          <table:table-cell table:formula="of:=[.P434]=[.Q43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BIN([.A435];9)" office:value-type="string" office:string-value="110110001" calcext:value-type="string">
            <text:p>11011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5:.K435])" office:value-type="float" office:value="5" calcext:value-type="float">
            <text:p>5</text:p>
          </table:table-cell>
          <table:table-cell table:formula="of:=[.O435]+2*[.N435]+4*[.M435]+8*[.L435]" office:value-type="float" office:value="5" calcext:value-type="float">
            <text:p>5</text:p>
          </table:table-cell>
          <table:table-cell table:formula="of:=[.P435]=[.Q43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BIN([.A436];9)" office:value-type="string" office:string-value="110110010" calcext:value-type="string">
            <text:p>110110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6:.K436])" office:value-type="float" office:value="5" calcext:value-type="float">
            <text:p>5</text:p>
          </table:table-cell>
          <table:table-cell table:formula="of:=[.O436]+2*[.N436]+4*[.M436]+8*[.L436]" office:value-type="float" office:value="5" calcext:value-type="float">
            <text:p>5</text:p>
          </table:table-cell>
          <table:table-cell table:formula="of:=[.P436]=[.Q43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BIN([.A437];9)" office:value-type="string" office:string-value="110110011" calcext:value-type="string">
            <text:p>11011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7:.K437])" office:value-type="float" office:value="6" calcext:value-type="float">
            <text:p>6</text:p>
          </table:table-cell>
          <table:table-cell table:formula="of:=[.O437]+2*[.N437]+4*[.M437]+8*[.L437]" office:value-type="float" office:value="6" calcext:value-type="float">
            <text:p>6</text:p>
          </table:table-cell>
          <table:table-cell table:formula="of:=[.P437]=[.Q43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BIN([.A438];9)" office:value-type="string" office:string-value="110110100" calcext:value-type="string">
            <text:p>110110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8:.K438])" office:value-type="float" office:value="5" calcext:value-type="float">
            <text:p>5</text:p>
          </table:table-cell>
          <table:table-cell table:formula="of:=[.O438]+2*[.N438]+4*[.M438]+8*[.L438]" office:value-type="float" office:value="5" calcext:value-type="float">
            <text:p>5</text:p>
          </table:table-cell>
          <table:table-cell table:formula="of:=[.P438]=[.Q43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BIN([.A439];9)" office:value-type="string" office:string-value="110110101" calcext:value-type="string">
            <text:p>11011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9:.K439])" office:value-type="float" office:value="6" calcext:value-type="float">
            <text:p>6</text:p>
          </table:table-cell>
          <table:table-cell table:formula="of:=[.O439]+2*[.N439]+4*[.M439]+8*[.L439]" office:value-type="float" office:value="6" calcext:value-type="float">
            <text:p>6</text:p>
          </table:table-cell>
          <table:table-cell table:formula="of:=[.P439]=[.Q43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BIN([.A440];9)" office:value-type="string" office:string-value="110110110" calcext:value-type="string">
            <text:p>11011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40:.K440])" office:value-type="float" office:value="6" calcext:value-type="float">
            <text:p>6</text:p>
          </table:table-cell>
          <table:table-cell table:formula="of:=[.O440]+2*[.N440]+4*[.M440]+8*[.L440]" office:value-type="float" office:value="6" calcext:value-type="float">
            <text:p>6</text:p>
          </table:table-cell>
          <table:table-cell table:formula="of:=[.P440]=[.Q44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BIN([.A441];9)" office:value-type="string" office:string-value="110110111" calcext:value-type="string">
            <text:p>11011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41:.K441])" office:value-type="float" office:value="7" calcext:value-type="float">
            <text:p>7</text:p>
          </table:table-cell>
          <table:table-cell table:formula="of:=[.O441]+2*[.N441]+4*[.M441]+8*[.L441]" office:value-type="float" office:value="7" calcext:value-type="float">
            <text:p>7</text:p>
          </table:table-cell>
          <table:table-cell table:formula="of:=[.P441]=[.Q44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BIN([.A442];9)" office:value-type="string" office:string-value="110111000" calcext:value-type="string">
            <text:p>11011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42:.K442])" office:value-type="float" office:value="5" calcext:value-type="float">
            <text:p>5</text:p>
          </table:table-cell>
          <table:table-cell table:formula="of:=[.O442]+2*[.N442]+4*[.M442]+8*[.L442]" office:value-type="float" office:value="5" calcext:value-type="float">
            <text:p>5</text:p>
          </table:table-cell>
          <table:table-cell table:formula="of:=[.P442]=[.Q44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BIN([.A443];9)" office:value-type="string" office:string-value="110111001" calcext:value-type="string">
            <text:p>110111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43:.K443])" office:value-type="float" office:value="6" calcext:value-type="float">
            <text:p>6</text:p>
          </table:table-cell>
          <table:table-cell table:formula="of:=[.O443]+2*[.N443]+4*[.M443]+8*[.L443]" office:value-type="float" office:value="6" calcext:value-type="float">
            <text:p>6</text:p>
          </table:table-cell>
          <table:table-cell table:formula="of:=[.P443]=[.Q44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BIN([.A444];9)" office:value-type="string" office:string-value="110111010" calcext:value-type="string">
            <text:p>11011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44:.K444])" office:value-type="float" office:value="6" calcext:value-type="float">
            <text:p>6</text:p>
          </table:table-cell>
          <table:table-cell table:formula="of:=[.O444]+2*[.N444]+4*[.M444]+8*[.L444]" office:value-type="float" office:value="6" calcext:value-type="float">
            <text:p>6</text:p>
          </table:table-cell>
          <table:table-cell table:formula="of:=[.P444]=[.Q44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BIN([.A445];9)" office:value-type="string" office:string-value="110111011" calcext:value-type="string">
            <text:p>110111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45:.K445])" office:value-type="float" office:value="7" calcext:value-type="float">
            <text:p>7</text:p>
          </table:table-cell>
          <table:table-cell table:formula="of:=[.O445]+2*[.N445]+4*[.M445]+8*[.L445]" office:value-type="float" office:value="7" calcext:value-type="float">
            <text:p>7</text:p>
          </table:table-cell>
          <table:table-cell table:formula="of:=[.P445]=[.Q44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BIN([.A446];9)" office:value-type="string" office:string-value="110111100" calcext:value-type="string">
            <text:p>110111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46:.K446])" office:value-type="float" office:value="6" calcext:value-type="float">
            <text:p>6</text:p>
          </table:table-cell>
          <table:table-cell table:formula="of:=[.O446]+2*[.N446]+4*[.M446]+8*[.L446]" office:value-type="float" office:value="6" calcext:value-type="float">
            <text:p>6</text:p>
          </table:table-cell>
          <table:table-cell table:formula="of:=[.P446]=[.Q44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BIN([.A447];9)" office:value-type="string" office:string-value="110111101" calcext:value-type="string">
            <text:p>11011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47:.K447])" office:value-type="float" office:value="7" calcext:value-type="float">
            <text:p>7</text:p>
          </table:table-cell>
          <table:table-cell table:formula="of:=[.O447]+2*[.N447]+4*[.M447]+8*[.L447]" office:value-type="float" office:value="7" calcext:value-type="float">
            <text:p>7</text:p>
          </table:table-cell>
          <table:table-cell table:formula="of:=[.P447]=[.Q44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BIN([.A448];9)" office:value-type="string" office:string-value="110111110" calcext:value-type="string">
            <text:p>110111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48:.K448])" office:value-type="float" office:value="7" calcext:value-type="float">
            <text:p>7</text:p>
          </table:table-cell>
          <table:table-cell table:formula="of:=[.O448]+2*[.N448]+4*[.M448]+8*[.L448]" office:value-type="float" office:value="7" calcext:value-type="float">
            <text:p>7</text:p>
          </table:table-cell>
          <table:table-cell table:formula="of:=[.P448]=[.Q44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BIN([.A449];9)" office:value-type="string" office:string-value="110111111" calcext:value-type="string">
            <text:p>110111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49:.K449])" office:value-type="float" office:value="8" calcext:value-type="float">
            <text:p>8</text:p>
          </table:table-cell>
          <table:table-cell table:formula="of:=[.O449]+2*[.N449]+4*[.M449]+8*[.L449]" office:value-type="float" office:value="8" calcext:value-type="float">
            <text:p>8</text:p>
          </table:table-cell>
          <table:table-cell table:formula="of:=[.P449]=[.Q44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BIN([.A450];9)" office:value-type="string" office:string-value="111000000" calcext:value-type="string">
            <text:p>11100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50:.K450])" office:value-type="float" office:value="3" calcext:value-type="float">
            <text:p>3</text:p>
          </table:table-cell>
          <table:table-cell table:formula="of:=[.O450]+2*[.N450]+4*[.M450]+8*[.L450]" office:value-type="float" office:value="3" calcext:value-type="float">
            <text:p>3</text:p>
          </table:table-cell>
          <table:table-cell table:formula="of:=[.P450]=[.Q45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BIN([.A451];9)" office:value-type="string" office:string-value="111000001" calcext:value-type="string">
            <text:p>1110000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1:.K451])" office:value-type="float" office:value="4" calcext:value-type="float">
            <text:p>4</text:p>
          </table:table-cell>
          <table:table-cell table:formula="of:=[.O451]+2*[.N451]+4*[.M451]+8*[.L451]" office:value-type="float" office:value="4" calcext:value-type="float">
            <text:p>4</text:p>
          </table:table-cell>
          <table:table-cell table:formula="of:=[.P451]=[.Q45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BIN([.A452];9)" office:value-type="string" office:string-value="111000010" calcext:value-type="string">
            <text:p>111000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2:.K452])" office:value-type="float" office:value="4" calcext:value-type="float">
            <text:p>4</text:p>
          </table:table-cell>
          <table:table-cell table:formula="of:=[.O452]+2*[.N452]+4*[.M452]+8*[.L452]" office:value-type="float" office:value="4" calcext:value-type="float">
            <text:p>4</text:p>
          </table:table-cell>
          <table:table-cell table:formula="of:=[.P452]=[.Q45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BIN([.A453];9)" office:value-type="string" office:string-value="111000011" calcext:value-type="string">
            <text:p>1110000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53:.K453])" office:value-type="float" office:value="5" calcext:value-type="float">
            <text:p>5</text:p>
          </table:table-cell>
          <table:table-cell table:formula="of:=[.O453]+2*[.N453]+4*[.M453]+8*[.L453]" office:value-type="float" office:value="5" calcext:value-type="float">
            <text:p>5</text:p>
          </table:table-cell>
          <table:table-cell table:formula="of:=[.P453]=[.Q45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BIN([.A454];9)" office:value-type="string" office:string-value="111000100" calcext:value-type="string">
            <text:p>111000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4:.K454])" office:value-type="float" office:value="4" calcext:value-type="float">
            <text:p>4</text:p>
          </table:table-cell>
          <table:table-cell table:formula="of:=[.O454]+2*[.N454]+4*[.M454]+8*[.L454]" office:value-type="float" office:value="4" calcext:value-type="float">
            <text:p>4</text:p>
          </table:table-cell>
          <table:table-cell table:formula="of:=[.P454]=[.Q45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BIN([.A455];9)" office:value-type="string" office:string-value="111000101" calcext:value-type="string">
            <text:p>111000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55:.K455])" office:value-type="float" office:value="5" calcext:value-type="float">
            <text:p>5</text:p>
          </table:table-cell>
          <table:table-cell table:formula="of:=[.O455]+2*[.N455]+4*[.M455]+8*[.L455]" office:value-type="float" office:value="5" calcext:value-type="float">
            <text:p>5</text:p>
          </table:table-cell>
          <table:table-cell table:formula="of:=[.P455]=[.Q45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BIN([.A456];9)" office:value-type="string" office:string-value="111000110" calcext:value-type="string">
            <text:p>111000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56:.K456])" office:value-type="float" office:value="5" calcext:value-type="float">
            <text:p>5</text:p>
          </table:table-cell>
          <table:table-cell table:formula="of:=[.O456]+2*[.N456]+4*[.M456]+8*[.L456]" office:value-type="float" office:value="5" calcext:value-type="float">
            <text:p>5</text:p>
          </table:table-cell>
          <table:table-cell table:formula="of:=[.P456]=[.Q45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BIN([.A457];9)" office:value-type="string" office:string-value="111000111" calcext:value-type="string">
            <text:p>1110001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7:.K457])" office:value-type="float" office:value="6" calcext:value-type="float">
            <text:p>6</text:p>
          </table:table-cell>
          <table:table-cell table:formula="of:=[.O457]+2*[.N457]+4*[.M457]+8*[.L457]" office:value-type="float" office:value="6" calcext:value-type="float">
            <text:p>6</text:p>
          </table:table-cell>
          <table:table-cell table:formula="of:=[.P457]=[.Q45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BIN([.A458];9)" office:value-type="string" office:string-value="111001000" calcext:value-type="string">
            <text:p>11100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8:.K458])" office:value-type="float" office:value="4" calcext:value-type="float">
            <text:p>4</text:p>
          </table:table-cell>
          <table:table-cell table:formula="of:=[.O458]+2*[.N458]+4*[.M458]+8*[.L458]" office:value-type="float" office:value="4" calcext:value-type="float">
            <text:p>4</text:p>
          </table:table-cell>
          <table:table-cell table:formula="of:=[.P458]=[.Q45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BIN([.A459];9)" office:value-type="string" office:string-value="111001001" calcext:value-type="string">
            <text:p>1110010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59:.K459])" office:value-type="float" office:value="5" calcext:value-type="float">
            <text:p>5</text:p>
          </table:table-cell>
          <table:table-cell table:formula="of:=[.O459]+2*[.N459]+4*[.M459]+8*[.L459]" office:value-type="float" office:value="5" calcext:value-type="float">
            <text:p>5</text:p>
          </table:table-cell>
          <table:table-cell table:formula="of:=[.P459]=[.Q45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BIN([.A460];9)" office:value-type="string" office:string-value="111001010" calcext:value-type="string">
            <text:p>1110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60:.K460])" office:value-type="float" office:value="5" calcext:value-type="float">
            <text:p>5</text:p>
          </table:table-cell>
          <table:table-cell table:formula="of:=[.O460]+2*[.N460]+4*[.M460]+8*[.L460]" office:value-type="float" office:value="5" calcext:value-type="float">
            <text:p>5</text:p>
          </table:table-cell>
          <table:table-cell table:formula="of:=[.P460]=[.Q46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BIN([.A461];9)" office:value-type="string" office:string-value="111001011" calcext:value-type="string">
            <text:p>1110010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61:.K461])" office:value-type="float" office:value="6" calcext:value-type="float">
            <text:p>6</text:p>
          </table:table-cell>
          <table:table-cell table:formula="of:=[.O461]+2*[.N461]+4*[.M461]+8*[.L461]" office:value-type="float" office:value="6" calcext:value-type="float">
            <text:p>6</text:p>
          </table:table-cell>
          <table:table-cell table:formula="of:=[.P461]=[.Q46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BIN([.A462];9)" office:value-type="string" office:string-value="111001100" calcext:value-type="string">
            <text:p>111001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62:.K462])" office:value-type="float" office:value="5" calcext:value-type="float">
            <text:p>5</text:p>
          </table:table-cell>
          <table:table-cell table:formula="of:=[.O462]+2*[.N462]+4*[.M462]+8*[.L462]" office:value-type="float" office:value="5" calcext:value-type="float">
            <text:p>5</text:p>
          </table:table-cell>
          <table:table-cell table:formula="of:=[.P462]=[.Q46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BIN([.A463];9)" office:value-type="string" office:string-value="111001101" calcext:value-type="string">
            <text:p>111001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63:.K463])" office:value-type="float" office:value="6" calcext:value-type="float">
            <text:p>6</text:p>
          </table:table-cell>
          <table:table-cell table:formula="of:=[.O463]+2*[.N463]+4*[.M463]+8*[.L463]" office:value-type="float" office:value="6" calcext:value-type="float">
            <text:p>6</text:p>
          </table:table-cell>
          <table:table-cell table:formula="of:=[.P463]=[.Q46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BIN([.A464];9)" office:value-type="string" office:string-value="111001110" calcext:value-type="string">
            <text:p>1110011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64:.K464])" office:value-type="float" office:value="6" calcext:value-type="float">
            <text:p>6</text:p>
          </table:table-cell>
          <table:table-cell table:formula="of:=[.O464]+2*[.N464]+4*[.M464]+8*[.L464]" office:value-type="float" office:value="6" calcext:value-type="float">
            <text:p>6</text:p>
          </table:table-cell>
          <table:table-cell table:formula="of:=[.P464]=[.Q46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BIN([.A465];9)" office:value-type="string" office:string-value="111001111" calcext:value-type="string">
            <text:p>1110011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65:.K465])" office:value-type="float" office:value="7" calcext:value-type="float">
            <text:p>7</text:p>
          </table:table-cell>
          <table:table-cell table:formula="of:=[.O465]+2*[.N465]+4*[.M465]+8*[.L465]" office:value-type="float" office:value="7" calcext:value-type="float">
            <text:p>7</text:p>
          </table:table-cell>
          <table:table-cell table:formula="of:=[.P465]=[.Q46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BIN([.A466];9)" office:value-type="string" office:string-value="111010000" calcext:value-type="string">
            <text:p>11101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6:.K466])" office:value-type="float" office:value="4" calcext:value-type="float">
            <text:p>4</text:p>
          </table:table-cell>
          <table:table-cell table:formula="of:=[.O466]+2*[.N466]+4*[.M466]+8*[.L466]" office:value-type="float" office:value="4" calcext:value-type="float">
            <text:p>4</text:p>
          </table:table-cell>
          <table:table-cell table:formula="of:=[.P466]=[.Q46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BIN([.A467];9)" office:value-type="string" office:string-value="111010001" calcext:value-type="string">
            <text:p>111010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67:.K467])" office:value-type="float" office:value="5" calcext:value-type="float">
            <text:p>5</text:p>
          </table:table-cell>
          <table:table-cell table:formula="of:=[.O467]+2*[.N467]+4*[.M467]+8*[.L467]" office:value-type="float" office:value="5" calcext:value-type="float">
            <text:p>5</text:p>
          </table:table-cell>
          <table:table-cell table:formula="of:=[.P467]=[.Q46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BIN([.A468];9)" office:value-type="string" office:string-value="111010010" calcext:value-type="string">
            <text:p>111010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68:.K468])" office:value-type="float" office:value="5" calcext:value-type="float">
            <text:p>5</text:p>
          </table:table-cell>
          <table:table-cell table:formula="of:=[.O468]+2*[.N468]+4*[.M468]+8*[.L468]" office:value-type="float" office:value="5" calcext:value-type="float">
            <text:p>5</text:p>
          </table:table-cell>
          <table:table-cell table:formula="of:=[.P468]=[.Q46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BIN([.A469];9)" office:value-type="string" office:string-value="111010011" calcext:value-type="string">
            <text:p>111010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69:.K469])" office:value-type="float" office:value="6" calcext:value-type="float">
            <text:p>6</text:p>
          </table:table-cell>
          <table:table-cell table:formula="of:=[.O469]+2*[.N469]+4*[.M469]+8*[.L469]" office:value-type="float" office:value="6" calcext:value-type="float">
            <text:p>6</text:p>
          </table:table-cell>
          <table:table-cell table:formula="of:=[.P469]=[.Q46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BIN([.A470];9)" office:value-type="string" office:string-value="111010100" calcext:value-type="string">
            <text:p>111010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70:.K470])" office:value-type="float" office:value="5" calcext:value-type="float">
            <text:p>5</text:p>
          </table:table-cell>
          <table:table-cell table:formula="of:=[.O470]+2*[.N470]+4*[.M470]+8*[.L470]" office:value-type="float" office:value="5" calcext:value-type="float">
            <text:p>5</text:p>
          </table:table-cell>
          <table:table-cell table:formula="of:=[.P470]=[.Q47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BIN([.A471];9)" office:value-type="string" office:string-value="111010101" calcext:value-type="string">
            <text:p>11101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1:.K471])" office:value-type="float" office:value="6" calcext:value-type="float">
            <text:p>6</text:p>
          </table:table-cell>
          <table:table-cell table:formula="of:=[.O471]+2*[.N471]+4*[.M471]+8*[.L471]" office:value-type="float" office:value="6" calcext:value-type="float">
            <text:p>6</text:p>
          </table:table-cell>
          <table:table-cell table:formula="of:=[.P471]=[.Q47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BIN([.A472];9)" office:value-type="string" office:string-value="111010110" calcext:value-type="string">
            <text:p>111010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2:.K472])" office:value-type="float" office:value="6" calcext:value-type="float">
            <text:p>6</text:p>
          </table:table-cell>
          <table:table-cell table:formula="of:=[.O472]+2*[.N472]+4*[.M472]+8*[.L472]" office:value-type="float" office:value="6" calcext:value-type="float">
            <text:p>6</text:p>
          </table:table-cell>
          <table:table-cell table:formula="of:=[.P472]=[.Q47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BIN([.A473];9)" office:value-type="string" office:string-value="111010111" calcext:value-type="string">
            <text:p>111010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73:.K473])" office:value-type="float" office:value="7" calcext:value-type="float">
            <text:p>7</text:p>
          </table:table-cell>
          <table:table-cell table:formula="of:=[.O473]+2*[.N473]+4*[.M473]+8*[.L473]" office:value-type="float" office:value="7" calcext:value-type="float">
            <text:p>7</text:p>
          </table:table-cell>
          <table:table-cell table:formula="of:=[.P473]=[.Q47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BIN([.A474];9)" office:value-type="string" office:string-value="111011000" calcext:value-type="string">
            <text:p>11101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74:.K474])" office:value-type="float" office:value="5" calcext:value-type="float">
            <text:p>5</text:p>
          </table:table-cell>
          <table:table-cell table:formula="of:=[.O474]+2*[.N474]+4*[.M474]+8*[.L474]" office:value-type="float" office:value="5" calcext:value-type="float">
            <text:p>5</text:p>
          </table:table-cell>
          <table:table-cell table:formula="of:=[.P474]=[.Q47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BIN([.A475];9)" office:value-type="string" office:string-value="111011001" calcext:value-type="string">
            <text:p>111011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5:.K475])" office:value-type="float" office:value="6" calcext:value-type="float">
            <text:p>6</text:p>
          </table:table-cell>
          <table:table-cell table:formula="of:=[.O475]+2*[.N475]+4*[.M475]+8*[.L475]" office:value-type="float" office:value="6" calcext:value-type="float">
            <text:p>6</text:p>
          </table:table-cell>
          <table:table-cell table:formula="of:=[.P475]=[.Q47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BIN([.A476];9)" office:value-type="string" office:string-value="111011010" calcext:value-type="string">
            <text:p>111011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6:.K476])" office:value-type="float" office:value="6" calcext:value-type="float">
            <text:p>6</text:p>
          </table:table-cell>
          <table:table-cell table:formula="of:=[.O476]+2*[.N476]+4*[.M476]+8*[.L476]" office:value-type="float" office:value="6" calcext:value-type="float">
            <text:p>6</text:p>
          </table:table-cell>
          <table:table-cell table:formula="of:=[.P476]=[.Q47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BIN([.A477];9)" office:value-type="string" office:string-value="111011011" calcext:value-type="string">
            <text:p>111011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77:.K477])" office:value-type="float" office:value="7" calcext:value-type="float">
            <text:p>7</text:p>
          </table:table-cell>
          <table:table-cell table:formula="of:=[.O477]+2*[.N477]+4*[.M477]+8*[.L477]" office:value-type="float" office:value="7" calcext:value-type="float">
            <text:p>7</text:p>
          </table:table-cell>
          <table:table-cell table:formula="of:=[.P477]=[.Q47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BIN([.A478];9)" office:value-type="string" office:string-value="111011100" calcext:value-type="string">
            <text:p>111011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8:.K478])" office:value-type="float" office:value="6" calcext:value-type="float">
            <text:p>6</text:p>
          </table:table-cell>
          <table:table-cell table:formula="of:=[.O478]+2*[.N478]+4*[.M478]+8*[.L478]" office:value-type="float" office:value="6" calcext:value-type="float">
            <text:p>6</text:p>
          </table:table-cell>
          <table:table-cell table:formula="of:=[.P478]=[.Q47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BIN([.A479];9)" office:value-type="string" office:string-value="111011101" calcext:value-type="string">
            <text:p>111011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79:.K479])" office:value-type="float" office:value="7" calcext:value-type="float">
            <text:p>7</text:p>
          </table:table-cell>
          <table:table-cell table:formula="of:=[.O479]+2*[.N479]+4*[.M479]+8*[.L479]" office:value-type="float" office:value="7" calcext:value-type="float">
            <text:p>7</text:p>
          </table:table-cell>
          <table:table-cell table:formula="of:=[.P479]=[.Q47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BIN([.A480];9)" office:value-type="string" office:string-value="111011110" calcext:value-type="string">
            <text:p>111011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80:.K480])" office:value-type="float" office:value="7" calcext:value-type="float">
            <text:p>7</text:p>
          </table:table-cell>
          <table:table-cell table:formula="of:=[.O480]+2*[.N480]+4*[.M480]+8*[.L480]" office:value-type="float" office:value="7" calcext:value-type="float">
            <text:p>7</text:p>
          </table:table-cell>
          <table:table-cell table:formula="of:=[.P480]=[.Q48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BIN([.A481];9)" office:value-type="string" office:string-value="111011111" calcext:value-type="string">
            <text:p>111011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81:.K481])" office:value-type="float" office:value="8" calcext:value-type="float">
            <text:p>8</text:p>
          </table:table-cell>
          <table:table-cell table:formula="of:=[.O481]+2*[.N481]+4*[.M481]+8*[.L481]" office:value-type="float" office:value="8" calcext:value-type="float">
            <text:p>8</text:p>
          </table:table-cell>
          <table:table-cell table:formula="of:=[.P481]=[.Q48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BIN([.A482];9)" office:value-type="string" office:string-value="111100000" calcext:value-type="string">
            <text:p>111100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82:.K482])" office:value-type="float" office:value="4" calcext:value-type="float">
            <text:p>4</text:p>
          </table:table-cell>
          <table:table-cell table:formula="of:=[.O482]+2*[.N482]+4*[.M482]+8*[.L482]" office:value-type="float" office:value="4" calcext:value-type="float">
            <text:p>4</text:p>
          </table:table-cell>
          <table:table-cell table:formula="of:=[.P482]=[.Q48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BIN([.A483];9)" office:value-type="string" office:string-value="111100001" calcext:value-type="string">
            <text:p>1111000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83:.K483])" office:value-type="float" office:value="5" calcext:value-type="float">
            <text:p>5</text:p>
          </table:table-cell>
          <table:table-cell table:formula="of:=[.O483]+2*[.N483]+4*[.M483]+8*[.L483]" office:value-type="float" office:value="5" calcext:value-type="float">
            <text:p>5</text:p>
          </table:table-cell>
          <table:table-cell table:formula="of:=[.P483]=[.Q48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BIN([.A484];9)" office:value-type="string" office:string-value="111100010" calcext:value-type="string">
            <text:p>1111000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84:.K484])" office:value-type="float" office:value="5" calcext:value-type="float">
            <text:p>5</text:p>
          </table:table-cell>
          <table:table-cell table:formula="of:=[.O484]+2*[.N484]+4*[.M484]+8*[.L484]" office:value-type="float" office:value="5" calcext:value-type="float">
            <text:p>5</text:p>
          </table:table-cell>
          <table:table-cell table:formula="of:=[.P484]=[.Q48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BIN([.A485];9)" office:value-type="string" office:string-value="111100011" calcext:value-type="string">
            <text:p>111100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85:.K485])" office:value-type="float" office:value="6" calcext:value-type="float">
            <text:p>6</text:p>
          </table:table-cell>
          <table:table-cell table:formula="of:=[.O485]+2*[.N485]+4*[.M485]+8*[.L485]" office:value-type="float" office:value="6" calcext:value-type="float">
            <text:p>6</text:p>
          </table:table-cell>
          <table:table-cell table:formula="of:=[.P485]=[.Q48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BIN([.A486];9)" office:value-type="string" office:string-value="111100100" calcext:value-type="string">
            <text:p>111100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86:.K486])" office:value-type="float" office:value="5" calcext:value-type="float">
            <text:p>5</text:p>
          </table:table-cell>
          <table:table-cell table:formula="of:=[.O486]+2*[.N486]+4*[.M486]+8*[.L486]" office:value-type="float" office:value="5" calcext:value-type="float">
            <text:p>5</text:p>
          </table:table-cell>
          <table:table-cell table:formula="of:=[.P486]=[.Q48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BIN([.A487];9)" office:value-type="string" office:string-value="111100101" calcext:value-type="string">
            <text:p>1111001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87:.K487])" office:value-type="float" office:value="6" calcext:value-type="float">
            <text:p>6</text:p>
          </table:table-cell>
          <table:table-cell table:formula="of:=[.O487]+2*[.N487]+4*[.M487]+8*[.L487]" office:value-type="float" office:value="6" calcext:value-type="float">
            <text:p>6</text:p>
          </table:table-cell>
          <table:table-cell table:formula="of:=[.P487]=[.Q48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BIN([.A488];9)" office:value-type="string" office:string-value="111100110" calcext:value-type="string">
            <text:p>1111001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88:.K488])" office:value-type="float" office:value="6" calcext:value-type="float">
            <text:p>6</text:p>
          </table:table-cell>
          <table:table-cell table:formula="of:=[.O488]+2*[.N488]+4*[.M488]+8*[.L488]" office:value-type="float" office:value="6" calcext:value-type="float">
            <text:p>6</text:p>
          </table:table-cell>
          <table:table-cell table:formula="of:=[.P488]=[.Q48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BIN([.A489];9)" office:value-type="string" office:string-value="111100111" calcext:value-type="string">
            <text:p>1111001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89:.K489])" office:value-type="float" office:value="7" calcext:value-type="float">
            <text:p>7</text:p>
          </table:table-cell>
          <table:table-cell table:formula="of:=[.O489]+2*[.N489]+4*[.M489]+8*[.L489]" office:value-type="float" office:value="7" calcext:value-type="float">
            <text:p>7</text:p>
          </table:table-cell>
          <table:table-cell table:formula="of:=[.P489]=[.Q48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BIN([.A490];9)" office:value-type="string" office:string-value="111101000" calcext:value-type="string">
            <text:p>11110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90:.K490])" office:value-type="float" office:value="5" calcext:value-type="float">
            <text:p>5</text:p>
          </table:table-cell>
          <table:table-cell table:formula="of:=[.O490]+2*[.N490]+4*[.M490]+8*[.L490]" office:value-type="float" office:value="5" calcext:value-type="float">
            <text:p>5</text:p>
          </table:table-cell>
          <table:table-cell table:formula="of:=[.P490]=[.Q49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BIN([.A491];9)" office:value-type="string" office:string-value="111101001" calcext:value-type="string">
            <text:p>1111010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91:.K491])" office:value-type="float" office:value="6" calcext:value-type="float">
            <text:p>6</text:p>
          </table:table-cell>
          <table:table-cell table:formula="of:=[.O491]+2*[.N491]+4*[.M491]+8*[.L491]" office:value-type="float" office:value="6" calcext:value-type="float">
            <text:p>6</text:p>
          </table:table-cell>
          <table:table-cell table:formula="of:=[.P491]=[.Q49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BIN([.A492];9)" office:value-type="string" office:string-value="111101010" calcext:value-type="string">
            <text:p>1111010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92:.K492])" office:value-type="float" office:value="6" calcext:value-type="float">
            <text:p>6</text:p>
          </table:table-cell>
          <table:table-cell table:formula="of:=[.O492]+2*[.N492]+4*[.M492]+8*[.L492]" office:value-type="float" office:value="6" calcext:value-type="float">
            <text:p>6</text:p>
          </table:table-cell>
          <table:table-cell table:formula="of:=[.P492]=[.Q49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BIN([.A493];9)" office:value-type="string" office:string-value="111101011" calcext:value-type="string">
            <text:p>1111010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93:.K493])" office:value-type="float" office:value="7" calcext:value-type="float">
            <text:p>7</text:p>
          </table:table-cell>
          <table:table-cell table:formula="of:=[.O493]+2*[.N493]+4*[.M493]+8*[.L493]" office:value-type="float" office:value="7" calcext:value-type="float">
            <text:p>7</text:p>
          </table:table-cell>
          <table:table-cell table:formula="of:=[.P493]=[.Q49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BIN([.A494];9)" office:value-type="string" office:string-value="111101100" calcext:value-type="string">
            <text:p>111101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94:.K494])" office:value-type="float" office:value="6" calcext:value-type="float">
            <text:p>6</text:p>
          </table:table-cell>
          <table:table-cell table:formula="of:=[.O494]+2*[.N494]+4*[.M494]+8*[.L494]" office:value-type="float" office:value="6" calcext:value-type="float">
            <text:p>6</text:p>
          </table:table-cell>
          <table:table-cell table:formula="of:=[.P494]=[.Q49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BIN([.A495];9)" office:value-type="string" office:string-value="111101101" calcext:value-type="string">
            <text:p>111101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95:.K495])" office:value-type="float" office:value="7" calcext:value-type="float">
            <text:p>7</text:p>
          </table:table-cell>
          <table:table-cell table:formula="of:=[.O495]+2*[.N495]+4*[.M495]+8*[.L495]" office:value-type="float" office:value="7" calcext:value-type="float">
            <text:p>7</text:p>
          </table:table-cell>
          <table:table-cell table:formula="of:=[.P495]=[.Q49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BIN([.A496];9)" office:value-type="string" office:string-value="111101110" calcext:value-type="string">
            <text:p>1111011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496:.K496])" office:value-type="float" office:value="7" calcext:value-type="float">
            <text:p>7</text:p>
          </table:table-cell>
          <table:table-cell table:formula="of:=[.O496]+2*[.N496]+4*[.M496]+8*[.L496]" office:value-type="float" office:value="7" calcext:value-type="float">
            <text:p>7</text:p>
          </table:table-cell>
          <table:table-cell table:formula="of:=[.P496]=[.Q49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BIN([.A497];9)" office:value-type="string" office:string-value="111101111" calcext:value-type="string">
            <text:p>1111011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97:.K497])" office:value-type="float" office:value="8" calcext:value-type="float">
            <text:p>8</text:p>
          </table:table-cell>
          <table:table-cell table:formula="of:=[.O497]+2*[.N497]+4*[.M497]+8*[.L497]" office:value-type="float" office:value="8" calcext:value-type="float">
            <text:p>8</text:p>
          </table:table-cell>
          <table:table-cell table:formula="of:=[.P497]=[.Q49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BIN([.A498];9)" office:value-type="string" office:string-value="111110000" calcext:value-type="string">
            <text:p>1111100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98:.K498])" office:value-type="float" office:value="5" calcext:value-type="float">
            <text:p>5</text:p>
          </table:table-cell>
          <table:table-cell table:formula="of:=[.O498]+2*[.N498]+4*[.M498]+8*[.L498]" office:value-type="float" office:value="5" calcext:value-type="float">
            <text:p>5</text:p>
          </table:table-cell>
          <table:table-cell table:formula="of:=[.P498]=[.Q49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BIN([.A499];9)" office:value-type="string" office:string-value="111110001" calcext:value-type="string">
            <text:p>1111100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99:.K499])" office:value-type="float" office:value="6" calcext:value-type="float">
            <text:p>6</text:p>
          </table:table-cell>
          <table:table-cell table:formula="of:=[.O499]+2*[.N499]+4*[.M499]+8*[.L499]" office:value-type="float" office:value="6" calcext:value-type="float">
            <text:p>6</text:p>
          </table:table-cell>
          <table:table-cell table:formula="of:=[.P499]=[.Q49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BIN([.A500];9)" office:value-type="string" office:string-value="111110010" calcext:value-type="string">
            <text:p>1111100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0:.K500])" office:value-type="float" office:value="6" calcext:value-type="float">
            <text:p>6</text:p>
          </table:table-cell>
          <table:table-cell table:formula="of:=[.O500]+2*[.N500]+4*[.M500]+8*[.L500]" office:value-type="float" office:value="6" calcext:value-type="float">
            <text:p>6</text:p>
          </table:table-cell>
          <table:table-cell table:formula="of:=[.P500]=[.Q50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BIN([.A501];9)" office:value-type="string" office:string-value="111110011" calcext:value-type="string">
            <text:p>1111100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01:.K501])" office:value-type="float" office:value="7" calcext:value-type="float">
            <text:p>7</text:p>
          </table:table-cell>
          <table:table-cell table:formula="of:=[.O501]+2*[.N501]+4*[.M501]+8*[.L501]" office:value-type="float" office:value="7" calcext:value-type="float">
            <text:p>7</text:p>
          </table:table-cell>
          <table:table-cell table:formula="of:=[.P501]=[.Q50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BIN([.A502];9)" office:value-type="string" office:string-value="111110100" calcext:value-type="string">
            <text:p>1111101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2:.K502])" office:value-type="float" office:value="6" calcext:value-type="float">
            <text:p>6</text:p>
          </table:table-cell>
          <table:table-cell table:formula="of:=[.O502]+2*[.N502]+4*[.M502]+8*[.L502]" office:value-type="float" office:value="6" calcext:value-type="float">
            <text:p>6</text:p>
          </table:table-cell>
          <table:table-cell table:formula="of:=[.P502]=[.Q50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BIN([.A503];9)" office:value-type="string" office:string-value="111110101" calcext:value-type="string">
            <text:p>1111101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03:.K503])" office:value-type="float" office:value="7" calcext:value-type="float">
            <text:p>7</text:p>
          </table:table-cell>
          <table:table-cell table:formula="of:=[.O503]+2*[.N503]+4*[.M503]+8*[.L503]" office:value-type="float" office:value="7" calcext:value-type="float">
            <text:p>7</text:p>
          </table:table-cell>
          <table:table-cell table:formula="of:=[.P503]=[.Q503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BIN([.A504];9)" office:value-type="string" office:string-value="111110110" calcext:value-type="string">
            <text:p>1111101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04:.K504])" office:value-type="float" office:value="7" calcext:value-type="float">
            <text:p>7</text:p>
          </table:table-cell>
          <table:table-cell table:formula="of:=[.O504]+2*[.N504]+4*[.M504]+8*[.L504]" office:value-type="float" office:value="7" calcext:value-type="float">
            <text:p>7</text:p>
          </table:table-cell>
          <table:table-cell table:formula="of:=[.P504]=[.Q504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BIN([.A505];9)" office:value-type="string" office:string-value="111110111" calcext:value-type="string">
            <text:p>1111101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05:.K505])" office:value-type="float" office:value="8" calcext:value-type="float">
            <text:p>8</text:p>
          </table:table-cell>
          <table:table-cell table:formula="of:=[.O505]+2*[.N505]+4*[.M505]+8*[.L505]" office:value-type="float" office:value="8" calcext:value-type="float">
            <text:p>8</text:p>
          </table:table-cell>
          <table:table-cell table:formula="of:=[.P505]=[.Q505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BIN([.A506];9)" office:value-type="string" office:string-value="111111000" calcext:value-type="string">
            <text:p>1111110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6:.K506])" office:value-type="float" office:value="6" calcext:value-type="float">
            <text:p>6</text:p>
          </table:table-cell>
          <table:table-cell table:formula="of:=[.O506]+2*[.N506]+4*[.M506]+8*[.L506]" office:value-type="float" office:value="6" calcext:value-type="float">
            <text:p>6</text:p>
          </table:table-cell>
          <table:table-cell table:formula="of:=[.P506]=[.Q506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BIN([.A507];9)" office:value-type="string" office:string-value="111111001" calcext:value-type="string">
            <text:p>111111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07:.K507])" office:value-type="float" office:value="7" calcext:value-type="float">
            <text:p>7</text:p>
          </table:table-cell>
          <table:table-cell table:formula="of:=[.O507]+2*[.N507]+4*[.M507]+8*[.L507]" office:value-type="float" office:value="7" calcext:value-type="float">
            <text:p>7</text:p>
          </table:table-cell>
          <table:table-cell table:formula="of:=[.P507]=[.Q507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BIN([.A508];9)" office:value-type="string" office:string-value="111111010" calcext:value-type="string">
            <text:p>1111110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08:.K508])" office:value-type="float" office:value="7" calcext:value-type="float">
            <text:p>7</text:p>
          </table:table-cell>
          <table:table-cell table:formula="of:=[.O508]+2*[.N508]+4*[.M508]+8*[.L508]" office:value-type="float" office:value="7" calcext:value-type="float">
            <text:p>7</text:p>
          </table:table-cell>
          <table:table-cell table:formula="of:=[.P508]=[.Q508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BIN([.A509];9)" office:value-type="string" office:string-value="111111011" calcext:value-type="string">
            <text:p>11111101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09:.K509])" office:value-type="float" office:value="8" calcext:value-type="float">
            <text:p>8</text:p>
          </table:table-cell>
          <table:table-cell table:formula="of:=[.O509]+2*[.N509]+4*[.M509]+8*[.L509]" office:value-type="float" office:value="8" calcext:value-type="float">
            <text:p>8</text:p>
          </table:table-cell>
          <table:table-cell table:formula="of:=[.P509]=[.Q509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BIN([.A510];9)" office:value-type="string" office:string-value="111111100" calcext:value-type="string">
            <text:p>11111110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10:.K510])" office:value-type="float" office:value="7" calcext:value-type="float">
            <text:p>7</text:p>
          </table:table-cell>
          <table:table-cell table:formula="of:=[.O510]+2*[.N510]+4*[.M510]+8*[.L510]" office:value-type="float" office:value="7" calcext:value-type="float">
            <text:p>7</text:p>
          </table:table-cell>
          <table:table-cell table:formula="of:=[.P510]=[.Q510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BIN([.A511];9)" office:value-type="string" office:string-value="111111101" calcext:value-type="string">
            <text:p>1111111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11:.K511])" office:value-type="float" office:value="8" calcext:value-type="float">
            <text:p>8</text:p>
          </table:table-cell>
          <table:table-cell table:formula="of:=[.O511]+2*[.N511]+4*[.M511]+8*[.L511]" office:value-type="float" office:value="8" calcext:value-type="float">
            <text:p>8</text:p>
          </table:table-cell>
          <table:table-cell table:formula="of:=[.P511]=[.Q511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BIN([.A512];9)" office:value-type="string" office:string-value="111111110" calcext:value-type="string">
            <text:p>11111111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12:.K512])" office:value-type="float" office:value="8" calcext:value-type="float">
            <text:p>8</text:p>
          </table:table-cell>
          <table:table-cell table:formula="of:=[.O512]+2*[.N512]+4*[.M512]+8*[.L512]" office:value-type="float" office:value="8" calcext:value-type="float">
            <text:p>8</text:p>
          </table:table-cell>
          <table:table-cell table:formula="of:=[.P512]=[.Q512]" office:value-type="boolean" office:boolean-value="true" calcext:value-type="boolean">
            <text:p>WAH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BIN([.A513];9)" office:value-type="string" office:string-value="111111111" calcext:value-type="string">
            <text:p>11111111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13:.K513])" office:value-type="float" office:value="9" calcext:value-type="float">
            <text:p>9</text:p>
          </table:table-cell>
          <table:table-cell table:formula="of:=[.O513]+2*[.N513]+4*[.M513]+8*[.L513]" office:value-type="float" office:value="9" calcext:value-type="float">
            <text:p>9</text:p>
          </table:table-cell>
          <table:table-cell table:formula="of:=[.P513]=[.Q513]" office:value-type="boolean" office:boolean-value="true" calcext:value-type="boolean">
            <text:p>WAH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2:42:33.915000000</meta:creation-date>
    <dc:date>2022-04-29T12:58:27.629000000</dc:date>
    <meta:editing-duration>PT5M33S</meta:editing-duration>
    <meta:editing-cycles>1</meta:editing-cycles>
    <meta:document-statistic meta:table-count="1" meta:cell-count="9236" meta:object-count="0"/>
    <meta:generator>LibreOffice/7.3.1.3$Windows_X86_64 LibreOffice_project/a69ca51ded25f3eefd52d7bf9a5fad8c90b87951</meta:generator>
  </office:meta>
</office:document-meta>
</file>